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83.2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115.99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77.41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421.71pt"/>
    </style:style>
    <style:style style:name="co17" style:family="table-column">
      <style:table-column-properties fo:break-before="auto" style:column-width="121.41pt"/>
    </style:style>
    <style:style style:name="co18" style:family="table-column">
      <style:table-column-properties fo:break-before="auto" style:column-width="104.46pt"/>
    </style:style>
    <style:style style:name="co19" style:family="table-column">
      <style:table-column-properties fo:break-before="auto" style:column-width="173.14pt"/>
    </style:style>
    <style:style style:name="co20" style:family="table-column">
      <style:table-column-properties fo:break-before="auto" style:column-width="156.16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81.39pt"/>
    </style:style>
    <style:style style:name="co23" style:family="table-column">
      <style:table-column-properties fo:break-before="auto" style:column-width="49.41pt"/>
    </style:style>
    <style:style style:name="co24" style:family="table-column">
      <style:table-column-properties fo:break-before="auto" style:column-width="34.7pt"/>
    </style:style>
    <style:style style:name="co25" style:family="table-column">
      <style:table-column-properties fo:break-before="auto" style:column-width="186.8pt"/>
    </style:style>
    <style:style style:name="co26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none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0"/>
    <style:style style:name="ce2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3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9" style:family="table-cell" style:parent-style-name="Pivot_20_Table_20_Value">
      <style:table-cell-properties fo:border-bottom="none" fo:border-left="0.99pt solid #000000" fo:border-right="none" fo:border-top="none"/>
    </style:style>
    <style:style style:name="ce4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>
      <style:table-cell-properties fo:border-bottom="none" fo:border-left="none" fo:border-right="none" fo:border-top="0.99pt solid #000000"/>
    </style:style>
    <style:style style:name="ce42" style:family="table-cell" style:parent-style-name="Pivot_20_Table_20_Value">
      <style:table-cell-properties fo:border-bottom="none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exp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ddnl_loss_term</text:p>
          </table:table-cell>
          <table:table-cell office:value-type="string" calcext:value-type="string">
            <text:p>confname</text:p>
          </table:table-cell>
          <table:table-cell office:value-type="string" calcext:value-type="string">
            <text:p>distance_threshold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gitrev</text:p>
          </table:table-cell>
          <table:table-cell office:value-type="string" calcext:value-type="string">
            <text:p>goal_noise</text:p>
          </table:table-cell>
          <table:table-cell office:value-type="string" calcext:value-type="string">
            <text:p>intermediate_sampling</text:p>
          </table:table-cell>
          <table:table-cell office:value-type="string" calcext:value-type="string">
            <text:p>loss_term</text:p>
          </table:table-cell>
          <table:table-cell office:value-type="string" calcext:value-type="string">
            <text:p>loss_term_weights</text:p>
          </table:table-cell>
          <table:table-cell office:value-type="string" calcext:value-type="string">
            <text:p>loss_term_weights_json</text:p>
          </table:table-cell>
          <table:table-cell office:value-type="string" calcext:value-type="string">
            <text:p>n_cycles</text:p>
          </table:table-cell>
          <table:table-cell office:value-type="string" calcext:value-type="string">
            <text:p>num_cpu</text:p>
          </table:table-cell>
          <table:table-cell table:style-name="Default" office:value-type="string" calcext:value-type="string">
            <text:p>recompute_rewards</text:p>
          </table:table-cell>
          <table:table-cell office:value-type="string" calcext:value-type="string">
            <text:p>replay_strategy</text:p>
          </table:table-cell>
          <table:table-cell office:value-type="string" calcext:value-type="string">
            <text:p>reward_typ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epoch_test/success_rate</text:p>
          </table:table-cell>
          <table:table-cell office:value-type="string" calcext:value-type="string">
            <text:p>epoch_test/ag_g_dist</text:p>
          </table:table-cell>
          <table:table-cell office:value-type="string" calcext:value-type="string">
            <text:p>reward_computes_test/success_rate</text:p>
          </table:table-cell>
          <table:table-cell office:value-type="string" calcext:value-type="string">
            <text:p>reward_computes_test/ag_g_dist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5400beff-FetchReach-v1-fwrl-future</text:p>
          </table:table-cell>
          <table:table-cell office:value-type="float" office:value="0.00314625850340136" calcext:value-type="float">
            <text:p>0.0031462585</text:p>
          </table:table-cell>
          <table:table-cell office:value-type="float" office:value="0.000885722948979592" calcext:value-type="float">
            <text:p>0.0008857229</text:p>
          </table:table-cell>
          <table:table-cell office:value-type="float" office:value="0.00314625850340136" calcext:value-type="float">
            <text:p>0.0031462585</text:p>
          </table:table-cell>
          <table:table-cell office:value-type="float" office:value="0.000885722948979592" calcext:value-type="float">
            <text:p>0.000885722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6, 0.2, 0.2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814a3d24-FetchSlide-v1-fwrl-future</text:p>
          </table:table-cell>
          <table:table-cell office:value-type="float" office:value="0.0235544217687075" calcext:value-type="float">
            <text:p>0.0235544218</text:p>
          </table:table-cell>
          <table:table-cell office:value-type="float" office:value="0.00999208744897959" calcext:value-type="float">
            <text:p>0.0099920874</text:p>
          </table:table-cell>
          <table:table-cell office:value-type="float" office:value="0.0235544217687075" calcext:value-type="float">
            <text:p>0.0235544218</text:p>
          </table:table-cell>
          <table:table-cell office:value-type="float" office:value="0.00999208744897959" calcext:value-type="float">
            <text:p>0.009992087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4, 0.3, 0.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923e5525-FetchSlide-v1-fwrl-future</text:p>
          </table:table-cell>
          <table:table-cell office:value-type="float" office:value="0.0273809523809524" calcext:value-type="float">
            <text:p>0.0273809524</text:p>
          </table:table-cell>
          <table:table-cell office:value-type="float" office:value="0.00993474897959184" calcext:value-type="float">
            <text:p>0.009934749</text:p>
          </table:table-cell>
          <table:table-cell office:value-type="float" office:value="0.0273809523809524" calcext:value-type="float">
            <text:p>0.0273809524</text:p>
          </table:table-cell>
          <table:table-cell office:value-type="float" office:value="0.00993474897959184" calcext:value-type="float">
            <text:p>0.00993474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8, 0.1, 0.1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26d68c1-FetchSlide-v1-fwrl-future</text:p>
          </table:table-cell>
          <table:table-cell office:value-type="float" office:value="0.0287414965986395" calcext:value-type="float">
            <text:p>0.0287414966</text:p>
          </table:table-cell>
          <table:table-cell office:value-type="float" office:value="0.00943345653061225" calcext:value-type="float">
            <text:p>0.0094334565</text:p>
          </table:table-cell>
          <table:table-cell office:value-type="float" office:value="0.0287414965986395" calcext:value-type="float">
            <text:p>0.0287414966</text:p>
          </table:table-cell>
          <table:table-cell office:value-type="float" office:value="0.00943345653061225" calcext:value-type="float">
            <text:p>0.009433456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8ae64a7-FetchReach-v1-ddpg-future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.00118780325510204" calcext:value-type="float">
            <text:p>0.0011878033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.00118780325510204" calcext:value-type="float">
            <text:p>0.001187803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c7daced-FetchSlide-v1-fwrl-future</text:p>
          </table:table-cell>
          <table:table-cell office:value-type="float" office:value="0.0238945578231292" calcext:value-type="float">
            <text:p>0.0238945578</text:p>
          </table:table-cell>
          <table:table-cell office:value-type="float" office:value="0.0094130537755102" calcext:value-type="float">
            <text:p>0.0094130538</text:p>
          </table:table-cell>
          <table:table-cell office:value-type="float" office:value="0.0238945578231293" calcext:value-type="float">
            <text:p>0.0238945578</text:p>
          </table:table-cell>
          <table:table-cell office:value-type="float" office:value="0.0094130537755102" calcext:value-type="float">
            <text:p>0.009413053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PR-v1-dqst</text:p>
          </table:table-cell>
          <table:table-cell office:value-type="float" office:value="0.0272403685092127" calcext:value-type="float">
            <text:p>0.0272403685</text:p>
          </table:table-cell>
          <table:table-cell office:value-type="float" office:value="0.0111108425628141" calcext:value-type="float">
            <text:p>0.0111108426</text:p>
          </table:table-cell>
          <table:table-cell office:value-type="float" office:value="0.0272403685092127" calcext:value-type="float">
            <text:p>0.0272403685</text:p>
          </table:table-cell>
          <table:table-cell office:value-type="float" office:value="0.0111108425628141" calcext:value-type="float">
            <text:p>0.011110842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ddpg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6" calcext:value-type="float">
            <text:p>0.0075220481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7" calcext:value-type="float">
            <text:p>0.007522048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dqst</text:p>
          </table:table-cell>
          <table:table-cell office:value-type="float" office:value="0.0326005025125628" calcext:value-type="float">
            <text:p>0.0326005025</text:p>
          </table:table-cell>
          <table:table-cell office:value-type="float" office:value="0.00776753351758794" calcext:value-type="float">
            <text:p>0.0077675335</text:p>
          </table:table-cell>
          <table:table-cell office:value-type="float" office:value="0.0326005025125628" calcext:value-type="float">
            <text:p>0.0326005025</text:p>
          </table:table-cell>
          <table:table-cell office:value-type="float" office:value="0.00776753351758794" calcext:value-type="float">
            <text:p>0.007767533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fwrl</text:p>
          </table:table-cell>
          <table:table-cell office:value-type="float" office:value="0.0320561139028476" calcext:value-type="float">
            <text:p>0.0320561139</text:p>
          </table:table-cell>
          <table:table-cell office:value-type="float" office:value="0.00925319668341709" calcext:value-type="float">
            <text:p>0.0092531967</text:p>
          </table:table-cell>
          <table:table-cell office:value-type="float" office:value="0.0320561139028475" calcext:value-type="float">
            <text:p>0.0320561139</text:p>
          </table:table-cell>
          <table:table-cell office:value-type="float" office:value="0.00925319668341709" calcext:value-type="float">
            <text:p>0.009253196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35137931035" calcext:value-type="float">
            <text:p>0.0043123514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35137931035" calcext:value-type="float">
            <text:p>0.004312351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dqst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75817177586207" calcext:value-type="float">
            <text:p>0.00375817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75817177586207" calcext:value-type="float">
            <text:p>0.003758171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fwrl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34175862069" calcext:value-type="float">
            <text:p>0.004313417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34175862069" calcext:value-type="float">
            <text:p>0.00431341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-v1-ddpg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76843225862069" calcext:value-type="float">
            <text:p>0.0037684323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76843225862069" calcext:value-type="float">
            <text:p>0.00376843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-v1-dqst</text:p>
          </table:table-cell>
          <table:table-cell office:value-type="float" office:value="0.0244252873563219" calcext:value-type="float">
            <text:p>0.0244252874</text:p>
          </table:table-cell>
          <table:table-cell office:value-type="float" office:value="0.00406897937931035" calcext:value-type="float">
            <text:p>0.0040689794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406897937931035" calcext:value-type="float">
            <text:p>0.004068979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PR-v1-dqst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Sparse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Sparse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-v1-ddpg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-v1-dqst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5a453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a453d-FetchReach-v1-noop-future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5a453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a453d-FetchReach-v1-noop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ickAndPlacePR-v1-dqst</text:p>
          </table:table-cell>
          <table:table-cell office:value-type="float" office:value="0.0212102177554439" calcext:value-type="float">
            <text:p>0.0212102178</text:p>
          </table:table-cell>
          <table:table-cell office:value-type="float" office:value="0.00296378489949749" calcext:value-type="float">
            <text:p>0.0029637849</text:p>
          </table:table-cell>
          <table:table-cell office:value-type="float" office:value="0.0212102177554439" calcext:value-type="float">
            <text:p>0.0212102178</text:p>
          </table:table-cell>
          <table:table-cell office:value-type="float" office:value="0.00296378489949749" calcext:value-type="float">
            <text:p>0.002963784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ickAndPlace-v1-dqst</text:p>
          </table:table-cell>
          <table:table-cell office:value-type="float" office:value="0.0191077441077441" calcext:value-type="float">
            <text:p>0.0191077441</text:p>
          </table:table-cell>
          <table:table-cell office:value-type="float" office:value="0.00373632764646465" calcext:value-type="float">
            <text:p>0.0037363276</text:p>
          </table:table-cell>
          <table:table-cell office:value-type="float" office:value="0.0191077441077441" calcext:value-type="float">
            <text:p>0.0191077441</text:p>
          </table:table-cell>
          <table:table-cell office:value-type="float" office:value="0.00373632764646465" calcext:value-type="float">
            <text:p>0.00373632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ushPR-v1-dqst</text:p>
          </table:table-cell>
          <table:table-cell office:value-type="float" office:value="0.0138047138047138" calcext:value-type="float">
            <text:p>0.0138047138</text:p>
          </table:table-cell>
          <table:table-cell office:value-type="float" office:value="0.00208122063636364" calcext:value-type="float">
            <text:p>0.0020812206</text:p>
          </table:table-cell>
          <table:table-cell office:value-type="float" office:value="0.0138047138047138" calcext:value-type="float">
            <text:p>0.0138047138</text:p>
          </table:table-cell>
          <table:table-cell office:value-type="float" office:value="0.00208122063636364" calcext:value-type="float">
            <text:p>0.00208122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ReachPR-v1-dqst</text:p>
          </table:table-cell>
          <table:table-cell office:value-type="float" office:value="0.0173821548821549" calcext:value-type="float">
            <text:p>0.0173821549</text:p>
          </table:table-cell>
          <table:table-cell office:value-type="float" office:value="0.00286410855555556" calcext:value-type="float">
            <text:p>0.0028641086</text:p>
          </table:table-cell>
          <table:table-cell office:value-type="float" office:value="0.0173821548821549" calcext:value-type="float">
            <text:p>0.0173821549</text:p>
          </table:table-cell>
          <table:table-cell office:value-type="float" office:value="0.00286410855555556" calcext:value-type="float">
            <text:p>0.002864108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229d9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d9f9-FetchSlideCSL-v1-dqst-future-her_fwrl_path_reward-FetchSlideCSL-v1-dqst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.00868849315789474" calcext:value-type="float">
            <text:p>0.0086884932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.00868849315789474" calcext:value-type="float">
            <text:p>0.008688493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229d9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d9f9-FetchSlideCSL-v1-qlst-future-her_fwrl_path_reward-FetchSlideCSL-v1-qlst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.0137511992857143" calcext:value-type="float">
            <text:p>0.0137511993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.0137511992857143" calcext:value-type="float">
            <text:p>0.013751199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12e102c1-FetchReachPR-v1-ddpg-future-her_fwrl_path_reward</text:p>
          </table:table-cell>
          <table:table-cell office:value-type="float" office:value="0.00964912280701754" calcext:value-type="float">
            <text:p>0.0096491228</text:p>
          </table:table-cell>
          <table:table-cell office:value-type="float" office:value="0.00195445005263158" calcext:value-type="float">
            <text:p>0.0019544501</text:p>
          </table:table-cell>
          <table:table-cell office:value-type="float" office:value="0.00964912280701754" calcext:value-type="float">
            <text:p>0.0096491228</text:p>
          </table:table-cell>
          <table:table-cell office:value-type="float" office:value="0.00195445005263158" calcext:value-type="float">
            <text:p>0.001954450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1.0, 0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168e2a4b-FetchPush-v1-qlst-future-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.00276869231632653" calcext:value-type="float">
            <text:p>0.0027686923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.00276869231632653" calcext:value-type="float">
            <text:p>0.00276869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32101067-FetchReach-v1-qlst-future-her_fwrl_path_reward</text:p>
          </table:table-cell>
          <table:table-cell office:value-type="float" office:value="0.0232456140350877" calcext:value-type="float">
            <text:p>0.023245614</text:p>
          </table:table-cell>
          <table:table-cell office:value-type="float" office:value="0.00261016097368421" calcext:value-type="float">
            <text:p>0.002610161</text:p>
          </table:table-cell>
          <table:table-cell office:value-type="float" office:value="0.0232456140350877" calcext:value-type="float">
            <text:p>0.023245614</text:p>
          </table:table-cell>
          <table:table-cell office:value-type="float" office:value="0.00261016097368421" calcext:value-type="float">
            <text:p>0.00261016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6cb985a2-FetchReach-v1-ddpg-future-her_fwrl_path_reward</text:p>
          </table:table-cell>
          <table:table-cell office:value-type="float" office:value="0.0129385964912281" calcext:value-type="float">
            <text:p>0.0129385965</text:p>
          </table:table-cell>
          <table:table-cell office:value-type="float" office:value="0.00246636581578947" calcext:value-type="float">
            <text:p>0.0024663658</text:p>
          </table:table-cell>
          <table:table-cell office:value-type="float" office:value="0.0129385964912281" calcext:value-type="float">
            <text:p>0.0129385965</text:p>
          </table:table-cell>
          <table:table-cell office:value-type="float" office:value="0.00246636581578947" calcext:value-type="float">
            <text:p>0.002466365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92a7f6a9-FetchReach-v1-dqst-future-her_fwrl_path_reward</text:p>
          </table:table-cell>
          <table:table-cell office:value-type="float" office:value="0.00833333333333333" calcext:value-type="float">
            <text:p>0.0083333333</text:p>
          </table:table-cell>
          <table:table-cell office:value-type="float" office:value="0.00234329344736842" calcext:value-type="float">
            <text:p>0.0023432934</text:p>
          </table:table-cell>
          <table:table-cell office:value-type="float" office:value="0.00833333333333332" calcext:value-type="float">
            <text:p>0.0083333333</text:p>
          </table:table-cell>
          <table:table-cell office:value-type="float" office:value="0.00234329344736842" calcext:value-type="float">
            <text:p>0.002343293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9997fe56-FetchReach-v1-fwrl-future-her_fwrl_path_reward</text:p>
          </table:table-cell>
          <table:table-cell office:value-type="float" office:value="0.0081140350877193" calcext:value-type="float">
            <text:p>0.0081140351</text:p>
          </table:table-cell>
          <table:table-cell office:value-type="float" office:value="0.00166815123684211" calcext:value-type="float">
            <text:p>0.0016681512</text:p>
          </table:table-cell>
          <table:table-cell office:value-type="float" office:value="0.00811403508771929" calcext:value-type="float">
            <text:p>0.0081140351</text:p>
          </table:table-cell>
          <table:table-cell office:value-type="float" office:value="0.00166815123684211" calcext:value-type="float">
            <text:p>0.001668151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aa0be514-FetchReachPR-v1-qlst-future-her_fwrl_path_reward</text:p>
          </table:table-cell>
          <table:table-cell office:value-type="float" office:value="0.0302631578947368" calcext:value-type="float">
            <text:p>0.0302631579</text:p>
          </table:table-cell>
          <table:table-cell office:value-type="float" office:value="0.00329346428947368" calcext:value-type="float">
            <text:p>0.0032934643</text:p>
          </table:table-cell>
          <table:table-cell office:value-type="float" office:value="0.0302631578947368" calcext:value-type="float">
            <text:p>0.0302631579</text:p>
          </table:table-cell>
          <table:table-cell office:value-type="float" office:value="0.00329346428947368" calcext:value-type="float">
            <text:p>0.003293464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ce781a70-FetchReachPR-v1-fwrl-future-her_fwrl_path_reward</text:p>
          </table:table-cell>
          <table:table-cell office:value-type="float" office:value="0.00921052631578947" calcext:value-type="float">
            <text:p>0.0092105263</text:p>
          </table:table-cell>
          <table:table-cell office:value-type="float" office:value="0.00157369713157895" calcext:value-type="float">
            <text:p>0.0015736971</text:p>
          </table:table-cell>
          <table:table-cell office:value-type="float" office:value="0.00921052631578947" calcext:value-type="float">
            <text:p>0.0092105263</text:p>
          </table:table-cell>
          <table:table-cell office:value-type="float" office:value="0.00157369713157895" calcext:value-type="float">
            <text:p>0.001573697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e5f0dd20-FetchPush-v1-fwrl-future-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.00233352446938775" calcext:value-type="float">
            <text:p>0.0023335245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.00233352446938775" calcext:value-type="float">
            <text:p>0.002333524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0.0, 1.0, 1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edd13b01-FetchPush-v1-qlst-future-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.002678111" calcext:value-type="float">
            <text:p>0.002678111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.002678111" calcext:value-type="float">
            <text:p>0.00267811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fcf42138-FetchReachPR-v1-dqst-future-her_fwrl_path_reward</text:p>
          </table:table-cell>
          <table:table-cell office:value-type="float" office:value="0.0359649122807018" calcext:value-type="float">
            <text:p>0.0359649123</text:p>
          </table:table-cell>
          <table:table-cell office:value-type="float" office:value="0.00386693884210526" calcext:value-type="float">
            <text:p>0.0038669388</text:p>
          </table:table-cell>
          <table:table-cell office:value-type="float" office:value="0.0359649122807018" calcext:value-type="float">
            <text:p>0.0359649123</text:p>
          </table:table-cell>
          <table:table-cell office:value-type="float" office:value="0.00386693884210526" calcext:value-type="float">
            <text:p>0.003866938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55f1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55f161-1250eef3-FetchPush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38fc2e0e-FetchPickAndPlace-v1-qlst-future</text:p>
          </table:table-cell>
          <table:table-cell office:value-type="float" office:value="0.0193877551020408" calcext:value-type="float">
            <text:p>0.0193877551</text:p>
          </table:table-cell>
          <table:table-cell office:value-type="float" office:value="0.00477880473469388" calcext:value-type="float">
            <text:p>0.0047788047</text:p>
          </table:table-cell>
          <table:table-cell office:value-type="float" office:value="0.0193877551020408" calcext:value-type="float">
            <text:p>0.0193877551</text:p>
          </table:table-cell>
          <table:table-cell office:value-type="float" office:value="0.00477880473469388" calcext:value-type="float">
            <text:p>0.004778804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b8c40fb7-FetchPickAndPlace-v1-dqst-future</text:p>
          </table:table-cell>
          <table:table-cell office:value-type="float" office:value="0.0188775510204082" calcext:value-type="float">
            <text:p>0.018877551</text:p>
          </table:table-cell>
          <table:table-cell office:value-type="float" office:value="0.00496046644897959" calcext:value-type="float">
            <text:p>0.0049604664</text:p>
          </table:table-cell>
          <table:table-cell office:value-type="float" office:value="0.0188775510204082" calcext:value-type="float">
            <text:p>0.018877551</text:p>
          </table:table-cell>
          <table:table-cell office:value-type="float" office:value="0.00496046644897959" calcext:value-type="float">
            <text:p>0.004960466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FetchPickAndPlace-v1-ddpg-future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FetchPickAndPlace-v1-fwrl-future</text:p>
          </table:table-cell>
          <table:table-cell office:value-type="float" office:value="0.0228741496598639" calcext:value-type="float">
            <text:p>0.0228741497</text:p>
          </table:table-cell>
          <table:table-cell office:value-type="float" office:value="0.00532567253061225" calcext:value-type="float">
            <text:p>0.0053256725</text:p>
          </table:table-cell>
          <table:table-cell office:value-type="float" office:value="0.0228741496598639" calcext:value-type="float">
            <text:p>0.0228741497</text:p>
          </table:table-cell>
          <table:table-cell office:value-type="float" office:value="0.00532567253061225" calcext:value-type="float">
            <text:p>0.005325672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dpg-future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" calcext:value-type="float">
            <text:p>0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qst-future</text:p>
          </table:table-cell>
          <table:table-cell office:value-type="float" office:value="0.0153061224489796" calcext:value-type="float">
            <text:p>0.0153061224</text:p>
          </table:table-cell>
          <table:table-cell office:value-type="float" office:value="0" calcext:value-type="float">
            <text:p>0</text:p>
          </table:table-cell>
          <table:table-cell office:value-type="float" office:value="0.0153061224489796" calcext:value-type="float">
            <text:p>0.015306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qte-future</text:p>
          </table:table-cell>
          <table:table-cell office:value-type="float" office:value="0.0112268518518519" calcext:value-type="float">
            <text:p>0.0112268519</text:p>
          </table:table-cell>
          <table:table-cell office:value-type="float" office:value="0" calcext:value-type="float">
            <text:p>0</text:p>
          </table:table-cell>
          <table:table-cell office:value-type="float" office:value="0.0112268518518519" calcext:value-type="float">
            <text:p>0.011226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fwrl-future</text:p>
          </table:table-cell>
          <table:table-cell office:value-type="float" office:value="0.0152210884353742" calcext:value-type="float">
            <text:p>0.0152210884</text:p>
          </table:table-cell>
          <table:table-cell office:value-type="float" office:value="0" calcext:value-type="float">
            <text:p>0</text:p>
          </table:table-cell>
          <table:table-cell office:value-type="float" office:value="0.0152210884353741" calcext:value-type="float">
            <text:p>0.015221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dpg-future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" calcext:value-type="float">
            <text:p>0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qst-future</text:p>
          </table:table-cell>
          <table:table-cell office:value-type="float" office:value="0.00255102040816327" calcext:value-type="float">
            <text:p>0.0025510204</text:p>
          </table:table-cell>
          <table:table-cell office:value-type="float" office:value="0" calcext:value-type="float">
            <text:p>0</text:p>
          </table:table-cell>
          <table:table-cell office:value-type="float" office:value="0.00255102040816327" calcext:value-type="float">
            <text:p>0.002551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qte-future</text:p>
          </table:table-cell>
          <table:table-cell office:value-type="float" office:value="0.0124149659863946" calcext:value-type="float">
            <text:p>0.012414966</text:p>
          </table:table-cell>
          <table:table-cell office:value-type="float" office:value="0" calcext:value-type="float">
            <text:p>0</text:p>
          </table:table-cell>
          <table:table-cell office:value-type="float" office:value="0.0124149659863946" calcext:value-type="float">
            <text:p>0.012414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qlst-future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s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qste-future</text:p>
          </table:table-cell>
          <table:table-cell office:value-type="float" office:value="0.00935374149659864" calcext:value-type="float">
            <text:p>0.0093537415</text:p>
          </table:table-cell>
          <table:table-cell office:value-type="float" office:value="0" calcext:value-type="float">
            <text:p>0</text:p>
          </table:table-cell>
          <table:table-cell office:value-type="float" office:value="0.00935374149659864" calcext:value-type="float">
            <text:p>0.0093537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ddpg-future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dqst-future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  <table:table-cell office:value-type="float" office:value="0.0212585034013606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Slide-v1-dqte-future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" calcext:value-type="float">
            <text:p>0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fwrl-future</text:p>
          </table:table-cell>
          <table:table-cell office:value-type="float" office:value="0.0252551020408163" calcext:value-type="float">
            <text:p>0.025255102</text:p>
          </table:table-cell>
          <table:table-cell office:value-type="float" office:value="0.00824335857142857" calcext:value-type="float">
            <text:p>0.0082433586</text:p>
          </table:table-cell>
          <table:table-cell office:value-type="float" office:value="0.0252551020408163" calcext:value-type="float">
            <text:p>0.025255102</text:p>
          </table:table-cell>
          <table:table-cell office:value-type="float" office:value="0.00824335857142857" calcext:value-type="float">
            <text:p>0.008243358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qlst-future</text:p>
          </table:table-cell>
          <table:table-cell office:value-type="float" office:value="0.0275510204081633" calcext:value-type="float">
            <text:p>0.0275510204</text:p>
          </table:table-cell>
          <table:table-cell office:value-type="float" office:value="0.0119615575510204" calcext:value-type="float">
            <text:p>0.0119615576</text:p>
          </table:table-cell>
          <table:table-cell office:value-type="float" office:value="0.0275510204081633" calcext:value-type="float">
            <text:p>0.0275510204</text:p>
          </table:table-cell>
          <table:table-cell office:value-type="float" office:value="0.0119615575510204" calcext:value-type="float">
            <text:p>0.01196155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s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Slide-v1-qste-future</text:p>
          </table:table-cell>
          <table:table-cell office:value-type="float" office:value="0.000850340136054422" calcext:value-type="float">
            <text:p>0.0008503401</text:p>
          </table:table-cell>
          <table:table-cell office:value-type="float" office:value="0" calcext:value-type="float">
            <text:p>0</text:p>
          </table:table-cell>
          <table:table-cell office:value-type="float" office:value="0.000850340136054422" calcext:value-type="float">
            <text:p>0.0008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dpg-future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" calcext:value-type="float">
            <text:p>0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dpg-none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" calcext:value-type="float">
            <text:p>0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qst-future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fwrl-future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" calcext:value-type="float">
            <text:p>0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fwrl-none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stfw-future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stfw-none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a9034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a90344-FetchReach-v1-stepfwrl-future</text:p>
          </table:table-cell>
          <table:table-cell office:value-type="float" office:value="0.00960884353741497" calcext:value-type="float">
            <text:p>0.0096088435</text:p>
          </table:table-cell>
          <table:table-cell office:value-type="float" office:value="0" calcext:value-type="float">
            <text:p>0</text:p>
          </table:table-cell>
          <table:table-cell office:value-type="float" office:value="0.00960884353741497" calcext:value-type="float">
            <text:p>0.0096088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c58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c58811-ae8e5da1-FetchPush-v1-qlst-future</text:p>
          </table:table-cell>
          <table:table-cell office:value-type="string" calcext:value-type="string">
            <text:p>nan</text:p>
          </table:table-cell>
          <table:table-cell office:value-type="float" office:value="53.9064969656341" calcext:value-type="float">
            <text:p>53.9064969656</text:p>
          </table:table-cell>
          <table:table-cell office:value-type="string" calcext:value-type="string">
            <text:p>nan</text:p>
          </table:table-cell>
          <table:table-cell office:value-type="float" office:value="53.9064969656341" calcext:value-type="float">
            <text:p>53.90649696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3d07a6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d07a6e-FetchReachPR-v1-ddpg-future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ddpg-future</text:p>
          </table:table-cell>
          <table:table-cell office:value-type="float" office:value="0.0222701149425287" calcext:value-type="float">
            <text:p>0.0222701149</text:p>
          </table:table-cell>
          <table:table-cell office:value-type="float" office:value="0" calcext:value-type="float">
            <text:p>0</text:p>
          </table:table-cell>
          <table:table-cell office:value-type="float" office:value="0.0222701149425287" calcext:value-type="float">
            <text:p>0.022270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dqst-future</text:p>
          </table:table-cell>
          <table:table-cell office:value-type="float" office:value="0.0220833333333333" calcext:value-type="float">
            <text:p>0.0220833333</text:p>
          </table:table-cell>
          <table:table-cell office:value-type="float" office:value="0" calcext:value-type="float">
            <text:p>0</text:p>
          </table:table-cell>
          <table:table-cell office:value-type="float" office:value="0.0220833333333333" calcext:value-type="float">
            <text:p>0.0220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fwrl-future</text:p>
          </table:table-cell>
          <table:table-cell office:value-type="float" office:value="0.0219827586206897" calcext:value-type="float">
            <text:p>0.0219827586</text:p>
          </table:table-cell>
          <table:table-cell office:value-type="float" office:value="0" calcext:value-type="float">
            <text:p>0</text:p>
          </table:table-cell>
          <table:table-cell office:value-type="float" office:value="0.0219827586206896" calcext:value-type="float">
            <text:p>0.021982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qlst-future</text:p>
          </table:table-cell>
          <table:table-cell office:value-type="float" office:value="0.0235632183908046" calcext:value-type="float">
            <text:p>0.0235632184</text:p>
          </table:table-cell>
          <table:table-cell office:value-type="float" office:value="0" calcext:value-type="float">
            <text:p>0</text:p>
          </table:table-cell>
          <table:table-cell office:value-type="float" office:value="0.0235632183908046" calcext:value-type="float">
            <text:p>0.023563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qlst-none</text:p>
          </table:table-cell>
          <table:table-cell office:value-type="float" office:value="0.0128401360544218" calcext:value-type="float">
            <text:p>0.0128401361</text:p>
          </table:table-cell>
          <table:table-cell office:value-type="float" office:value="0" calcext:value-type="float">
            <text:p>0</text:p>
          </table:table-cell>
          <table:table-cell office:value-type="float" office:value="0.0128401360544218" calcext:value-type="float">
            <text:p>0.012840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fw-future</text:p>
          </table:table-cell>
          <table:table-cell office:value-type="float" office:value="0.0140804597701149" calcext:value-type="float">
            <text:p>0.0140804598</text:p>
          </table:table-cell>
          <table:table-cell office:value-type="float" office:value="0" calcext:value-type="float">
            <text:p>0</text:p>
          </table:table-cell>
          <table:table-cell office:value-type="float" office:value="0.0140804597701149" calcext:value-type="float">
            <text:p>0.0140804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l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lo-future</text:p>
          </table:table-cell>
          <table:table-cell office:value-type="float" office:value="0.0120689655172414" calcext:value-type="float">
            <text:p>0.0120689655</text:p>
          </table:table-cell>
          <table:table-cell office:value-type="float" office:value="0" calcext:value-type="float">
            <text:p>0</text:p>
          </table:table-cell>
          <table:table-cell office:value-type="float" office:value="0.0120689655172414" calcext:value-type="float">
            <text:p>0.0120689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up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up-future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" calcext:value-type="float">
            <text:p>0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4223f3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223f32-FetchSlide-v1-stepfwrl-future</text:p>
          </table:table-cell>
          <table:table-cell office:value-type="float" office:value="0.00220588235294118" calcext:value-type="float">
            <text:p>0.0022058824</text:p>
          </table:table-cell>
          <table:table-cell office:value-type="float" office:value="0" calcext:value-type="float">
            <text:p>0</text:p>
          </table:table-cell>
          <table:table-cell office:value-type="float" office:value="0.00220588235294118" calcext:value-type="float">
            <text:p>0.0022058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4791c2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4791c2d-FetchReachPR-v1-fwrl-future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483d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3d132-her_fwrl_path_reward-FetchPushCSL-v1-dqst</text:p>
          </table:table-cell>
          <table:table-cell office:value-type="float" office:value="0.0120098039215686" calcext:value-type="float">
            <text:p>0.0120098039</text:p>
          </table:table-cell>
          <table:table-cell office:value-type="float" office:value="0.00489134823529412" calcext:value-type="float">
            <text:p>0.0048913482</text:p>
          </table:table-cell>
          <table:table-cell office:value-type="float" office:value="0.0120098039215686" calcext:value-type="float">
            <text:p>0.0120098039</text:p>
          </table:table-cell>
          <table:table-cell office:value-type="float" office:value="0.00489134823529412" calcext:value-type="float">
            <text:p>0.004891348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PR-v1-dqst</text:p>
          </table:table-cell>
          <table:table-cell office:value-type="float" office:value="0.019683908045977" calcext:value-type="float">
            <text:p>0.019683908</text:p>
          </table:table-cell>
          <table:table-cell office:value-type="float" office:value="0.00394316134482759" calcext:value-type="float">
            <text:p>0.0039431613</text:p>
          </table:table-cell>
          <table:table-cell office:value-type="float" office:value="0.019683908045977" calcext:value-type="float">
            <text:p>0.019683908</text:p>
          </table:table-cell>
          <table:table-cell office:value-type="float" office:value="0.00394316134482759" calcext:value-type="float">
            <text:p>0.003943161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-v1-ddpg</text:p>
          </table:table-cell>
          <table:table-cell office:value-type="float" office:value="0.021264367816092" calcext:value-type="float">
            <text:p>0.0212643678</text:p>
          </table:table-cell>
          <table:table-cell office:value-type="float" office:value="0.00373493827586207" calcext:value-type="float">
            <text:p>0.0037349383</text:p>
          </table:table-cell>
          <table:table-cell office:value-type="float" office:value="0.021264367816092" calcext:value-type="float">
            <text:p>0.0212643678</text:p>
          </table:table-cell>
          <table:table-cell office:value-type="float" office:value="0.00373493827586207" calcext:value-type="float">
            <text:p>0.003734938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-v1-dqst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76769772413793" calcext:value-type="float">
            <text:p>0.0037676977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76769772413793" calcext:value-type="float">
            <text:p>0.003767697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PR-v1-dqst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-v1-ddpg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-v1-dqst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PR-v1-dqst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ddpg</text:p>
          </table:table-cell>
          <table:table-cell office:value-type="float" office:value="0.0217592592592593" calcext:value-type="float">
            <text:p>0.0217592593</text:p>
          </table:table-cell>
          <table:table-cell office:value-type="float" office:value="0.00693453325252525" calcext:value-type="float">
            <text:p>0.0069345333</text:p>
          </table:table-cell>
          <table:table-cell office:value-type="float" office:value="0.0217592592592593" calcext:value-type="float">
            <text:p>0.0217592593</text:p>
          </table:table-cell>
          <table:table-cell office:value-type="float" office:value="0.00693453325252526" calcext:value-type="float">
            <text:p>0.006934533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dqst</text:p>
          </table:table-cell>
          <table:table-cell office:value-type="float" office:value="0.0207070707070707" calcext:value-type="float">
            <text:p>0.0207070707</text:p>
          </table:table-cell>
          <table:table-cell office:value-type="float" office:value="0.00323916660606061" calcext:value-type="float">
            <text:p>0.0032391666</text:p>
          </table:table-cell>
          <table:table-cell office:value-type="float" office:value="0.0207070707070707" calcext:value-type="float">
            <text:p>0.0207070707</text:p>
          </table:table-cell>
          <table:table-cell office:value-type="float" office:value="0.00323916660606061" calcext:value-type="float">
            <text:p>0.003239166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fwrl</text:p>
          </table:table-cell>
          <table:table-cell office:value-type="float" office:value="0.0232744107744108" calcext:value-type="float">
            <text:p>0.0232744108</text:p>
          </table:table-cell>
          <table:table-cell office:value-type="float" office:value="0.00595641311111111" calcext:value-type="float">
            <text:p>0.0059564131</text:p>
          </table:table-cell>
          <table:table-cell office:value-type="float" office:value="0.0232744107744108" calcext:value-type="float">
            <text:p>0.0232744108</text:p>
          </table:table-cell>
          <table:table-cell office:value-type="float" office:value="0.00595641311111111" calcext:value-type="float">
            <text:p>0.005956413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PR-v1-dqst</text:p>
          </table:table-cell>
          <table:table-cell office:value-type="float" office:value="0.0175847457627119" calcext:value-type="float">
            <text:p>0.0175847458</text:p>
          </table:table-cell>
          <table:table-cell office:value-type="float" office:value="0.00250314666949152" calcext:value-type="float">
            <text:p>0.0025031467</text:p>
          </table:table-cell>
          <table:table-cell office:value-type="float" office:value="0.0175847457627119" calcext:value-type="float">
            <text:p>0.0175847458</text:p>
          </table:table-cell>
          <table:table-cell office:value-type="float" office:value="0.00250314666949152" calcext:value-type="float">
            <text:p>0.002503146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ddpg</text:p>
          </table:table-cell>
          <table:table-cell office:value-type="float" office:value="0.0156073446327684" calcext:value-type="float">
            <text:p>0.0156073446</text:p>
          </table:table-cell>
          <table:table-cell office:value-type="float" office:value="0.00267502626271187" calcext:value-type="float">
            <text:p>0.0026750263</text:p>
          </table:table-cell>
          <table:table-cell office:value-type="float" office:value="0.0156073446327684" calcext:value-type="float">
            <text:p>0.0156073446</text:p>
          </table:table-cell>
          <table:table-cell office:value-type="float" office:value="0.00267502626271187" calcext:value-type="float">
            <text:p>0.002675026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dqst</text:p>
          </table:table-cell>
          <table:table-cell office:value-type="float" office:value="0.017090395480226" calcext:value-type="float">
            <text:p>0.0170903955</text:p>
          </table:table-cell>
          <table:table-cell office:value-type="float" office:value="0.002545303" calcext:value-type="float">
            <text:p>0.002545303</text:p>
          </table:table-cell>
          <table:table-cell office:value-type="float" office:value="0.017090395480226" calcext:value-type="float">
            <text:p>0.0170903955</text:p>
          </table:table-cell>
          <table:table-cell office:value-type="float" office:value="0.002545303" calcext:value-type="float">
            <text:p>0.00254530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fwrl</text:p>
          </table:table-cell>
          <table:table-cell office:value-type="float" office:value="0.0129943502824859" calcext:value-type="float">
            <text:p>0.0129943503</text:p>
          </table:table-cell>
          <table:table-cell office:value-type="float" office:value="0.00235489751694915" calcext:value-type="float">
            <text:p>0.0023548975</text:p>
          </table:table-cell>
          <table:table-cell office:value-type="float" office:value="0.0129943502824859" calcext:value-type="float">
            <text:p>0.0129943503</text:p>
          </table:table-cell>
          <table:table-cell office:value-type="float" office:value="0.00235489751694915" calcext:value-type="float">
            <text:p>0.002354897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PR-v1-dqst</text:p>
          </table:table-cell>
          <table:table-cell office:value-type="float" office:value="0.0187146892655367" calcext:value-type="float">
            <text:p>0.0187146893</text:p>
          </table:table-cell>
          <table:table-cell office:value-type="float" office:value="0.00316582077118644" calcext:value-type="float">
            <text:p>0.0031658208</text:p>
          </table:table-cell>
          <table:table-cell office:value-type="float" office:value="0.0187146892655367" calcext:value-type="float">
            <text:p>0.0187146893</text:p>
          </table:table-cell>
          <table:table-cell office:value-type="float" office:value="0.00316582077118644" calcext:value-type="float">
            <text:p>0.003165820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ddpg</text:p>
          </table:table-cell>
          <table:table-cell office:value-type="float" office:value="0.0174435028248588" calcext:value-type="float">
            <text:p>0.0174435028</text:p>
          </table:table-cell>
          <table:table-cell office:value-type="float" office:value="0.00282653044915254" calcext:value-type="float">
            <text:p>0.0028265304</text:p>
          </table:table-cell>
          <table:table-cell office:value-type="float" office:value="0.0174435028248588" calcext:value-type="float">
            <text:p>0.0174435028</text:p>
          </table:table-cell>
          <table:table-cell office:value-type="float" office:value="0.00282653044915254" calcext:value-type="float">
            <text:p>0.002826530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dqst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305965156779661" calcext:value-type="float">
            <text:p>0.0030596516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305965156779661" calcext:value-type="float">
            <text:p>0.003059651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fwrl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294290154237288" calcext:value-type="float">
            <text:p>0.0029429015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294290154237288" calcext:value-type="float">
            <text:p>0.002942901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PR-v1-dqst</text:p>
          </table:table-cell>
          <table:table-cell office:value-type="float" office:value="0.00707705192629816" calcext:value-type="float">
            <text:p>0.0070770519</text:p>
          </table:table-cell>
          <table:table-cell office:value-type="float" office:value="0.0106441033919598" calcext:value-type="float">
            <text:p>0.0106441034</text:p>
          </table:table-cell>
          <table:table-cell office:value-type="float" office:value="0.00707705192629816" calcext:value-type="float">
            <text:p>0.0070770519</text:p>
          </table:table-cell>
          <table:table-cell office:value-type="float" office:value="0.0106441033919598" calcext:value-type="float">
            <text:p>0.010644103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ddpg</text:p>
          </table:table-cell>
          <table:table-cell office:value-type="float" office:value="0.01214405360134" calcext:value-type="float">
            <text:p>0.0121440536</text:p>
          </table:table-cell>
          <table:table-cell office:value-type="float" office:value="0.0104504358040201" calcext:value-type="float">
            <text:p>0.0104504358</text:p>
          </table:table-cell>
          <table:table-cell office:value-type="float" office:value="0.01214405360134" calcext:value-type="float">
            <text:p>0.0121440536</text:p>
          </table:table-cell>
          <table:table-cell office:value-type="float" office:value="0.0104504358040201" calcext:value-type="float">
            <text:p>0.010450435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dqst</text:p>
          </table:table-cell>
          <table:table-cell office:value-type="float" office:value="0.0136934673366834" calcext:value-type="float">
            <text:p>0.0136934673</text:p>
          </table:table-cell>
          <table:table-cell office:value-type="float" office:value="0.0090792898241206" calcext:value-type="float">
            <text:p>0.0090792898</text:p>
          </table:table-cell>
          <table:table-cell office:value-type="float" office:value="0.0136934673366834" calcext:value-type="float">
            <text:p>0.0136934673</text:p>
          </table:table-cell>
          <table:table-cell office:value-type="float" office:value="0.00907928982412061" calcext:value-type="float">
            <text:p>0.009079289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fwrl</text:p>
          </table:table-cell>
          <table:table-cell office:value-type="float" office:value="0.0123534338358459" calcext:value-type="float">
            <text:p>0.0123534338</text:p>
          </table:table-cell>
          <table:table-cell office:value-type="float" office:value="0.0103295409798995" calcext:value-type="float">
            <text:p>0.010329541</text:p>
          </table:table-cell>
          <table:table-cell office:value-type="float" office:value="0.0123534338358459" calcext:value-type="float">
            <text:p>0.0123534338</text:p>
          </table:table-cell>
          <table:table-cell office:value-type="float" office:value="0.0103295409798995" calcext:value-type="float">
            <text:p>0.01032954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dqst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fwrl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PR-v1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ddpg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dqst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fwrl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PR-v1-dqst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-v1-ddpg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-v1-dqst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PR-v1-dqst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8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dqst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  <table:table-cell office:value-type="float" office:value="0.00125628140703517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fwrl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f1dc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6f1dc05-815634fc-FetchReach-v1-fwrl-future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2103691425" calcext:value-type="float">
            <text:p>0.0210369143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2103691425" calcext:value-type="float">
            <text:p>0.021036914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float" office:value="7247155" calcext:value-type="float">
            <text:p>724715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247155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0e31bedb-FetchPush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7ba91a16-FetchSlide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9b46047c-FetchReach-v1-fwrl-future</text:p>
          </table:table-cell>
          <table:table-cell office:value-type="float" office:value="0.0256944444444444" calcext:value-type="float">
            <text:p>0.0256944444</text:p>
          </table:table-cell>
          <table:table-cell office:value-type="float" office:value="0.00430107575" calcext:value-type="float">
            <text:p>0.0043010758</text:p>
          </table:table-cell>
          <table:table-cell office:value-type="float" office:value="0.0256944444444444" calcext:value-type="float">
            <text:p>0.0256944444</text:p>
          </table:table-cell>
          <table:table-cell office:value-type="float" office:value="0.00430107575" calcext:value-type="float">
            <text:p>0.004301075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PR-v1-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Sparse-v1-dqst</text:p>
          </table:table-cell>
          <table:table-cell office:value-type="float" office:value="0.0239406779661017" calcext:value-type="float">
            <text:p>0.023940678</text:p>
          </table:table-cell>
          <table:table-cell office:value-type="float" office:value="0.00809749720338983" calcext:value-type="float">
            <text:p>0.0080974972</text:p>
          </table:table-cell>
          <table:table-cell office:value-type="float" office:value="0.0239406779661017" calcext:value-type="float">
            <text:p>0.023940678</text:p>
          </table:table-cell>
          <table:table-cell office:value-type="float" office:value="0.00809749720338983" calcext:value-type="float">
            <text:p>0.008097497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Sparse-v1-qlst</text:p>
          </table:table-cell>
          <table:table-cell office:value-type="float" office:value="0.0286016949152542" calcext:value-type="float">
            <text:p>0.0286016949</text:p>
          </table:table-cell>
          <table:table-cell office:value-type="float" office:value="0.0149888522881356" calcext:value-type="float">
            <text:p>0.0149888523</text:p>
          </table:table-cell>
          <table:table-cell office:value-type="float" office:value="0.0286016949152543" calcext:value-type="float">
            <text:p>0.0286016949</text:p>
          </table:table-cell>
          <table:table-cell office:value-type="float" office:value="0.0149888522881356" calcext:value-type="float">
            <text:p>0.01498885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428f0560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49623929-FetchReachPR-v1-dqst-future-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ad37fd14-FetchReach-v1-fwrl-future-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119658266666667" calcext:value-type="float">
            <text:p>0.0119658267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119658266666667" calcext:value-type="float">
            <text:p>0.011965826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8fc67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c6729-her_fwrl_path_reward-FetchSlideCSL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5ab3f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5ab3f5-FetchPush-v1-fwrl-future</text:p>
          </table:table-cell>
          <table:table-cell office:value-type="float" office:value="0.0361111111111111" calcext:value-type="float">
            <text:p>0.0361111111</text:p>
          </table:table-cell>
          <table:table-cell office:value-type="float" office:value="0" calcext:value-type="float">
            <text:p>0</text:p>
          </table:table-cell>
          <table:table-cell office:value-type="float" office:value="0.0361111111111111" calcext:value-type="float">
            <text:p>0.0361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a0d62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a0d62d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e1324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e1324a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dpg-uniform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dpg-zero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qst-uniform</text:p>
          </table:table-cell>
          <table:table-cell office:value-type="float" office:value="0.0202586206896552" calcext:value-type="float">
            <text:p>0.0202586207</text:p>
          </table:table-cell>
          <table:table-cell office:value-type="float" office:value="0.00543317534482758" calcext:value-type="float">
            <text:p>0.0054331753</text:p>
          </table:table-cell>
          <table:table-cell office:value-type="float" office:value="0.0202586206896552" calcext:value-type="float">
            <text:p>0.0202586207</text:p>
          </table:table-cell>
          <table:table-cell office:value-type="float" office:value="0.00543317534482758" calcext:value-type="float">
            <text:p>0.005433175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dpg-uniform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09463062068966" calcext:value-type="float">
            <text:p>0.0040946306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09463062068965" calcext:value-type="float">
            <text:p>0.00409463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dpg-zero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12756513793103" calcext:value-type="float">
            <text:p>0.0041275651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12756513793103" calcext:value-type="float">
            <text:p>0.004127565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qst-uniform</text:p>
          </table:table-cell>
          <table:table-cell office:value-type="float" office:value="0.0247126436781609" calcext:value-type="float">
            <text:p>0.0247126437</text:p>
          </table:table-cell>
          <table:table-cell office:value-type="float" office:value="0.00422722110344827" calcext:value-type="float">
            <text:p>0.0042272211</text:p>
          </table:table-cell>
          <table:table-cell office:value-type="float" office:value="0.0247126436781609" calcext:value-type="float">
            <text:p>0.0247126437</text:p>
          </table:table-cell>
          <table:table-cell office:value-type="float" office:value="0.00422722110344827" calcext:value-type="float">
            <text:p>0.004227221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qst-zero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380248639655173" calcext:value-type="float">
            <text:p>0.0038024864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380248639655172" calcext:value-type="float">
            <text:p>0.003802486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dpg-uniform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qst-uniform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5521588888889" calcext:value-type="float">
            <text:p>0.0075552159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5521588888889" calcext:value-type="float">
            <text:p>0.007555215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qst-zero</text:p>
          </table:table-cell>
          <table:table-cell office:value-type="float" office:value="0.0527777777777778" calcext:value-type="float">
            <text:p>0.0527777778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27777777777778" calcext:value-type="float">
            <text:p>0.0527777778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dpg-uniform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631403344444444" calcext:value-type="float">
            <text:p>0.0063140334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631403344444444" calcext:value-type="float">
            <text:p>0.006314033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dpg-zero</text:p>
          </table:table-cell>
          <table:table-cell office:value-type="float" office:value="0.0273148148148148" calcext:value-type="float">
            <text:p>0.0273148148</text:p>
          </table:table-cell>
          <table:table-cell office:value-type="float" office:value="0.00477511244444445" calcext:value-type="float">
            <text:p>0.0047751124</text:p>
          </table:table-cell>
          <table:table-cell office:value-type="float" office:value="0.0273148148148148" calcext:value-type="float">
            <text:p>0.0273148148</text:p>
          </table:table-cell>
          <table:table-cell office:value-type="float" office:value="0.00477511244444445" calcext:value-type="float">
            <text:p>0.004775112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qst-uniform</text:p>
          </table:table-cell>
          <table:table-cell office:value-type="float" office:value="0.0305555555555555" calcext:value-type="float">
            <text:p>0.0305555556</text:p>
          </table:table-cell>
          <table:table-cell office:value-type="float" office:value="0.00665220538888889" calcext:value-type="float">
            <text:p>0.0066522054</text:p>
          </table:table-cell>
          <table:table-cell office:value-type="float" office:value="0.0305555555555555" calcext:value-type="float">
            <text:p>0.0305555556</text:p>
          </table:table-cell>
          <table:table-cell office:value-type="float" office:value="0.00665220538888889" calcext:value-type="float">
            <text:p>0.006652205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qst-zero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Pus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ddpg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fwrl-none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b27312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27312c-path_reward-FetchSlidePR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dq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fwrl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34482759" calcext:value-type="float">
            <text:p>0.0043122553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34482759" calcext:value-type="float">
            <text:p>0.004312255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ql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37931035" calcext:value-type="float">
            <text:p>0.004312256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37931035" calcext:value-type="float">
            <text:p>0.004312256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dqst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fwrl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331413793104" calcext:value-type="float">
            <text:p>0.0043133141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331413793104" calcext:value-type="float">
            <text:p>0.004313314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qlst</text:p>
          </table:table-cell>
          <table:table-cell office:value-type="float" office:value="0.0209770114942529" calcext:value-type="float">
            <text:p>0.0209770115</text:p>
          </table:table-cell>
          <table:table-cell office:value-type="float" office:value="0.00413770755172414" calcext:value-type="float">
            <text:p>0.0041377076</text:p>
          </table:table-cell>
          <table:table-cell office:value-type="float" office:value="0.0209770114942529" calcext:value-type="float">
            <text:p>0.0209770115</text:p>
          </table:table-cell>
          <table:table-cell office:value-type="float" office:value="0.00413770755172414" calcext:value-type="float">
            <text:p>0.00413770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ddpg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414789463793103" calcext:value-type="float">
            <text:p>0.0041478946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414789463793103" calcext:value-type="float">
            <text:p>0.004147894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dqst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fwrl</text:p>
          </table:table-cell>
          <table:table-cell office:value-type="float" office:value="0.0241379310344827" calcext:value-type="float">
            <text:p>0.024137931</text:p>
          </table:table-cell>
          <table:table-cell office:value-type="float" office:value="0.00433368512068966" calcext:value-type="float">
            <text:p>0.0043336851</text:p>
          </table:table-cell>
          <table:table-cell office:value-type="float" office:value="0.0241379310344827" calcext:value-type="float">
            <text:p>0.024137931</text:p>
          </table:table-cell>
          <table:table-cell office:value-type="float" office:value="0.00433368512068966" calcext:value-type="float">
            <text:p>0.004333685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qlst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95586568965517" calcext:value-type="float">
            <text:p>0.0039558657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95586568965517" calcext:value-type="float">
            <text:p>0.003955865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PR-v1-dqst</text:p>
          </table:table-cell>
          <table:table-cell office:value-type="float" office:value="0.0442211055276382" calcext:value-type="float">
            <text:p>0.0442211055</text:p>
          </table:table-cell>
          <table:table-cell office:value-type="float" office:value="0.00288805567336683" calcext:value-type="float">
            <text:p>0.0028880557</text:p>
          </table:table-cell>
          <table:table-cell office:value-type="float" office:value="0.0442211055276382" calcext:value-type="float">
            <text:p>0.0442211055</text:p>
          </table:table-cell>
          <table:table-cell office:value-type="float" office:value="0.00288805567336683" calcext:value-type="float">
            <text:p>0.002888055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-v1-ddpg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748233733333333" calcext:value-type="float">
            <text:p>0.0074823373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748233733333334" calcext:value-type="float">
            <text:p>0.007482337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-v1-qlst</text:p>
          </table:table-cell>
          <table:table-cell office:value-type="float" office:value="0.0389309764309764" calcext:value-type="float">
            <text:p>0.0389309764</text:p>
          </table:table-cell>
          <table:table-cell office:value-type="float" office:value="0.00343737247979798" calcext:value-type="float">
            <text:p>0.0034373725</text:p>
          </table:table-cell>
          <table:table-cell office:value-type="float" office:value="0.0389309764309764" calcext:value-type="float">
            <text:p>0.0389309764</text:p>
          </table:table-cell>
          <table:table-cell office:value-type="float" office:value="0.00343737247979798" calcext:value-type="float">
            <text:p>0.003437372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PR-v1-dqst</text:p>
          </table:table-cell>
          <table:table-cell office:value-type="float" office:value="0.0507154882154882" calcext:value-type="float">
            <text:p>0.0507154882</text:p>
          </table:table-cell>
          <table:table-cell office:value-type="float" office:value="0.00199803964646465" calcext:value-type="float">
            <text:p>0.0019980396</text:p>
          </table:table-cell>
          <table:table-cell office:value-type="float" office:value="0.0507154882154882" calcext:value-type="float">
            <text:p>0.0507154882</text:p>
          </table:table-cell>
          <table:table-cell office:value-type="float" office:value="0.00199803964646465" calcext:value-type="float">
            <text:p>0.001998039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-v1-ddpg</text:p>
          </table:table-cell>
          <table:table-cell office:value-type="float" office:value="0.0204802259887006" calcext:value-type="float">
            <text:p>0.020480226</text:p>
          </table:table-cell>
          <table:table-cell office:value-type="float" office:value="0.00265048389830508" calcext:value-type="float">
            <text:p>0.0026504839</text:p>
          </table:table-cell>
          <table:table-cell office:value-type="float" office:value="0.0204802259887006" calcext:value-type="float">
            <text:p>0.020480226</text:p>
          </table:table-cell>
          <table:table-cell office:value-type="float" office:value="0.00265048389830508" calcext:value-type="float">
            <text:p>0.002650483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-v1-qlst</text:p>
          </table:table-cell>
          <table:table-cell office:value-type="float" office:value="0.026271186440678" calcext:value-type="float">
            <text:p>0.0262711864</text:p>
          </table:table-cell>
          <table:table-cell office:value-type="float" office:value="0.00276349030508475" calcext:value-type="float">
            <text:p>0.0027634903</text:p>
          </table:table-cell>
          <table:table-cell office:value-type="float" office:value="0.026271186440678" calcext:value-type="float">
            <text:p>0.0262711864</text:p>
          </table:table-cell>
          <table:table-cell office:value-type="float" office:value="0.00276349030508475" calcext:value-type="float">
            <text:p>0.002763490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PR-v1-dqst</text:p>
          </table:table-cell>
          <table:table-cell office:value-type="float" office:value="0.107828282828283" calcext:value-type="float">
            <text:p>0.1078282828</text:p>
          </table:table-cell>
          <table:table-cell office:value-type="float" office:value="0.00286410855555556" calcext:value-type="float">
            <text:p>0.0028641086</text:p>
          </table:table-cell>
          <table:table-cell office:value-type="float" office:value="0.107828282828283" calcext:value-type="float">
            <text:p>0.1078282828</text:p>
          </table:table-cell>
          <table:table-cell office:value-type="float" office:value="0.00286410855555556" calcext:value-type="float">
            <text:p>0.002864108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-v1-ddpg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300674168644068" calcext:value-type="float">
            <text:p>0.0030067417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300674168644068" calcext:value-type="float">
            <text:p>0.003006741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-v1-qlst</text:p>
          </table:table-cell>
          <table:table-cell office:value-type="float" office:value="0.107485875706215" calcext:value-type="float">
            <text:p>0.1074858757</text:p>
          </table:table-cell>
          <table:table-cell office:value-type="float" office:value="0.00274495706779661" calcext:value-type="float">
            <text:p>0.0027449571</text:p>
          </table:table-cell>
          <table:table-cell office:value-type="float" office:value="0.107485875706215" calcext:value-type="float">
            <text:p>0.1074858757</text:p>
          </table:table-cell>
          <table:table-cell office:value-type="float" office:value="0.00274495706779661" calcext:value-type="float">
            <text:p>0.002744957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PR-v1-dqst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0961044065326633" calcext:value-type="float">
            <text:p>0.0096104407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0961044065326633" calcext:value-type="float">
            <text:p>0.009610440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-v1-ddpg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22082515075377" calcext:value-type="float">
            <text:p>0.0122082515</text:p>
          </table:table-cell>
          <table:table-cell office:value-type="float" office:value="0.0000837520938023449" calcext:value-type="float">
            <text:p>8.37520938023449E-05</text:p>
          </table:table-cell>
          <table:table-cell office:value-type="float" office:value="0.0122082515075377" calcext:value-type="float">
            <text:p>0.012208251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-v1-qlst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114712575125628" calcext:value-type="float">
            <text:p>0.0114712575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114712575125628" calcext:value-type="float">
            <text:p>0.011471257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bea355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a355d-path_reward-FetchPickAndPlaceSparse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fwrl-future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" calcext:value-type="float">
            <text:p>0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fwrl-none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noop-future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noop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stepfwrl-none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" calcext:value-type="float">
            <text:p>0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FetchSlideSparse-v1-ddpg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FetchSlideSparse-v1-fwrl</text:p>
          </table:table-cell>
          <table:table-cell office:value-type="float" office:value="0.0284757118927973" calcext:value-type="float">
            <text:p>0.0284757119</text:p>
          </table:table-cell>
          <table:table-cell office:value-type="float" office:value="0.00837823570351759" calcext:value-type="float">
            <text:p>0.0083782357</text:p>
          </table:table-cell>
          <table:table-cell office:value-type="float" office:value="0.0284757118927973" calcext:value-type="float">
            <text:p>0.0284757119</text:p>
          </table:table-cell>
          <table:table-cell office:value-type="float" office:value="0.00837823570351759" calcext:value-type="float">
            <text:p>0.008378235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ab96d6da-FetchPush-v1-qlst-future</text:p>
          </table:table-cell>
          <table:table-cell office:value-type="float" office:value="0.014625850340136" calcext:value-type="float">
            <text:p>0.0146258503</text:p>
          </table:table-cell>
          <table:table-cell office:value-type="float" office:value="0.00296509355102041" calcext:value-type="float">
            <text:p>0.0029650936</text:p>
          </table:table-cell>
          <table:table-cell office:value-type="float" office:value="0.014625850340136" calcext:value-type="float">
            <text:p>0.0146258503</text:p>
          </table:table-cell>
          <table:table-cell office:value-type="float" office:value="0.00296509355102041" calcext:value-type="float">
            <text:p>0.002965093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c9bfa98b-FetchPush-v1-fwrl-future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.00277042210204082" calcext:value-type="float">
            <text:p>0.0027704221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.00277042210204082" calcext:value-type="float">
            <text:p>0.002770422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e273a1bf-FetchPush-v1-qlst-future-loss_term_weigh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dqst</text:p>
          </table:table-cell>
          <table:table-cell office:value-type="float" office:value="0.0179020100502513" calcext:value-type="float">
            <text:p>0.0179020101</text:p>
          </table:table-cell>
          <table:table-cell office:value-type="float" office:value="0.00304307546482412" calcext:value-type="float">
            <text:p>0.0030430755</text:p>
          </table:table-cell>
          <table:table-cell office:value-type="float" office:value="0.0179020100502513" calcext:value-type="float">
            <text:p>0.0179020101</text:p>
          </table:table-cell>
          <table:table-cell office:value-type="float" office:value="0.00304307546482412" calcext:value-type="float">
            <text:p>0.003043075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fwrl</text:p>
          </table:table-cell>
          <table:table-cell office:value-type="float" office:value="0.00902777777777778" calcext:value-type="float">
            <text:p>0.0090277778</text:p>
          </table:table-cell>
          <table:table-cell office:value-type="float" office:value="0.00603438375" calcext:value-type="float">
            <text:p>0.0060343838</text:p>
          </table:table-cell>
          <table:table-cell office:value-type="float" office:value="0.00902777777777778" calcext:value-type="float">
            <text:p>0.0090277778</text:p>
          </table:table-cell>
          <table:table-cell office:value-type="float" office:value="0.00603438375" calcext:value-type="float">
            <text:p>0.006034383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ddpg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dqst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fwrl</text:p>
          </table:table-cell>
          <table:table-cell office:value-type="float" office:value="0.017725988700565" calcext:value-type="float">
            <text:p>0.0177259887</text:p>
          </table:table-cell>
          <table:table-cell office:value-type="float" office:value="0.00489322045762712" calcext:value-type="float">
            <text:p>0.0048932205</text:p>
          </table:table-cell>
          <table:table-cell office:value-type="float" office:value="0.017725988700565" calcext:value-type="float">
            <text:p>0.0177259887</text:p>
          </table:table-cell>
          <table:table-cell office:value-type="float" office:value="0.00489322045762712" calcext:value-type="float">
            <text:p>0.004893220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SlidePR-v1-ql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da35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35609-path_reward-FetchSlidePR-v1-fwrl</text:p>
          </table:table-cell>
          <table:table-cell office:value-type="float" office:value="0.00169491525423729" calcext:value-type="float">
            <text:p>0.0016949153</text:p>
          </table:table-cell>
          <table:table-cell office:value-type="float" office:value="0.00934025949152542" calcext:value-type="float">
            <text:p>0.0093402595</text:p>
          </table:table-cell>
          <table:table-cell office:value-type="float" office:value="0.00169491525423729" calcext:value-type="float">
            <text:p>0.0016949153</text:p>
          </table:table-cell>
          <table:table-cell office:value-type="float" office:value="0.00934025949152542" calcext:value-type="float">
            <text:p>0.009340259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6c870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6c870a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fwrl-future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fwrl-none</text:p>
          </table:table-cell>
          <table:table-cell office:value-type="float" office:value="0.0131802721088435" calcext:value-type="float">
            <text:p>0.0131802721</text:p>
          </table:table-cell>
          <table:table-cell office:value-type="float" office:value="0" calcext:value-type="float">
            <text:p>0</text:p>
          </table:table-cell>
          <table:table-cell office:value-type="float" office:value="0.0131802721088435" calcext:value-type="float">
            <text:p>0.013180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noop-future</text:p>
          </table:table-cell>
          <table:table-cell office:value-type="float" office:value="0.0154761904761905" calcext:value-type="float">
            <text:p>0.0154761905</text:p>
          </table:table-cell>
          <table:table-cell office:value-type="float" office:value="0" calcext:value-type="float">
            <text:p>0</text:p>
          </table:table-cell>
          <table:table-cell office:value-type="float" office:value="0.0154761904761905" calcext:value-type="float">
            <text:p>0.015476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noop-none</text:p>
          </table:table-cell>
          <table:table-cell office:value-type="float" office:value="0.0123873873873874" calcext:value-type="float">
            <text:p>0.0123873874</text:p>
          </table:table-cell>
          <table:table-cell office:value-type="float" office:value="0" calcext:value-type="float">
            <text:p>0</text:p>
          </table:table-cell>
          <table:table-cell office:value-type="float" office:value="0.0123873873873874" calcext:value-type="float">
            <text:p>0.0123873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stfw-future</text:p>
          </table:table-cell>
          <table:table-cell office:value-type="float" office:value="0.0156462585034014" calcext:value-type="float">
            <text:p>0.0156462585</text:p>
          </table:table-cell>
          <table:table-cell office:value-type="float" office:value="0" calcext:value-type="float">
            <text:p>0</text:p>
          </table:table-cell>
          <table:table-cell office:value-type="float" office:value="0.0156462585034014" calcext:value-type="float">
            <text:p>0.015646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stfw-none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eb459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45946-path_reward-FetchSlidePR-v1-dqst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</table:table-row>
        <table:table-row table:style-name="ro1">
          <table:table-cell office:value-type="string" calcext:value-type="string">
            <text:p>fwrl</text:p>
          </table:table-cell>
          <table:table-cell office:value-type="string" calcext:value-type="string">
            <text:p>FetchReach-v1-fwr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ebfc7d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fc7d6-FetchReach-v1-fwrl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ec8c4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8c4d1-3144e759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fwrl-none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herr-none</text:p>
          </table:table-cell>
          <table:table-cell office:value-type="float" office:value="0.0185483870967742" calcext:value-type="float">
            <text:p>0.0185483871</text:p>
          </table:table-cell>
          <table:table-cell office:value-type="float" office:value="0" calcext:value-type="float">
            <text:p>0</text:p>
          </table:table-cell>
          <table:table-cell office:value-type="float" office:value="0.0185483870967742" calcext:value-type="float">
            <text:p>0.0185483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noop-none</text:p>
          </table:table-cell>
          <table:table-cell office:value-type="float" office:value="0.0702380952380952" calcext:value-type="float">
            <text:p>0.0702380952</text:p>
          </table:table-cell>
          <table:table-cell office:value-type="float" office:value="0" calcext:value-type="float">
            <text:p>0</text:p>
          </table:table-cell>
          <table:table-cell office:value-type="float" office:value="0.0702380952380952" calcext:value-type="float">
            <text:p>0.070238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ddpg-none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fwrl-none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fw-none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l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lo-none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up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up-none</text:p>
          </table:table-cell>
          <table:table-cell office:value-type="float" office:value="0.0123299319727891" calcext:value-type="float">
            <text:p>0.012329932</text:p>
          </table:table-cell>
          <table:table-cell office:value-type="float" office:value="0" calcext:value-type="float">
            <text:p>0</text:p>
          </table:table-cell>
          <table:table-cell office:value-type="float" office:value="0.0123299319727891" calcext:value-type="float">
            <text:p>0.01232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3a3aaa28-HandReach-v0-ddpg-future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5ecfb92e-HandManipulateBlock-v0-fwrl-future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67117952040816" calcext:value-type="float">
            <text:p>0.0267117952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67117952040816" calcext:value-type="float">
            <text:p>0.026711795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70023ee0-HandReach-v0-dqst-future</text:p>
          </table:table-cell>
          <table:table-cell office:value-type="float" office:value="0.0308673469387755" calcext:value-type="float">
            <text:p>0.0308673469</text:p>
          </table:table-cell>
          <table:table-cell office:value-type="float" office:value="0.00262984420408163" calcext:value-type="float">
            <text:p>0.0026298442</text:p>
          </table:table-cell>
          <table:table-cell office:value-type="float" office:value="0.0308673469387755" calcext:value-type="float">
            <text:p>0.0308673469</text:p>
          </table:table-cell>
          <table:table-cell office:value-type="float" office:value="0.00262984420408163" calcext:value-type="float">
            <text:p>0.002629844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92450888-HandReach-v0-fwrl-future</text:p>
          </table:table-cell>
          <table:table-cell office:value-type="float" office:value="0.031547619047619" calcext:value-type="float">
            <text:p>0.031547619</text:p>
          </table:table-cell>
          <table:table-cell office:value-type="float" office:value="0.00302204636734694" calcext:value-type="float">
            <text:p>0.0030220464</text:p>
          </table:table-cell>
          <table:table-cell office:value-type="float" office:value="0.031547619047619" calcext:value-type="float">
            <text:p>0.031547619</text:p>
          </table:table-cell>
          <table:table-cell office:value-type="float" office:value="0.00302204636734694" calcext:value-type="float">
            <text:p>0.003022046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ac60e0fa-HandManipulateBlock-v0-ddpg-future</text:p>
          </table:table-cell>
          <table:table-cell office:value-type="float" office:value="0.00433673469387755" calcext:value-type="float">
            <text:p>0.0043367347</text:p>
          </table:table-cell>
          <table:table-cell office:value-type="float" office:value="0.0265414436734694" calcext:value-type="float">
            <text:p>0.0265414437</text:p>
          </table:table-cell>
          <table:table-cell office:value-type="float" office:value="0.00433673469387755" calcext:value-type="float">
            <text:p>0.0043367347</text:p>
          </table:table-cell>
          <table:table-cell office:value-type="float" office:value="0.0265414436734694" calcext:value-type="float">
            <text:p>0.026541443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e597afb4-HandReach-v0-qlst-future</text:p>
          </table:table-cell>
          <table:table-cell office:value-type="float" office:value="0.0316326530612245" calcext:value-type="float">
            <text:p>0.0316326531</text:p>
          </table:table-cell>
          <table:table-cell office:value-type="float" office:value="0.00232030014285714" calcext:value-type="float">
            <text:p>0.0023203001</text:p>
          </table:table-cell>
          <table:table-cell office:value-type="float" office:value="0.0316326530612245" calcext:value-type="float">
            <text:p>0.0316326531</text:p>
          </table:table-cell>
          <table:table-cell office:value-type="float" office:value="0.00232030014285714" calcext:value-type="float">
            <text:p>0.002320300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3a912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a91283-path_reward_low_thresh_noisy_normal-HandReachPR-v0-dqst</text:p>
          </table:table-cell>
          <table:table-cell office:value-type="float" office:value="0.033459595959596" calcext:value-type="float">
            <text:p>0.033459596</text:p>
          </table:table-cell>
          <table:table-cell office:value-type="float" office:value="0.0021667954040404" calcext:value-type="float">
            <text:p>0.0021667954</text:p>
          </table:table-cell>
          <table:table-cell office:value-type="float" office:value="0.033459595959596" calcext:value-type="float">
            <text:p>0.033459596</text:p>
          </table:table-cell>
          <table:table-cell office:value-type="float" office:value="0.0021667954040404" calcext:value-type="float">
            <text:p>0.002166795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PR-v0-dqst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dqst</text:p>
          </table:table-cell>
          <table:table-cell office:value-type="float" office:value="0.0164965986394558" calcext:value-type="float">
            <text:p>0.0164965986</text:p>
          </table:table-cell>
          <table:table-cell office:value-type="float" office:value="0.0273454120408163" calcext:value-type="float">
            <text:p>0.027345412</text:p>
          </table:table-cell>
          <table:table-cell office:value-type="float" office:value="0.0164965986394558" calcext:value-type="float">
            <text:p>0.0164965986</text:p>
          </table:table-cell>
          <table:table-cell office:value-type="float" office:value="0.0273454120408163" calcext:value-type="float">
            <text:p>0.02734541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fwrl</text:p>
          </table:table-cell>
          <table:table-cell office:value-type="float" office:value="0.0238095238095238" calcext:value-type="float">
            <text:p>0.0238095238</text:p>
          </table:table-cell>
          <table:table-cell office:value-type="float" office:value="0.0291240956122449" calcext:value-type="float">
            <text:p>0.0291240956</text:p>
          </table:table-cell>
          <table:table-cell office:value-type="float" office:value="0.0238095238095238" calcext:value-type="float">
            <text:p>0.0238095238</text:p>
          </table:table-cell>
          <table:table-cell office:value-type="float" office:value="0.0291240956122449" calcext:value-type="float">
            <text:p>0.02912409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PR-v0-dqst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77447015306122" calcext:value-type="float">
            <text:p>0.0277447015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77447015306122" calcext:value-type="float">
            <text:p>0.027744701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ddpg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dqst</text:p>
          </table:table-cell>
          <table:table-cell office:value-type="float" office:value="0.00875850340136055" calcext:value-type="float">
            <text:p>0.0087585034</text:p>
          </table:table-cell>
          <table:table-cell office:value-type="float" office:value="0.0248100918367347" calcext:value-type="float">
            <text:p>0.0248100918</text:p>
          </table:table-cell>
          <table:table-cell office:value-type="float" office:value="0.00875850340136055" calcext:value-type="float">
            <text:p>0.0087585034</text:p>
          </table:table-cell>
          <table:table-cell office:value-type="float" office:value="0.0248100918367347" calcext:value-type="float">
            <text:p>0.024810091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fwrl</text:p>
          </table:table-cell>
          <table:table-cell office:value-type="float" office:value="0.00986394557823129" calcext:value-type="float">
            <text:p>0.0098639456</text:p>
          </table:table-cell>
          <table:table-cell office:value-type="float" office:value="0.02450936" calcext:value-type="float">
            <text:p>0.02450936</text:p>
          </table:table-cell>
          <table:table-cell office:value-type="float" office:value="0.00986394557823129" calcext:value-type="float">
            <text:p>0.0098639456</text:p>
          </table:table-cell>
          <table:table-cell office:value-type="float" office:value="0.02450936" calcext:value-type="float">
            <text:p>0.0245093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dqst</text:p>
          </table:table-cell>
          <table:table-cell office:value-type="float" office:value="0.0185374149659864" calcext:value-type="float">
            <text:p>0.018537415</text:p>
          </table:table-cell>
          <table:table-cell office:value-type="float" office:value="0.0289552909183674" calcext:value-type="float">
            <text:p>0.0289552909</text:p>
          </table:table-cell>
          <table:table-cell office:value-type="float" office:value="0.0185374149659864" calcext:value-type="float">
            <text:p>0.018537415</text:p>
          </table:table-cell>
          <table:table-cell office:value-type="float" office:value="0.0289552909183674" calcext:value-type="float">
            <text:p>0.028955290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fwrl</text:p>
          </table:table-cell>
          <table:table-cell office:value-type="float" office:value="0.018452380952381" calcext:value-type="float">
            <text:p>0.018452381</text:p>
          </table:table-cell>
          <table:table-cell office:value-type="float" office:value="0.0263642148979592" calcext:value-type="float">
            <text:p>0.0263642149</text:p>
          </table:table-cell>
          <table:table-cell office:value-type="float" office:value="0.018452380952381" calcext:value-type="float">
            <text:p>0.018452381</text:p>
          </table:table-cell>
          <table:table-cell office:value-type="float" office:value="0.0263642148979592" calcext:value-type="float">
            <text:p>0.026364214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PR-v0-dqst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dqst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fwrl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PR-v0-dqst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dqst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fwrl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PR-v0-dqst</text:p>
          </table:table-cell>
          <table:table-cell office:value-type="float" office:value="0.0107993197278912" calcext:value-type="float">
            <text:p>0.0107993197</text:p>
          </table:table-cell>
          <table:table-cell office:value-type="float" office:value="0.0303669748979592" calcext:value-type="float">
            <text:p>0.0303669749</text:p>
          </table:table-cell>
          <table:table-cell office:value-type="float" office:value="0.0107993197278912" calcext:value-type="float">
            <text:p>0.0107993197</text:p>
          </table:table-cell>
          <table:table-cell office:value-type="float" office:value="0.0303669748979592" calcext:value-type="float">
            <text:p>0.030366974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-v0-ddpg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-v0-fwrl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PR-v0-dqst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dqst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  <table:table-cell office:value-type="float" office:value="0.0425847457627118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PR-v0-dqst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-v0-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-v0-qlst</text:p>
          </table:table-cell>
          <table:table-cell office:value-type="float" office:value="0.0288265306122449" calcext:value-type="float">
            <text:p>0.0288265306</text:p>
          </table:table-cell>
          <table:table-cell office:value-type="float" office:value="0.0297397483673469" calcext:value-type="float">
            <text:p>0.0297397484</text:p>
          </table:table-cell>
          <table:table-cell office:value-type="float" office:value="0.0288265306122449" calcext:value-type="float">
            <text:p>0.0288265306</text:p>
          </table:table-cell>
          <table:table-cell office:value-type="float" office:value="0.0297397483673469" calcext:value-type="float">
            <text:p>0.029739748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PR-v0-dqst</text:p>
          </table:table-cell>
          <table:table-cell office:value-type="float" office:value="0.000510204081632653" calcext:value-type="float">
            <text:p>0.0005102041</text:p>
          </table:table-cell>
          <table:table-cell office:value-type="float" office:value="0.0277447015306122" calcext:value-type="float">
            <text:p>0.0277447015</text:p>
          </table:table-cell>
          <table:table-cell office:value-type="float" office:value="0.000510204081632653" calcext:value-type="float">
            <text:p>0.0005102041</text:p>
          </table:table-cell>
          <table:table-cell office:value-type="float" office:value="0.0277447015306122" calcext:value-type="float">
            <text:p>0.027744701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-v0-ddpg</text:p>
          </table:table-cell>
          <table:table-cell office:value-type="float" office:value="0.000680272108843537" calcext:value-type="float">
            <text:p>0.0006802721</text:p>
          </table:table-cell>
          <table:table-cell office:value-type="float" office:value="0.0229567619387755" calcext:value-type="float">
            <text:p>0.0229567619</text:p>
          </table:table-cell>
          <table:table-cell office:value-type="float" office:value="0.000680272108843538" calcext:value-type="float">
            <text:p>0.0006802721</text:p>
          </table:table-cell>
          <table:table-cell office:value-type="float" office:value="0.0229567619387755" calcext:value-type="float">
            <text:p>0.022956761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-v0-qlst</text:p>
          </table:table-cell>
          <table:table-cell office:value-type="float" office:value="0.000340136054421769" calcext:value-type="float">
            <text:p>0.0003401361</text:p>
          </table:table-cell>
          <table:table-cell office:value-type="float" office:value="0.0234109308163265" calcext:value-type="float">
            <text:p>0.0234109308</text:p>
          </table:table-cell>
          <table:table-cell office:value-type="float" office:value="0.000340136054421769" calcext:value-type="float">
            <text:p>0.0003401361</text:p>
          </table:table-cell>
          <table:table-cell office:value-type="float" office:value="0.0234109308163265" calcext:value-type="float">
            <text:p>0.023410930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PR-v0-dqst</text:p>
          </table:table-cell>
          <table:table-cell office:value-type="float" office:value="0.00977891156462585" calcext:value-type="float">
            <text:p>0.0097789116</text:p>
          </table:table-cell>
          <table:table-cell office:value-type="float" office:value="0.0296186391836735" calcext:value-type="float">
            <text:p>0.0296186392</text:p>
          </table:table-cell>
          <table:table-cell office:value-type="float" office:value="0.00977891156462585" calcext:value-type="float">
            <text:p>0.0097789116</text:p>
          </table:table-cell>
          <table:table-cell office:value-type="float" office:value="0.0296186391836735" calcext:value-type="float">
            <text:p>0.029618639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-v0-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-v0-qlst</text:p>
          </table:table-cell>
          <table:table-cell office:value-type="float" office:value="0.0198979591836735" calcext:value-type="float">
            <text:p>0.0198979592</text:p>
          </table:table-cell>
          <table:table-cell office:value-type="float" office:value="0.0310353302040816" calcext:value-type="float">
            <text:p>0.0310353302</text:p>
          </table:table-cell>
          <table:table-cell office:value-type="float" office:value="0.0198979591836735" calcext:value-type="float">
            <text:p>0.0198979592</text:p>
          </table:table-cell>
          <table:table-cell office:value-type="float" office:value="0.0310353302040816" calcext:value-type="float">
            <text:p>0.031035330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PR-v0-dqst</text:p>
          </table:table-cell>
          <table:table-cell office:value-type="float" office:value="0" calcext:value-type="float">
            <text:p>0</text:p>
          </table:table-cell>
          <table:table-cell office:value-type="float" office:value="0.00227614033838384" calcext:value-type="float">
            <text:p>0.0022761403</text:p>
          </table:table-cell>
          <table:table-cell office:value-type="float" office:value="0" calcext:value-type="float">
            <text:p>0</text:p>
          </table:table-cell>
          <table:table-cell office:value-type="float" office:value="0.00227614033838384" calcext:value-type="float">
            <text:p>0.002276140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3278140677966" calcext:value-type="float">
            <text:p>0.0035327814</text:p>
          </table:table-cell>
          <table:table-cell office:value-type="float" office:value="0" calcext:value-type="float">
            <text:p>0</text:p>
          </table:table-cell>
          <table:table-cell office:value-type="float" office:value="0.00353278140677966" calcext:value-type="float">
            <text:p>0.003532781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-v0-qlst</text:p>
          </table:table-cell>
          <table:table-cell office:value-type="float" office:value="0" calcext:value-type="float">
            <text:p>0</text:p>
          </table:table-cell>
          <table:table-cell office:value-type="float" office:value="0.00325682345762712" calcext:value-type="float">
            <text:p>0.0032568235</text:p>
          </table:table-cell>
          <table:table-cell office:value-type="float" office:value="0" calcext:value-type="float">
            <text:p>0</text:p>
          </table:table-cell>
          <table:table-cell office:value-type="float" office:value="0.00325682345762712" calcext:value-type="float">
            <text:p>0.003256823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PR-v0-ddpg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PR-v0-dqst</text:p>
          </table:table-cell>
          <table:table-cell office:value-type="float" office:value="0.00672110552763819" calcext:value-type="float">
            <text:p>0.0067211055</text:p>
          </table:table-cell>
          <table:table-cell office:value-type="float" office:value="0.0224396031658291" calcext:value-type="float">
            <text:p>0.0224396032</text:p>
          </table:table-cell>
          <table:table-cell office:value-type="float" office:value="0.00672110552763819" calcext:value-type="float">
            <text:p>0.0067211055</text:p>
          </table:table-cell>
          <table:table-cell office:value-type="float" office:value="0.0224396031658291" calcext:value-type="float">
            <text:p>0.022439603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Sparse-v0-ddpg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Sparse-v0-dqst</text:p>
          </table:table-cell>
          <table:table-cell office:value-type="float" office:value="0.0107412060301508" calcext:value-type="float">
            <text:p>0.010741206</text:p>
          </table:table-cell>
          <table:table-cell office:value-type="float" office:value="0.022642142361809" calcext:value-type="float">
            <text:p>0.0226421424</text:p>
          </table:table-cell>
          <table:table-cell office:value-type="float" office:value="0.0107412060301508" calcext:value-type="float">
            <text:p>0.010741206</text:p>
          </table:table-cell>
          <table:table-cell office:value-type="float" office:value="0.022642142361809" calcext:value-type="float">
            <text:p>0.022642142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PR-v0-ddpg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PR-v0-dqst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Sparse-v0-ddpg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Sparse-v0-dqst</text:p>
          </table:table-cell>
          <table:table-cell office:value-type="float" office:value="0.0182579564489112" calcext:value-type="float">
            <text:p>0.0182579564</text:p>
          </table:table-cell>
          <table:table-cell office:value-type="float" office:value="0.0198413681407035" calcext:value-type="float">
            <text:p>0.0198413681</text:p>
          </table:table-cell>
          <table:table-cell office:value-type="float" office:value="0.0182579564489112" calcext:value-type="float">
            <text:p>0.0182579564</text:p>
          </table:table-cell>
          <table:table-cell office:value-type="float" office:value="0.0198413681407035" calcext:value-type="float">
            <text:p>0.019841368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ddpg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443924623116" calcext:value-type="float">
            <text:p>0.0166443925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443924623116" calcext:value-type="float">
            <text:p>0.016644392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dqst</text:p>
          </table:table-cell>
          <table:table-cell office:value-type="float" office:value="0.00732830820770519" calcext:value-type="float">
            <text:p>0.0073283082</text:p>
          </table:table-cell>
          <table:table-cell office:value-type="float" office:value="0.022570259798995" calcext:value-type="float">
            <text:p>0.0225702598</text:p>
          </table:table-cell>
          <table:table-cell office:value-type="float" office:value="0.00732830820770519" calcext:value-type="float">
            <text:p>0.0073283082</text:p>
          </table:table-cell>
          <table:table-cell office:value-type="float" office:value="0.022570259798995" calcext:value-type="float">
            <text:p>0.022570259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fwrl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818723115578" calcext:value-type="float">
            <text:p>0.0166818723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818723115578" calcext:value-type="float">
            <text:p>0.016681872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Sparse-v0-ddpg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6109094120603" calcext:value-type="float">
            <text:p>0.0261090941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6109094120603" calcext:value-type="float">
            <text:p>0.026109094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Sparse-v0-dqst</text:p>
          </table:table-cell>
          <table:table-cell office:value-type="float" office:value="0.019786432160804" calcext:value-type="float">
            <text:p>0.0197864322</text:p>
          </table:table-cell>
          <table:table-cell office:value-type="float" office:value="0.0247123159296482" calcext:value-type="float">
            <text:p>0.0247123159</text:p>
          </table:table-cell>
          <table:table-cell office:value-type="float" office:value="0.019786432160804" calcext:value-type="float">
            <text:p>0.0197864322</text:p>
          </table:table-cell>
          <table:table-cell office:value-type="float" office:value="0.0247123159296483" calcext:value-type="float">
            <text:p>0.024712315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544346224137931" calcext:value-type="float">
            <text:p>0.0054434622</text:p>
          </table:table-cell>
          <table:table-cell office:value-type="float" office:value="0" calcext:value-type="float">
            <text:p>0</text:p>
          </table:table-cell>
          <table:table-cell office:value-type="float" office:value="0.00544346224137931" calcext:value-type="float">
            <text:p>0.005443462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dqst</text:p>
          </table:table-cell>
          <table:table-cell office:value-type="float" office:value="0.0297413793103448" calcext:value-type="float">
            <text:p>0.0297413793</text:p>
          </table:table-cell>
          <table:table-cell office:value-type="float" office:value="0.00324094875862069" calcext:value-type="float">
            <text:p>0.0032409488</text:p>
          </table:table-cell>
          <table:table-cell office:value-type="float" office:value="0.0297413793103448" calcext:value-type="float">
            <text:p>0.0297413793</text:p>
          </table:table-cell>
          <table:table-cell office:value-type="float" office:value="0.00324094875862069" calcext:value-type="float">
            <text:p>0.003240948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309003379310345" calcext:value-type="float">
            <text:p>0.0030900338</text:p>
          </table:table-cell>
          <table:table-cell office:value-type="float" office:value="0" calcext:value-type="float">
            <text:p>0</text:p>
          </table:table-cell>
          <table:table-cell office:value-type="float" office:value="0.00309003379310345" calcext:value-type="float">
            <text:p>0.003090033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ddpg</text:p>
          </table:table-cell>
          <table:table-cell office:value-type="float" office:value="0.000143678160919538" calcext:value-type="float">
            <text:p>0.0001436782</text:p>
          </table:table-cell>
          <table:table-cell office:value-type="float" office:value="0.000402010275862069" calcext:value-type="float">
            <text:p>0.0004020103</text:p>
          </table:table-cell>
          <table:table-cell office:value-type="float" office:value="0.000143678160919538" calcext:value-type="float">
            <text:p>0.0001436782</text:p>
          </table:table-cell>
          <table:table-cell office:value-type="float" office:value="0.000402010275862069" calcext:value-type="float">
            <text:p>0.000402010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dqst</text:p>
          </table:table-cell>
          <table:table-cell office:value-type="float" office:value="0.00129310344827586" calcext:value-type="float">
            <text:p>0.0012931034</text:p>
          </table:table-cell>
          <table:table-cell office:value-type="float" office:value="0.000583925706896552" calcext:value-type="float">
            <text:p>0.0005839257</text:p>
          </table:table-cell>
          <table:table-cell office:value-type="float" office:value="0.00129310344827586" calcext:value-type="float">
            <text:p>0.0012931034</text:p>
          </table:table-cell>
          <table:table-cell office:value-type="float" office:value="0.000583925706896552" calcext:value-type="float">
            <text:p>0.000583925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fwrl</text:p>
          </table:table-cell>
          <table:table-cell office:value-type="float" office:value="0.00560344827586207" calcext:value-type="float">
            <text:p>0.0056034483</text:p>
          </table:table-cell>
          <table:table-cell office:value-type="float" office:value="0.000536447517241379" calcext:value-type="float">
            <text:p>0.0005364475</text:p>
          </table:table-cell>
          <table:table-cell office:value-type="float" office:value="0.00560344827586207" calcext:value-type="float">
            <text:p>0.0056034483</text:p>
          </table:table-cell>
          <table:table-cell office:value-type="float" office:value="0.000536447517241379" calcext:value-type="float">
            <text:p>0.000536447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dqst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23432710338983" calcext:value-type="float">
            <text:p>0.0234327103</text:p>
          </table:table-cell>
          <table:table-cell office:value-type="float" office:value="0" calcext:value-type="float">
            <text:p>0</text:p>
          </table:table-cell>
          <table:table-cell office:value-type="float" office:value="0.023432710338983" calcext:value-type="float">
            <text:p>0.023432710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ddpg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dqst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fwrl</text:p>
          </table:table-cell>
          <table:table-cell office:value-type="float" office:value="0.00423728813559322" calcext:value-type="float">
            <text:p>0.0042372881</text:p>
          </table:table-cell>
          <table:table-cell office:value-type="float" office:value="0.0252134992372881" calcext:value-type="float">
            <text:p>0.0252134992</text:p>
          </table:table-cell>
          <table:table-cell office:value-type="float" office:value="0.00423728813559322" calcext:value-type="float">
            <text:p>0.0042372881</text:p>
          </table:table-cell>
          <table:table-cell office:value-type="float" office:value="0.0252134992372881" calcext:value-type="float">
            <text:p>0.0252134992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dqst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234260628813559" calcext:value-type="float">
            <text:p>0.0234260629</text:p>
          </table:table-cell>
          <table:table-cell office:value-type="float" office:value="0" calcext:value-type="float">
            <text:p>0</text:p>
          </table:table-cell>
          <table:table-cell office:value-type="float" office:value="0.0234260628813559" calcext:value-type="float">
            <text:p>0.023426062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ddpg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dqst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fwrl</text:p>
          </table:table-cell>
          <table:table-cell office:value-type="float" office:value="0.00967514124293786" calcext:value-type="float">
            <text:p>0.0096751412</text:p>
          </table:table-cell>
          <table:table-cell office:value-type="float" office:value="0.0243148028813559" calcext:value-type="float">
            <text:p>0.0243148029</text:p>
          </table:table-cell>
          <table:table-cell office:value-type="float" office:value="0.00967514124293786" calcext:value-type="float">
            <text:p>0.0096751412</text:p>
          </table:table-cell>
          <table:table-cell office:value-type="float" office:value="0.0243148028813559" calcext:value-type="float">
            <text:p>0.024314802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ddpg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dqst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fwrl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ddpg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dqst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fwrl</text:p>
          </table:table-cell>
          <table:table-cell office:value-type="float" office:value="0.0151129943502825" calcext:value-type="float">
            <text:p>0.0151129944</text:p>
          </table:table-cell>
          <table:table-cell office:value-type="float" office:value="0.0220831883898305" calcext:value-type="float">
            <text:p>0.0220831884</text:p>
          </table:table-cell>
          <table:table-cell office:value-type="float" office:value="0.0151129943502825" calcext:value-type="float">
            <text:p>0.0151129944</text:p>
          </table:table-cell>
          <table:table-cell office:value-type="float" office:value="0.0220831883898305" calcext:value-type="float">
            <text:p>0.022083188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</table:table>
      <table:table table:name="goal-noise" table:style-name="ta1">
        <table:table-column table:style-name="co22" table:default-cell-style-name="ce5"/>
        <table:table-column table:style-name="co23" table:default-cell-style-name="ce11"/>
        <table:table-column table:style-name="co24" table:default-cell-style-name="ce11"/>
        <table:table-column table:style-name="co21" table:default-cell-style-name="ce20"/>
        <table:table-column table:style-name="co21" table:number-columns-repeated="2" table:default-cell-style-name="ce27"/>
        <table:table-column table:style-name="co21" table:default-cell-style-name="ce34"/>
        <table:table-row table:style-name="ro1">
          <table:table-cell table:style-name="ce2"/>
          <table:table-cell table:style-name="ce9"/>
          <table:table-cell table:style-name="ce16"/>
          <table:table-cell table:style-name="ce18" office:value-type="string" calcext:value-type="string">
            <text:p>Data</text:p>
          </table:table-cell>
          <table:table-cell table:style-name="ce25" table:number-columns-repeated="2"/>
          <table:table-cell table:style-name="ce32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0" office:value-type="string" calcext:value-type="string">
            <text:p>goal_noise</text:p>
          </table:table-cell>
          <table:table-cell table:style-name="ce10" office:value-type="string" calcext:value-type="string">
            <text:p>loss_term</text:p>
          </table:table-cell>
          <table:table-cell table:style-name="ce19" office:value-type="string" calcext:value-type="string">
            <text:p>Average - epoch_test/success_rate</text:p>
          </table:table-cell>
          <table:table-cell table:style-name="ce26" office:value-type="string" calcext:value-type="string">
            <text:p>Average - epoch_test/ag_g_dist</text:p>
          </table:table-cell>
          <table:table-cell table:style-name="ce26" office:value-type="string" calcext:value-type="string">
            <text:p>Max - epoch_test/success_rate</text:p>
          </table:table-cell>
          <table:table-cell table:style-name="ce33" office:value-type="string" calcext:value-type="string">
            <text:p>Min - epoch_test/ag_g_dist</text:p>
          </table:table-cell>
        </table:table-row>
        <table:table-row table:style-name="ro1">
          <table:table-cell table:style-name="ce4" office:value-type="string" calcext:value-type="string">
            <text:p>FetchPickAndPlac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88775510204082" calcext:value-type="float">
            <text:p>0.018877551</text:p>
          </table:table-cell>
          <table:table-cell table:style-name="ce28" office:value-type="float" office:value="0.00496046644897959" calcext:value-type="float">
            <text:p>0.0049604664</text:p>
          </table:table-cell>
          <table:table-cell table:style-name="ce28" office:value-type="float" office:value="0.0188775510204082" calcext:value-type="float">
            <text:p>0.018877551</text:p>
          </table:table-cell>
          <table:table-cell table:style-name="ce35" office:value-type="float" office:value="0.00496046644897959" calcext:value-type="float">
            <text:p>0.004960466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93877551020408" calcext:value-type="float">
            <text:p>0.0193877551</text:p>
          </table:table-cell>
          <table:table-cell table:style-name="ce29" office:value-type="float" office:value="0.00477880473469388" calcext:value-type="float">
            <text:p>0.0047788047</text:p>
          </table:table-cell>
          <table:table-cell table:style-name="ce29" office:value-type="float" office:value="0.0193877551020408" calcext:value-type="float">
            <text:p>0.0193877551</text:p>
          </table:table-cell>
          <table:table-cell table:style-name="ce36" office:value-type="float" office:value="0.00477880473469388" calcext:value-type="float">
            <text:p>0.0047788047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29377104377104" calcext:value-type="float">
            <text:p>0.0229377104</text:p>
          </table:table-cell>
          <table:table-cell table:style-name="ce29" office:value-type="float" office:value="0.00399534105555555" calcext:value-type="float">
            <text:p>0.0039953411</text:p>
          </table:table-cell>
          <table:table-cell table:style-name="ce29" office:value-type="float" office:value="0.0229377104377104" calcext:value-type="float">
            <text:p>0.0229377104</text:p>
          </table:table-cell>
          <table:table-cell table:style-name="ce36" office:value-type="float" office:value="0.00399534105555555" calcext:value-type="float">
            <text:p>0.0039953411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266835016835017" calcext:value-type="float">
            <text:p>0.0266835017</text:p>
          </table:table-cell>
          <table:table-cell office:value-type="float" office:value="0.00720843529292929" calcext:value-type="float">
            <text:p>0.0072084353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693453325252525" calcext:value-type="float">
            <text:p>0.0069345333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99074074074074" calcext:value-type="float">
            <text:p>0.0199074074</text:p>
          </table:table-cell>
          <table:table-cell table:style-name="ce28" office:value-type="float" office:value="0.00348774712626263" calcext:value-type="float">
            <text:p>0.0034877471</text:p>
          </table:table-cell>
          <table:table-cell table:style-name="ce28" office:value-type="float" office:value="0.0207070707070707" calcext:value-type="float">
            <text:p>0.0207070707</text:p>
          </table:table-cell>
          <table:table-cell table:style-name="ce35" office:value-type="float" office:value="0.00323916660606061" calcext:value-type="float">
            <text:p>0.003239166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89309764309764" calcext:value-type="float">
            <text:p>0.0389309764</text:p>
          </table:table-cell>
          <table:table-cell table:style-name="ce29" office:value-type="float" office:value="0.00343737247979798" calcext:value-type="float">
            <text:p>0.0034373725</text:p>
          </table:table-cell>
          <table:table-cell table:style-name="ce29" office:value-type="float" office:value="0.0389309764309764" calcext:value-type="float">
            <text:p>0.0389309764</text:p>
          </table:table-cell>
          <table:table-cell table:style-name="ce36" office:value-type="float" office:value="0.00343737247979798" calcext:value-type="float">
            <text:p>0.0034373725</text:p>
          </table:table-cell>
        </table:table-row>
        <table:table-row table:style-name="ro1">
          <table:table-cell table:style-name="ce4" office:value-type="string" calcext:value-type="string">
            <text:p>FetchPickAndPlace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9020100502513" calcext:value-type="float">
            <text:p>0.0179020101</text:p>
          </table:table-cell>
          <table:table-cell table:style-name="ce29" office:value-type="float" office:value="0.00304307546482412" calcext:value-type="float">
            <text:p>0.0030430755</text:p>
          </table:table-cell>
          <table:table-cell table:style-name="ce29" office:value-type="float" office:value="0.0179020100502513" calcext:value-type="float">
            <text:p>0.0179020101</text:p>
          </table:table-cell>
          <table:table-cell table:style-name="ce36" office:value-type="float" office:value="0.00304307546482412" calcext:value-type="float">
            <text:p>0.003043075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274357900614182" calcext:value-type="float">
            <text:p>0.0274357901</text:p>
          </table:table-cell>
          <table:table-cell table:style-name="ce30" office:value-type="float" office:value="0.00293944711474037" calcext:value-type="float">
            <text:p>0.0029394471</text:p>
          </table:table-cell>
          <table:table-cell table:style-name="ce30" office:value-type="float" office:value="0.0442211055276382" calcext:value-type="float">
            <text:p>0.0442211055</text:p>
          </table:table-cell>
          <table:table-cell table:style-name="ce37" office:value-type="float" office:value="0.00288805567336683" calcext:value-type="float">
            <text:p>0.0028880557</text:p>
          </table:table-cell>
        </table:table-row>
        <table:table-row table:style-name="ro1">
          <table:table-cell table:style-name="ce4" office:value-type="string" calcext:value-type="string">
            <text:p>FetchPickAndPlaceSpars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717127303182581" calcext:value-type="float">
            <text:p>0.007171273</text:p>
          </table:table-cell>
          <table:table-cell table:style-name="ce29" office:value-type="float" office:value="0.00127229241834171" calcext:value-type="float">
            <text:p>0.0012722924</text:p>
          </table:table-cell>
          <table:table-cell table:style-name="ce29" office:value-type="float" office:value="0.0143425460636516" calcext:value-type="float">
            <text:p>0.0143425461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Push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934846352334" calcext:value-type="float">
            <text:p>0.0179348464</text:p>
          </table:table-cell>
          <table:table-cell office:value-type="float" office:value="0.00145640814655172" calcext:value-type="float">
            <text:p>0.0014564081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47421123621863" calcext:value-type="float">
            <text:p>0.0247421124</text:p>
          </table:table-cell>
          <table:table-cell table:style-name="ce28" office:value-type="float" office:value="0.00191895062068966" calcext:value-type="float">
            <text:p>0.0019189506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45332763647331" calcext:value-type="float">
            <text:p>0.0145332764</text:p>
          </table:table-cell>
          <table:table-cell table:style-name="ce29" office:value-type="float" office:value="6.73985809102388" calcext:value-type="float">
            <text:p>6.739858091</text:p>
          </table:table-cell>
          <table:table-cell table:style-name="ce29" office:value-type="float" office:value="0.0235632183908046" calcext:value-type="float">
            <text:p>0.0235632184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90544028833041" calcext:value-type="float">
            <text:p>0.0190544029</text:p>
          </table:table-cell>
          <table:table-cell office:value-type="float" office:value="0.00373391477644652" calcext:value-type="float">
            <text:p>0.0037339148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04424800311709" calcext:value-type="float">
            <text:p>0.02044248</text:p>
          </table:table-cell>
          <table:table-cell table:style-name="ce29" office:value-type="float" office:value="0.00344990041613092" calcext:value-type="float">
            <text:p>0.0034499004</text:p>
          </table:table-cell>
          <table:table-cell table:style-name="ce29" office:value-type="float" office:value="0.0247126436781609" calcext:value-type="float">
            <text:p>0.0247126437</text:p>
          </table:table-cell>
          <table:table-cell table:style-name="ce36" office:value-type="float" office:value="0.00267257972881356" calcext:value-type="float">
            <text:p>0.0026725797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9835703617118" calcext:value-type="float">
            <text:p>0.0198357036</text:p>
          </table:table-cell>
          <table:table-cell office:value-type="float" office:value="0.00315102509964933" calcext:value-type="float">
            <text:p>0.0031510251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265048389830508" calcext:value-type="float">
            <text:p>0.0026504839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07578414182739" calcext:value-type="float">
            <text:p>0.0207578414</text:p>
          </table:table-cell>
          <table:table-cell table:style-name="ce28" office:value-type="float" office:value="0.00317389469827586" calcext:value-type="float">
            <text:p>0.0031738947</text:p>
          </table:table-cell>
          <table:table-cell table:style-name="ce28" office:value-type="float" office:value="0.0244252873563218" calcext:value-type="float">
            <text:p>0.0244252874</text:p>
          </table:table-cell>
          <table:table-cell table:style-name="ce35" office:value-type="float" office:value="0.002545303" calcext:value-type="float">
            <text:p>0.00254530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6271186440678" calcext:value-type="float">
            <text:p>0.0262711864</text:p>
          </table:table-cell>
          <table:table-cell table:style-name="ce29" office:value-type="float" office:value="0.00276349030508475" calcext:value-type="float">
            <text:p>0.0027634903</text:p>
          </table:table-cell>
          <table:table-cell table:style-name="ce29" office:value-type="float" office:value="0.026271186440678" calcext:value-type="float">
            <text:p>0.0262711864</text:p>
          </table:table-cell>
          <table:table-cell table:style-name="ce36" office:value-type="float" office:value="0.00276349030508475" calcext:value-type="float">
            <text:p>0.0027634903</text:p>
          </table:table-cell>
        </table:table-row>
        <table:table-row table:style-name="ro1">
          <table:table-cell table:style-name="ce4" office:value-type="string" calcext:value-type="string">
            <text:p>FetchPushCSL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23985801217039" calcext:value-type="float">
            <text:p>0.0123985801</text:p>
          </table:table-cell>
          <table:table-cell table:style-name="ce28" office:value-type="float" office:value="0.00460180213488844" calcext:value-type="float">
            <text:p>0.0046018021</text:p>
          </table:table-cell>
          <table:table-cell table:style-name="ce28" office:value-type="float" office:value="0.0127873563218391" calcext:value-type="float">
            <text:p>0.0127873563</text:p>
          </table:table-cell>
          <table:table-cell table:style-name="ce35" office:value-type="float" office:value="0.00431225603448276" calcext:value-type="float">
            <text:p>0.00431225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27873563218391" calcext:value-type="float">
            <text:p>0.0127873563</text:p>
          </table:table-cell>
          <table:table-cell table:style-name="ce29" office:value-type="float" office:value="0.00431225637931035" calcext:value-type="float">
            <text:p>0.0043122564</text:p>
          </table:table-cell>
          <table:table-cell table:style-name="ce29" office:value-type="float" office:value="0.0127873563218391" calcext:value-type="float">
            <text:p>0.0127873563</text:p>
          </table:table-cell>
          <table:table-cell table:style-name="ce36" office:value-type="float" office:value="0.00431225637931035" calcext:value-type="float">
            <text:p>0.0043122564</text:p>
          </table:table-cell>
        </table:table-row>
        <table:table-row table:style-name="ro1">
          <table:table-cell table:style-name="ce4" office:value-type="string" calcext:value-type="string">
            <text:p>FetchPush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579501915708812" calcext:value-type="float">
            <text:p>0.0057950192</text:p>
          </table:table-cell>
          <table:table-cell office:value-type="float" office:value="0.00431230545977012" calcext:value-type="float">
            <text:p>0.004312305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20306513409962" calcext:value-type="float">
            <text:p>0.0220306513</text:p>
          </table:table-cell>
          <table:table-cell table:style-name="ce28" office:value-type="float" office:value="0.00383921965517241" calcext:value-type="float">
            <text:p>0.0038392197</text:p>
          </table:table-cell>
          <table:table-cell table:style-name="ce28" office:value-type="float" office:value="0.025" calcext:value-type="float">
            <text:p>0.025</text:p>
          </table:table-cell>
          <table:table-cell table:style-name="ce35" office:value-type="float" office:value="0.00375817177586207" calcext:value-type="float">
            <text:p>0.003758171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09770114942529" calcext:value-type="float">
            <text:p>0.0209770115</text:p>
          </table:table-cell>
          <table:table-cell table:style-name="ce29" office:value-type="float" office:value="0.00413770755172414" calcext:value-type="float">
            <text:p>0.0041377076</text:p>
          </table:table-cell>
          <table:table-cell table:style-name="ce29" office:value-type="float" office:value="0.0209770114942529" calcext:value-type="float">
            <text:p>0.0209770115</text:p>
          </table:table-cell>
          <table:table-cell table:style-name="ce36" office:value-type="float" office:value="0.00413770755172414" calcext:value-type="float">
            <text:p>0.0041377076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55601013052796" calcext:value-type="float">
            <text:p>0.0255601013</text:p>
          </table:table-cell>
          <table:table-cell table:style-name="ce29" office:value-type="float" office:value="0.00494615856648159" calcext:value-type="float">
            <text:p>0.0049461586</text:p>
          </table:table-cell>
          <table:table-cell table:style-name="ce29" office:value-type="float" office:value="0.030861581920904" calcext:value-type="float">
            <text:p>0.0308615819</text:p>
          </table:table-cell>
          <table:table-cell table:style-name="ce36" office:value-type="float" office:value="0.00445914178813559" calcext:value-type="float">
            <text:p>0.0044591418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7368315927638" calcext:value-type="float">
            <text:p>0.0273683159</text:p>
          </table:table-cell>
          <table:table-cell table:style-name="ce29" office:value-type="float" office:value="0.00219413565077327" calcext:value-type="float">
            <text:p>0.0021941357</text:p>
          </table:table-cell>
          <table:table-cell table:style-name="ce29" office:value-type="float" office:value="0.0507154882154882" calcext:value-type="float">
            <text:p>0.0507154882</text:p>
          </table:table-cell>
          <table:table-cell table:style-name="ce36" office:value-type="float" office:value="0.00199803964646465" calcext:value-type="float">
            <text:p>0.0019980396</text:p>
          </table:table-cell>
        </table:table-row>
        <table:table-row table:style-name="ro1">
          <table:table-cell table:style-name="ce4" office:value-type="string" calcext:value-type="string">
            <text:p>FetchReach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96734395512591" calcext:value-type="float">
            <text:p>0.0196734396</text:p>
          </table:table-cell>
          <table:table-cell office:value-type="float" office:value="0.00307645204885229" calcext:value-type="float">
            <text:p>0.003076452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25821995464853" calcext:value-type="float">
            <text:p>0.0325821995</text:p>
          </table:table-cell>
          <table:table-cell table:style-name="ce28" office:value-type="float" office:value="0.0055099726118421" calcext:value-type="float">
            <text:p>0.0055099726</text:p>
          </table:table-cell>
          <table:table-cell table:style-name="ce28" office:value-type="float" office:value="0.0597222222222222" calcext:value-type="float">
            <text:p>0.0597222222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62146437522377" calcext:value-type="float">
            <text:p>0.0162146438</text:p>
          </table:table-cell>
          <table:table-cell table:style-name="ce29" office:value-type="float" office:value="0.00130508048684211" calcext:value-type="float">
            <text:p>0.0013050805</text:p>
          </table:table-cell>
          <table:table-cell table:style-name="ce29" office:value-type="float" office:value="0.0232456140350877" calcext:value-type="float">
            <text:p>0.023245614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242035467671061" calcext:value-type="float">
            <text:p>0.0242035468</text:p>
          </table:table-cell>
          <table:table-cell office:value-type="float" office:value="0.00474866982391714" calcext:value-type="float">
            <text:p>0.0047486698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4741054613936" calcext:value-type="float">
            <text:p>0.0247410546</text:p>
          </table:table-cell>
          <table:table-cell table:style-name="ce29" office:value-type="float" office:value="0.00457584583003766" calcext:value-type="float">
            <text:p>0.0045758458</text:p>
          </table:table-cell>
          <table:table-cell table:style-name="ce29" office:value-type="float" office:value="0.0305555555555555" calcext:value-type="float">
            <text:p>0.0305555556</text:p>
          </table:table-cell>
          <table:table-cell table:style-name="ce36" office:value-type="float" office:value="0.00249948627118644" calcext:value-type="float">
            <text:p>0.0024994863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475465578572923" calcext:value-type="float">
            <text:p>0.0475465579</text:p>
          </table:table-cell>
          <table:table-cell office:value-type="float" office:value="0.00353612819334589" calcext:value-type="float">
            <text:p>0.0035361282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282653044915254" calcext:value-type="float">
            <text:p>0.002826530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79025423728814" calcext:value-type="float">
            <text:p>0.0179025424</text:p>
          </table:table-cell>
          <table:table-cell table:style-name="ce28" office:value-type="float" office:value="0.00370619692278719" calcext:value-type="float">
            <text:p>0.0037061969</text:p>
          </table:table-cell>
          <table:table-cell table:style-name="ce28" office:value-type="float" office:value="0.0191384180790961" calcext:value-type="float">
            <text:p>0.0191384181</text:p>
          </table:table-cell>
          <table:table-cell table:style-name="ce35" office:value-type="float" office:value="0.00305965156779661" calcext:value-type="float">
            <text:p>0.003059651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107485875706215" calcext:value-type="float">
            <text:p>0.1074858757</text:p>
          </table:table-cell>
          <table:table-cell table:style-name="ce29" office:value-type="float" office:value="0.00274495706779661" calcext:value-type="float">
            <text:p>0.0027449571</text:p>
          </table:table-cell>
          <table:table-cell table:style-name="ce29" office:value-type="float" office:value="0.107485875706215" calcext:value-type="float">
            <text:p>0.1074858757</text:p>
          </table:table-cell>
          <table:table-cell table:style-name="ce36" office:value-type="float" office:value="0.00274495706779661" calcext:value-type="float">
            <text:p>0.0027449571</text:p>
          </table:table-cell>
        </table:table-row>
        <table:table-row table:style-name="ro1">
          <table:table-cell table:style-name="ce4" office:value-type="string" calcext:value-type="string">
            <text:p>FetchReach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889612423916935" calcext:value-type="float">
            <text:p>0.0088961242</text:p>
          </table:table-cell>
          <table:table-cell office:value-type="float" office:value="0.00232422094909894" calcext:value-type="float">
            <text:p>0.0023242209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8953866146849" calcext:value-type="float">
            <text:p>0.0238953866</text:p>
          </table:table-cell>
          <table:table-cell table:style-name="ce28" office:value-type="float" office:value="0.00373655304775829" calcext:value-type="float">
            <text:p>0.003736553</text:p>
          </table:table-cell>
          <table:table-cell table:style-name="ce28" office:value-type="float" office:value="0.0537037037037037" calcext:value-type="float">
            <text:p>0.053703703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02631578947368" calcext:value-type="float">
            <text:p>0.0302631579</text:p>
          </table:table-cell>
          <table:table-cell table:style-name="ce29" office:value-type="float" office:value="0.00329346428947368" calcext:value-type="float">
            <text:p>0.0032934643</text:p>
          </table:table-cell>
          <table:table-cell table:style-name="ce29" office:value-type="float" office:value="0.0302631578947368" calcext:value-type="float">
            <text:p>0.0302631579</text:p>
          </table:table-cell>
          <table:table-cell table:style-name="ce36" office:value-type="float" office:value="0.00329346428947368" calcext:value-type="float">
            <text:p>0.0032934643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356638418079096" calcext:value-type="float">
            <text:p>0.0356638418</text:p>
          </table:table-cell>
          <table:table-cell table:style-name="ce29" office:value-type="float" office:value="0.00527033433851224" calcext:value-type="float">
            <text:p>0.0052703343</text:p>
          </table:table-cell>
          <table:table-cell table:style-name="ce29" office:value-type="float" office:value="0.05" calcext:value-type="float">
            <text:p>0.05</text:p>
          </table:table-cell>
          <table:table-cell table:style-name="ce36" office:value-type="float" office:value="0.00298545278813559" calcext:value-type="float">
            <text:p>0.0029854528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491757261884381" calcext:value-type="float">
            <text:p>0.0491757262</text:p>
          </table:table-cell>
          <table:table-cell table:style-name="ce30" office:value-type="float" office:value="0.00454255690112994" calcext:value-type="float">
            <text:p>0.0045425569</text:p>
          </table:table-cell>
          <table:table-cell table:style-name="ce30" office:value-type="float" office:value="0.107828282828283" calcext:value-type="float">
            <text:p>0.1078282828</text:p>
          </table:table-cell>
          <table:table-cell table:style-name="ce37" office:value-type="float" office:value="0.00286410855555556" calcext:value-type="float">
            <text:p>0.0028641086</text:p>
          </table:table-cell>
        </table:table-row>
        <table:table-row table:style-name="ro1">
          <table:table-cell table:style-name="ce7" office:value-type="string" calcext:value-type="string">
            <text:p>FetchReachSparse-v1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12585034013605" calcext:value-type="float">
            <text:p>0.0212585034</text:p>
          </table:table-cell>
          <table:table-cell table:style-name="ce28" office:value-type="float" office:value="0.0105631774489796" calcext:value-type="float">
            <text:p>0.0105631774</text:p>
          </table:table-cell>
          <table:table-cell table:style-name="ce28" office:value-type="float" office:value="0.0212585034013605" calcext:value-type="float">
            <text:p>0.0212585034</text:p>
          </table:table-cell>
          <table:table-cell table:style-name="ce35" office:value-type="float" office:value="0.0105631774489796" calcext:value-type="float">
            <text:p>0.010563177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75510204081633" calcext:value-type="float">
            <text:p>0.0275510204</text:p>
          </table:table-cell>
          <table:table-cell table:style-name="ce29" office:value-type="float" office:value="0.0119615575510204" calcext:value-type="float">
            <text:p>0.0119615576</text:p>
          </table:table-cell>
          <table:table-cell table:style-name="ce29" office:value-type="float" office:value="0.0275510204081633" calcext:value-type="float">
            <text:p>0.0275510204</text:p>
          </table:table-cell>
          <table:table-cell table:style-name="ce36" office:value-type="float" office:value="0.0119615575510204" calcext:value-type="float">
            <text:p>0.0119615576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125628140703518" calcext:value-type="float">
            <text:p>0.0012562814</text:p>
          </table:table-cell>
          <table:table-cell table:style-name="ce29" office:value-type="float" office:value="0.0106949254271357" calcext:value-type="float">
            <text:p>0.0106949254</text:p>
          </table:table-cell>
          <table:table-cell table:style-name="ce29" office:value-type="float" office:value="0.00125628140703518" calcext:value-type="float">
            <text:p>0.0012562814</text:p>
          </table:table-cell>
          <table:table-cell table:style-name="ce36" office:value-type="float" office:value="0.0106949254271357" calcext:value-type="float">
            <text:p>0.0106949254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4677554438861" calcext:value-type="float">
            <text:p>0.0146775544</text:p>
          </table:table-cell>
          <table:table-cell office:value-type="float" office:value="0.0100602451340034" calcext:value-type="float">
            <text:p>0.0100602451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6" calcext:value-type="float">
            <text:p>0.0075220481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1469849246231" calcext:value-type="float">
            <text:p>0.0231469849</text:p>
          </table:table-cell>
          <table:table-cell table:style-name="ce28" office:value-type="float" office:value="0.00842341167085427" calcext:value-type="float">
            <text:p>0.0084234117</text:p>
          </table:table-cell>
          <table:table-cell table:style-name="ce28" office:value-type="float" office:value="0.0326005025125628" calcext:value-type="float">
            <text:p>0.0326005025</text:p>
          </table:table-cell>
          <table:table-cell table:style-name="ce35" office:value-type="float" office:value="0.00776753351758794" calcext:value-type="float">
            <text:p>0.007767533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0209380234505863" calcext:value-type="float">
            <text:p>0.0002093802</text:p>
          </table:table-cell>
          <table:table-cell table:style-name="ce29" office:value-type="float" office:value="0.0114712575125628" calcext:value-type="float">
            <text:p>0.0114712575</text:p>
          </table:table-cell>
          <table:table-cell table:style-name="ce29" office:value-type="float" office:value="0.000209380234505863" calcext:value-type="float">
            <text:p>0.0002093802</text:p>
          </table:table-cell>
          <table:table-cell table:style-name="ce36" office:value-type="float" office:value="0.0114712575125628" calcext:value-type="float">
            <text:p>0.0114712575</text:p>
          </table:table-cell>
        </table:table-row>
        <table:table-row table:style-name="ro1">
          <table:table-cell table:style-name="ce4" office:value-type="string" calcext:value-type="string">
            <text:p>FetchSlideCSL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office:value-type="float" office:value="0.00087719298245614" calcext:value-type="float">
            <text:p>0.000877193</text:p>
          </table:table-cell>
          <table:table-cell office:value-type="float" office:value="0.00434424657894737" calcext:value-type="float">
            <text:p>0.0043442466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238095238095238" calcext:value-type="float">
            <text:p>0.0023809524</text:p>
          </table:table-cell>
          <table:table-cell table:style-name="ce29" office:value-type="float" office:value="0.0137511992857143" calcext:value-type="float">
            <text:p>0.0137511993</text:p>
          </table:table-cell>
          <table:table-cell table:style-name="ce29" office:value-type="float" office:value="0.00238095238095238" calcext:value-type="float">
            <text:p>0.0023809524</text:p>
          </table:table-cell>
          <table:table-cell table:style-name="ce36" office:value-type="float" office:value="0.0137511992857143" calcext:value-type="float">
            <text:p>0.0137511993</text:p>
          </table:table-cell>
        </table:table-row>
        <table:table-row table:style-name="ro1">
          <table:table-cell table:style-name="ce4" office:value-type="string" calcext:value-type="string">
            <text:p>FetchSlide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0522598870056497" calcext:value-type="float">
            <text:p>0.0052259887</text:p>
          </table:table-cell>
          <table:table-cell table:style-name="ce28" office:value-type="float" office:value="0.00647201847457627" calcext:value-type="float">
            <text:p>0.0064720185</text:p>
          </table:table-cell>
          <table:table-cell table:style-name="ce28" office:value-type="float" office:value="0.0104519774011299" calcext:value-type="float">
            <text:p>0.010451977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171691792294807" calcext:value-type="float">
            <text:p>0.0017169179</text:p>
          </table:table-cell>
          <table:table-cell table:style-name="ce30" office:value-type="float" office:value="0.0115319156030151" calcext:value-type="float">
            <text:p>0.0115319156</text:p>
          </table:table-cell>
          <table:table-cell table:style-name="ce30" office:value-type="float" office:value="0.00171691792294807" calcext:value-type="float">
            <text:p>0.0017169179</text:p>
          </table:table-cell>
          <table:table-cell table:style-name="ce37" office:value-type="float" office:value="0.0115319156030151" calcext:value-type="float">
            <text:p>0.0115319156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14670575097711" calcext:value-type="float">
            <text:p>0.0114670575</text:p>
          </table:table-cell>
          <table:table-cell table:style-name="ce30" office:value-type="float" office:value="0.0104551288693467" calcext:value-type="float">
            <text:p>0.0104551289</text:p>
          </table:table-cell>
          <table:table-cell table:style-name="ce30" office:value-type="float" office:value="0.0272403685092127" calcext:value-type="float">
            <text:p>0.0272403685</text:p>
          </table:table-cell>
          <table:table-cell table:style-name="ce37" office:value-type="float" office:value="0.00961044065326633" calcext:value-type="float">
            <text:p>0.0096104407</text:p>
          </table:table-cell>
        </table:table-row>
        <table:table-row table:style-name="ro1">
          <table:table-cell table:style-name="ce4" office:value-type="string" calcext:value-type="string">
            <text:p>FetchSlideSpars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9406779661017" calcext:value-type="float">
            <text:p>0.023940678</text:p>
          </table:table-cell>
          <table:table-cell table:style-name="ce28" office:value-type="float" office:value="0.00809749720338983" calcext:value-type="float">
            <text:p>0.0080974972</text:p>
          </table:table-cell>
          <table:table-cell table:style-name="ce28" office:value-type="float" office:value="0.0239406779661017" calcext:value-type="float">
            <text:p>0.023940678</text:p>
          </table:table-cell>
          <table:table-cell table:style-name="ce35" office:value-type="float" office:value="0.00809749720338983" calcext:value-type="float">
            <text:p>0.0080974972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86016949152542" calcext:value-type="float">
            <text:p>0.0286016949</text:p>
          </table:table-cell>
          <table:table-cell table:style-name="ce29" office:value-type="float" office:value="0.0149888522881356" calcext:value-type="float">
            <text:p>0.0149888523</text:p>
          </table:table-cell>
          <table:table-cell table:style-name="ce29" office:value-type="float" office:value="0.0286016949152542" calcext:value-type="float">
            <text:p>0.0286016949</text:p>
          </table:table-cell>
          <table:table-cell table:style-name="ce36" office:value-type="float" office:value="0.0149888522881356" calcext:value-type="float">
            <text:p>0.0149888523</text:p>
          </table:table-cell>
        </table:table-row>
        <table:table-row table:style-name="ro1">
          <table:table-cell table:style-name="ce7" office:value-type="string" calcext:value-type="string">
            <text:p>HandManipulateBlock-v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dpg</text:p>
          </table:table-cell>
          <table:table-cell table:style-name="ce23" office:value-type="float" office:value="0.00433673469387755" calcext:value-type="float">
            <text:p>0.0043367347</text:p>
          </table:table-cell>
          <table:table-cell table:style-name="ce30" office:value-type="float" office:value="0.0265414436734694" calcext:value-type="float">
            <text:p>0.0265414437</text:p>
          </table:table-cell>
          <table:table-cell table:style-name="ce30" office:value-type="float" office:value="0.00433673469387755" calcext:value-type="float">
            <text:p>0.0043367347</text:p>
          </table:table-cell>
          <table:table-cell table:style-name="ce37" office:value-type="float" office:value="0.0265414436734694" calcext:value-type="float">
            <text:p>0.0265414437</text:p>
          </table:table-cell>
        </table:table-row>
        <table:table-row table:style-name="ro1">
          <table:table-cell table:style-name="ce4" office:value-type="string" calcext:value-type="string">
            <text:p>HandManipulateBlock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104690117252931" calcext:value-type="float">
            <text:p>0.0001046901</text:p>
          </table:table-cell>
          <table:table-cell office:value-type="float" office:value="0.0219901723724555" calcext:value-type="float">
            <text:p>0.0219901724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70236067342362" calcext:value-type="float">
            <text:p>0.0047023607</text:p>
          </table:table-cell>
          <table:table-cell table:style-name="ce29" office:value-type="float" office:value="0.0242247342100332" calcext:value-type="float">
            <text:p>0.0242247342</text:p>
          </table:table-cell>
          <table:table-cell table:style-name="ce29" office:value-type="float" office:value="0.00672110552763819" calcext:value-type="float">
            <text:p>0.0067211055</text:p>
          </table:table-cell>
          <table:table-cell table:style-name="ce36" office:value-type="float" office:value="0.0224396031658291" calcext:value-type="float">
            <text:p>0.0224396032</text:p>
          </table:table-cell>
        </table:table-row>
        <table:table-row table:style-name="ro1">
          <table:table-cell table:style-name="ce4" office:value-type="string" calcext:value-type="string">
            <text:p>HandManipulateBlockRotateXYZ-v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6020408163265" calcext:value-type="float">
            <text:p>0.0176020408</text:p>
          </table:table-cell>
          <table:table-cell table:style-name="ce29" office:value-type="float" office:value="0.0288349618367347" calcext:value-type="float">
            <text:p>0.0288349618</text:p>
          </table:table-cell>
          <table:table-cell table:style-name="ce29" office:value-type="float" office:value="0.0176020408163265" calcext:value-type="float">
            <text:p>0.0176020408</text:p>
          </table:table-cell>
          <table:table-cell table:style-name="ce36" office:value-type="float" office:value="0.0288349618367347" calcext:value-type="float">
            <text:p>0.0288349618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64965986394558" calcext:value-type="float">
            <text:p>0.0164965986</text:p>
          </table:table-cell>
          <table:table-cell table:style-name="ce28" office:value-type="float" office:value="0.0273454120408163" calcext:value-type="float">
            <text:p>0.027345412</text:p>
          </table:table-cell>
          <table:table-cell table:style-name="ce28" office:value-type="float" office:value="0.0164965986394558" calcext:value-type="float">
            <text:p>0.0164965986</text:p>
          </table:table-cell>
          <table:table-cell table:style-name="ce35" office:value-type="float" office:value="0.0273454120408163" calcext:value-type="float">
            <text:p>0.027345412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88265306122449" calcext:value-type="float">
            <text:p>0.0288265306</text:p>
          </table:table-cell>
          <table:table-cell table:style-name="ce29" office:value-type="float" office:value="0.0297397483673469" calcext:value-type="float">
            <text:p>0.0297397484</text:p>
          </table:table-cell>
          <table:table-cell table:style-name="ce29" office:value-type="float" office:value="0.0288265306122449" calcext:value-type="float">
            <text:p>0.0288265306</text:p>
          </table:table-cell>
          <table:table-cell table:style-name="ce36" office:value-type="float" office:value="0.0297397483673469" calcext:value-type="float">
            <text:p>0.0297397484</text:p>
          </table:table-cell>
        </table:table-row>
        <table:table-row table:style-name="ro1">
          <table:table-cell table:style-name="ce4" office:value-type="string" calcext:value-type="string">
            <text:p>HandManipulateBlockRotateXYZ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20748299319728" calcext:value-type="float">
            <text:p>0.0120748299</text:p>
          </table:table-cell>
          <table:table-cell table:style-name="ce30" office:value-type="float" office:value="0.0256796693877551" calcext:value-type="float">
            <text:p>0.0256796694</text:p>
          </table:table-cell>
          <table:table-cell table:style-name="ce30" office:value-type="float" office:value="0.0120748299319728" calcext:value-type="float">
            <text:p>0.0120748299</text:p>
          </table:table-cell>
          <table:table-cell table:style-name="ce37" office:value-type="float" office:value="0.0256796693877551" calcext:value-type="float">
            <text:p>0.025679669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3265306122449" calcext:value-type="float">
            <text:p>0.0132653061</text:p>
          </table:table-cell>
          <table:table-cell table:style-name="ce30" office:value-type="float" office:value="0.0278598289795918" calcext:value-type="float">
            <text:p>0.027859829</text:p>
          </table:table-cell>
          <table:table-cell table:style-name="ce30" office:value-type="float" office:value="0.013265306122449" calcext:value-type="float">
            <text:p>0.0132653061</text:p>
          </table:table-cell>
          <table:table-cell table:style-name="ce37" office:value-type="float" office:value="0.0278598289795918" calcext:value-type="float">
            <text:p>0.027859829</text:p>
          </table:table-cell>
        </table:table-row>
        <table:table-row table:style-name="ro1">
          <table:table-cell table:style-name="ce4" office:value-type="string" calcext:value-type="string">
            <text:p>HandManipulateBlock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00827229367175" calcext:value-type="float">
            <text:p>0.0100827229</text:p>
          </table:table-cell>
          <table:table-cell office:value-type="float" office:value="0.0254480382544076" calcext:value-type="float">
            <text:p>0.0254480383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688896459699628" calcext:value-type="float">
            <text:p>0.0068889646</text:p>
          </table:table-cell>
          <table:table-cell table:style-name="ce29" office:value-type="float" office:value="0.0253789816046333" calcext:value-type="float">
            <text:p>0.0253789816</text:p>
          </table:table-cell>
          <table:table-cell table:style-name="ce29" office:value-type="float" office:value="0.0107412060301508" calcext:value-type="float">
            <text:p>0.010741206</text:p>
          </table:table-cell>
          <table:table-cell table:style-name="ce36" office:value-type="float" office:value="0.022642142361809" calcext:value-type="float">
            <text:p>0.0226421424</text:p>
          </table:table-cell>
        </table:table-row>
        <table:table-row table:style-name="ro1">
          <table:table-cell table:style-name="ce4" office:value-type="string" calcext:value-type="string">
            <text:p>HandManipulateEggFull-v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25170068027211" calcext:value-type="float">
            <text:p>0.0042517007</text:p>
          </table:table-cell>
          <table:table-cell table:style-name="ce29" office:value-type="float" office:value="0.0203545048979592" calcext:value-type="float">
            <text:p>0.0203545049</text:p>
          </table:table-cell>
          <table:table-cell table:style-name="ce29" office:value-type="float" office:value="0.00425170068027211" calcext:value-type="float">
            <text:p>0.0042517007</text:p>
          </table:table-cell>
          <table:table-cell table:style-name="ce36" office:value-type="float" office:value="0.0203545048979592" calcext:value-type="float">
            <text:p>0.0203545049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0710034013605442" calcext:value-type="float">
            <text:p>0.0071003401</text:p>
          </table:table-cell>
          <table:table-cell office:value-type="float" office:value="0.0213677744897959" calcext:value-type="float">
            <text:p>0.0213677745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0875850340136055" calcext:value-type="float">
            <text:p>0.0087585034</text:p>
          </table:table-cell>
          <table:table-cell table:style-name="ce28" office:value-type="float" office:value="0.0248100918367347" calcext:value-type="float">
            <text:p>0.0248100918</text:p>
          </table:table-cell>
          <table:table-cell table:style-name="ce28" office:value-type="float" office:value="0.00875850340136055" calcext:value-type="float">
            <text:p>0.0087585034</text:p>
          </table:table-cell>
          <table:table-cell table:style-name="ce35" office:value-type="float" office:value="0.0248100918367347" calcext:value-type="float">
            <text:p>0.0248100918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0340136054421769" calcext:value-type="float">
            <text:p>0.0003401361</text:p>
          </table:table-cell>
          <table:table-cell table:style-name="ce29" office:value-type="float" office:value="0.0234109308163265" calcext:value-type="float">
            <text:p>0.0234109308</text:p>
          </table:table-cell>
          <table:table-cell table:style-name="ce29" office:value-type="float" office:value="0.000340136054421769" calcext:value-type="float">
            <text:p>0.0003401361</text:p>
          </table:table-cell>
          <table:table-cell table:style-name="ce36" office:value-type="float" office:value="0.0234109308163265" calcext:value-type="float">
            <text:p>0.0234109308</text:p>
          </table:table-cell>
        </table:table-row>
        <table:table-row table:style-name="ro1">
          <table:table-cell table:style-name="ce4" office:value-type="string" calcext:value-type="string">
            <text:p>HandManipulateEggFull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331632653061224" calcext:value-type="float">
            <text:p>0.0033163265</text:p>
          </table:table-cell>
          <table:table-cell table:style-name="ce30" office:value-type="float" office:value="0.0241207544897959" calcext:value-type="float">
            <text:p>0.0241207545</text:p>
          </table:table-cell>
          <table:table-cell table:style-name="ce30" office:value-type="float" office:value="0.00331632653061224" calcext:value-type="float">
            <text:p>0.0033163265</text:p>
          </table:table-cell>
          <table:table-cell table:style-name="ce37" office:value-type="float" office:value="0.0241207544897959" calcext:value-type="float">
            <text:p>0.024120754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246598639455782" calcext:value-type="float">
            <text:p>0.0024659864</text:p>
          </table:table-cell>
          <table:table-cell table:style-name="ce30" office:value-type="float" office:value="0.0277447015306122" calcext:value-type="float">
            <text:p>0.0277447015</text:p>
          </table:table-cell>
          <table:table-cell table:style-name="ce30" office:value-type="float" office:value="0.00442176870748299" calcext:value-type="float">
            <text:p>0.0044217687</text:p>
          </table:table-cell>
          <table:table-cell table:style-name="ce37" office:value-type="float" office:value="0.0277447015306122" calcext:value-type="float">
            <text:p>0.0277447015</text:p>
          </table:table-cell>
        </table:table-row>
        <table:table-row table:style-name="ro1">
          <table:table-cell table:style-name="ce4" office:value-type="string" calcext:value-type="string">
            <text:p>HandManipulateEgg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0418760469011725" calcext:value-type="float">
            <text:p>0.000041876</text:p>
          </table:table-cell>
          <table:table-cell office:value-type="float" office:value="0.0218062355353036" calcext:value-type="float">
            <text:p>0.0218062355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09604519774011" calcext:value-type="float">
            <text:p>0.0040960452</text:p>
          </table:table-cell>
          <table:table-cell table:style-name="ce29" office:value-type="float" office:value="0.0273488357627119" calcext:value-type="float">
            <text:p>0.0273488358</text:p>
          </table:table-cell>
          <table:table-cell table:style-name="ce29" office:value-type="float" office:value="0.00409604519774011" calcext:value-type="float">
            <text:p>0.0040960452</text:p>
          </table:table-cell>
          <table:table-cell table:style-name="ce36" office:value-type="float" office:value="0.0273488357627119" calcext:value-type="float">
            <text:p>0.0273488358</text:p>
          </table:table-cell>
        </table:table-row>
        <table:table-row table:style-name="ro1">
          <table:table-cell table:style-name="ce4" office:value-type="string" calcext:value-type="string">
            <text:p>HandManipulateEgg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2742242284871" calcext:value-type="float">
            <text:p>0.0172742242</text:p>
          </table:table-cell>
          <table:table-cell office:value-type="float" office:value="0.0207475690343667" calcext:value-type="float">
            <text:p>0.020747569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25894302018567" calcext:value-type="float">
            <text:p>0.0125894302</text:p>
          </table:table-cell>
          <table:table-cell table:style-name="ce29" office:value-type="float" office:value="0.0226816905110297" calcext:value-type="float">
            <text:p>0.0226816905</text:p>
          </table:table-cell>
          <table:table-cell table:style-name="ce29" office:value-type="float" office:value="0.0182579564489112" calcext:value-type="float">
            <text:p>0.0182579564</text:p>
          </table:table-cell>
          <table:table-cell table:style-name="ce36" office:value-type="float" office:value="0.0198413681407035" calcext:value-type="float">
            <text:p>0.0198413681</text:p>
          </table:table-cell>
        </table:table-row>
        <table:table-row table:style-name="ro1">
          <table:table-cell table:style-name="ce4" office:value-type="string" calcext:value-type="string">
            <text:p>HandManipulatePen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308747125457797" calcext:value-type="float">
            <text:p>0.0003087471</text:p>
          </table:table-cell>
          <table:table-cell office:value-type="float" office:value="0.0153612388582744" calcext:value-type="float">
            <text:p>0.0153612389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687743094001079" calcext:value-type="float">
            <text:p>0.0068774309</text:p>
          </table:table-cell>
          <table:table-cell table:style-name="ce29" office:value-type="float" office:value="0.0199431285435653" calcext:value-type="float">
            <text:p>0.0199431285</text:p>
          </table:table-cell>
          <table:table-cell table:style-name="ce29" office:value-type="float" office:value="0.00732830820770519" calcext:value-type="float">
            <text:p>0.0073283082</text:p>
          </table:table-cell>
          <table:table-cell table:style-name="ce36" office:value-type="float" office:value="0.0173159972881356" calcext:value-type="float">
            <text:p>0.0173159973</text:p>
          </table:table-cell>
        </table:table-row>
        <table:table-row table:style-name="ro1">
          <table:table-cell table:style-name="ce4" office:value-type="string" calcext:value-type="string">
            <text:p>HandManipulatePenRotate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dpg</text:p>
          </table:table-cell>
          <table:table-cell table:style-name="ce23" office:value-type="float" office:value="0.016156462585034" calcext:value-type="float">
            <text:p>0.0161564626</text:p>
          </table:table-cell>
          <table:table-cell table:style-name="ce30" office:value-type="float" office:value="0.0290671129591837" calcext:value-type="float">
            <text:p>0.029067113</text:p>
          </table:table-cell>
          <table:table-cell table:style-name="ce30" office:value-type="float" office:value="0.016156462585034" calcext:value-type="float">
            <text:p>0.0161564626</text:p>
          </table:table-cell>
          <table:table-cell table:style-name="ce37" office:value-type="float" office:value="0.0290671129591837" calcext:value-type="float">
            <text:p>0.029067113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85374149659864" calcext:value-type="float">
            <text:p>0.018537415</text:p>
          </table:table-cell>
          <table:table-cell table:style-name="ce28" office:value-type="float" office:value="0.0289552909183674" calcext:value-type="float">
            <text:p>0.0289552909</text:p>
          </table:table-cell>
          <table:table-cell table:style-name="ce28" office:value-type="float" office:value="0.0185374149659864" calcext:value-type="float">
            <text:p>0.018537415</text:p>
          </table:table-cell>
          <table:table-cell table:style-name="ce35" office:value-type="float" office:value="0.0289552909183674" calcext:value-type="float">
            <text:p>0.028955290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98979591836735" calcext:value-type="float">
            <text:p>0.0198979592</text:p>
          </table:table-cell>
          <table:table-cell table:style-name="ce29" office:value-type="float" office:value="0.0310353302040816" calcext:value-type="float">
            <text:p>0.0310353302</text:p>
          </table:table-cell>
          <table:table-cell table:style-name="ce29" office:value-type="float" office:value="0.0198979591836735" calcext:value-type="float">
            <text:p>0.0198979592</text:p>
          </table:table-cell>
          <table:table-cell table:style-name="ce36" office:value-type="float" office:value="0.0310353302040816" calcext:value-type="float">
            <text:p>0.0310353302</text:p>
          </table:table-cell>
        </table:table-row>
        <table:table-row table:style-name="ro1">
          <table:table-cell table:style-name="ce4" office:value-type="string" calcext:value-type="string">
            <text:p>HandManipulatePenRotate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07993197278912" calcext:value-type="float">
            <text:p>0.0107993197</text:p>
          </table:table-cell>
          <table:table-cell table:style-name="ce30" office:value-type="float" office:value="0.0303669748979592" calcext:value-type="float">
            <text:p>0.0303669749</text:p>
          </table:table-cell>
          <table:table-cell table:style-name="ce30" office:value-type="float" office:value="0.0107993197278912" calcext:value-type="float">
            <text:p>0.0107993197</text:p>
          </table:table-cell>
          <table:table-cell table:style-name="ce37" office:value-type="float" office:value="0.0303669748979592" calcext:value-type="float">
            <text:p>0.0303669749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977891156462585" calcext:value-type="float">
            <text:p>0.0097789116</text:p>
          </table:table-cell>
          <table:table-cell table:style-name="ce30" office:value-type="float" office:value="0.0296186391836735" calcext:value-type="float">
            <text:p>0.0296186392</text:p>
          </table:table-cell>
          <table:table-cell table:style-name="ce30" office:value-type="float" office:value="0.00977891156462585" calcext:value-type="float">
            <text:p>0.0097789116</text:p>
          </table:table-cell>
          <table:table-cell table:style-name="ce37" office:value-type="float" office:value="0.0296186391836735" calcext:value-type="float">
            <text:p>0.0296186392</text:p>
          </table:table-cell>
        </table:table-row>
        <table:table-row table:style-name="ro1">
          <table:table-cell table:style-name="ce4" office:value-type="string" calcext:value-type="string">
            <text:p>HandManipulatePen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5726797830963" calcext:value-type="float">
            <text:p>0.0175726798</text:p>
          </table:table-cell>
          <table:table-cell office:value-type="float" office:value="0.0256754850264032" calcext:value-type="float">
            <text:p>0.025675485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0259844419839" calcext:value-type="float">
            <text:p>0.0170259844</text:p>
          </table:table-cell>
          <table:table-cell table:style-name="ce29" office:value-type="float" office:value="0.0231813041936377" calcext:value-type="float">
            <text:p>0.0231813042</text:p>
          </table:table-cell>
          <table:table-cell table:style-name="ce29" office:value-type="float" office:value="0.019786432160804" calcext:value-type="float">
            <text:p>0.0197864322</text:p>
          </table:table-cell>
          <table:table-cell table:style-name="ce36" office:value-type="float" office:value="0.0216502924576271" calcext:value-type="float">
            <text:p>0.0216502925</text:p>
          </table:table-cell>
        </table:table-row>
        <table:table-row table:style-name="ro1">
          <table:table-cell table:style-name="ce4" office:value-type="string" calcext:value-type="string">
            <text:p>HandReach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08673469387755" calcext:value-type="float">
            <text:p>0.0308673469</text:p>
          </table:table-cell>
          <table:table-cell table:style-name="ce28" office:value-type="float" office:value="0.00262984420408163" calcext:value-type="float">
            <text:p>0.0026298442</text:p>
          </table:table-cell>
          <table:table-cell table:style-name="ce28" office:value-type="float" office:value="0.0308673469387755" calcext:value-type="float">
            <text:p>0.0308673469</text:p>
          </table:table-cell>
          <table:table-cell table:style-name="ce35" office:value-type="float" office:value="0.00262984420408163" calcext:value-type="float">
            <text:p>0.002629844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16326530612245" calcext:value-type="float">
            <text:p>0.0316326531</text:p>
          </table:table-cell>
          <table:table-cell table:style-name="ce29" office:value-type="float" office:value="0.00232030014285714" calcext:value-type="float">
            <text:p>0.0023203001</text:p>
          </table:table-cell>
          <table:table-cell table:style-name="ce29" office:value-type="float" office:value="0.0316326530612245" calcext:value-type="float">
            <text:p>0.0316326531</text:p>
          </table:table-cell>
          <table:table-cell table:style-name="ce36" office:value-type="float" office:value="0.00232030014285714" calcext:value-type="float">
            <text:p>0.0023203001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425847457627119" calcext:value-type="float">
            <text:p>0.0425847458</text:p>
          </table:table-cell>
          <table:table-cell table:style-name="ce29" office:value-type="float" office:value="0.00354618757627119" calcext:value-type="float">
            <text:p>0.0035461876</text:p>
          </table:table-cell>
          <table:table-cell table:style-name="ce29" office:value-type="float" office:value="0.0425847457627119" calcext:value-type="float">
            <text:p>0.0425847458</text:p>
          </table:table-cell>
          <table:table-cell table:style-name="ce36" office:value-type="float" office:value="0.00354618757627119" calcext:value-type="float">
            <text:p>0.0035461876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31002824858757" calcext:value-type="float">
            <text:p>0.0131002825</text:p>
          </table:table-cell>
          <table:table-cell office:value-type="float" office:value="0.00345277408050848" calcext:value-type="float">
            <text:p>0.0034527741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0861581920904" calcext:value-type="float">
            <text:p>0.0308615819</text:p>
          </table:table-cell>
          <table:table-cell table:style-name="ce28" office:value-type="float" office:value="0.00255643309322034" calcext:value-type="float">
            <text:p>0.0025564331</text:p>
          </table:table-cell>
          <table:table-cell table:style-name="ce28" office:value-type="float" office:value="0.030861581920904" calcext:value-type="float">
            <text:p>0.0308615819</text:p>
          </table:table-cell>
          <table:table-cell table:style-name="ce35" office:value-type="float" office:value="0.00255643309322034" calcext:value-type="float">
            <text:p>0.0025564331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0325682345762712" calcext:value-type="float">
            <text:p>0.0032568235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0.00325682345762712" calcext:value-type="float">
            <text:p>0.0032568235</text:p>
          </table:table-cell>
        </table:table-row>
        <table:table-row table:style-name="ro1">
          <table:table-cell table:style-name="ce4" office:value-type="string" calcext:value-type="string">
            <text:p>HandReachPR-v0</text:p>
          </table:table-cell>
          <table:table-cell table:style-name="ce14" office:value-type="string" calcext:value-type="string">
            <text:p>normal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33459595959596" calcext:value-type="float">
            <text:p>0.033459596</text:p>
          </table:table-cell>
          <table:table-cell table:style-name="ce30" office:value-type="float" office:value="0.0021667954040404" calcext:value-type="float">
            <text:p>0.0021667954</text:p>
          </table:table-cell>
          <table:table-cell table:style-name="ce30" office:value-type="float" office:value="0.033459595959596" calcext:value-type="float">
            <text:p>0.033459596</text:p>
          </table:table-cell>
          <table:table-cell table:style-name="ce37" office:value-type="float" office:value="0.0021667954040404" calcext:value-type="float">
            <text:p>0.0021667954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" calcext:value-type="float">
            <text:p>0</text:p>
          </table:table-cell>
          <table:table-cell office:value-type="float" office:value="0.00414506745119813" calcext:value-type="float">
            <text:p>0.0041450675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303721020845509" calcext:value-type="float">
            <text:p>0.0303721021</text:p>
          </table:table-cell>
          <table:table-cell table:style-name="ce29" office:value-type="float" office:value="0.00297267467592051" calcext:value-type="float">
            <text:p>0.0029726747</text:p>
          </table:table-cell>
          <table:table-cell table:style-name="ce29" office:value-type="float" office:value="0.0310028248587571" calcext:value-type="float">
            <text:p>0.0310028249</text:p>
          </table:table-cell>
          <table:table-cell table:style-name="ce36" office:value-type="float" office:value="0.00270440059322034" calcext:value-type="float">
            <text:p>0.0027044006</text:p>
          </table:table-cell>
        </table:table-row>
        <table:table-row table:style-name="ro1">
          <table:table-cell/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504943502824859" calcext:value-type="float">
            <text:p>0.0504943503</text:p>
          </table:table-cell>
          <table:table-cell table:style-name="ce30" office:value-type="float" office:value="0.00424578922033898" calcext:value-type="float">
            <text:p>0.0042457892</text:p>
          </table:table-cell>
          <table:table-cell table:style-name="ce30" office:value-type="float" office:value="0.0504943502824859" calcext:value-type="float">
            <text:p>0.0504943503</text:p>
          </table:table-cell>
          <table:table-cell table:style-name="ce37" office:value-type="float" office:value="0.00424578922033898" calcext:value-type="float">
            <text:p>0.004245789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55014124293785" calcext:value-type="float">
            <text:p>0.0155014124</text:p>
          </table:table-cell>
          <table:table-cell table:style-name="ce30" office:value-type="float" office:value="0.00249027046580209" calcext:value-type="float">
            <text:p>0.0024902705</text:p>
          </table:table-cell>
          <table:table-cell table:style-name="ce30" office:value-type="float" office:value="0.0310028248587571" calcext:value-type="float">
            <text:p>0.0310028249</text:p>
          </table:table-cell>
          <table:table-cell table:style-name="ce37" office:value-type="float" office:value="0.00227614033838384" calcext:value-type="float">
            <text:p>0.0022761403</text:p>
          </table:table-cell>
        </table:table-row>
        <table:table-row table:style-name="ro1">
          <table:table-cell table:style-name="ce4" office:value-type="string" calcext:value-type="string">
            <text:p>HandReach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31721215663355" calcext:value-type="float">
            <text:p>0.0131721216</text:p>
          </table:table-cell>
          <table:table-cell office:value-type="float" office:value="0.00188738851504968" calcext:value-type="float">
            <text:p>0.0018873885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0402010275862069" calcext:value-type="float">
            <text:p>0.000402010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60773426845899" calcext:value-type="float">
            <text:p>0.0160773427</text:p>
          </table:table-cell>
          <table:table-cell table:style-name="ce29" office:value-type="float" office:value="0.00157017940005845" calcext:value-type="float">
            <text:p>0.0015701794</text:p>
          </table:table-cell>
          <table:table-cell table:style-name="ce29" office:value-type="float" office:value="0.030861581920904" calcext:value-type="float">
            <text:p>0.0308615819</text:p>
          </table:table-cell>
          <table:table-cell table:style-name="ce36" office:value-type="float" office:value="0.000583925706896552" calcext:value-type="float">
            <text:p>0.0005839257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/>
          <table:table-cell table:style-name="ce17"/>
          <table:table-cell table:style-name="ce24" office:value-type="float" office:value="0.0181259022991612" calcext:value-type="float">
            <text:p>0.0181259023</text:p>
          </table:table-cell>
          <table:table-cell table:style-name="ce31" office:value-type="float" office:value="0.273397502086444" calcext:value-type="float">
            <text:p>0.2733975021</text:p>
          </table:table-cell>
          <table:table-cell table:style-name="ce31" office:value-type="float" office:value="0.107828282828283" calcext:value-type="float">
            <text:p>0.1078282828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env-dist-thresh-fwrl" table:style-name="ta1">
        <table:table-column table:style-name="co25" table:default-cell-style-name="ce5"/>
        <table:table-column table:style-name="co26" table:default-cell-style-name="ce12"/>
        <table:table-column table:style-name="co26" table:number-columns-repeated="2" table:default-cell-style-name="ce11"/>
        <table:table-column table:style-name="co26" table:default-cell-style-name="ce22"/>
        <table:table-column table:style-name="co21" table:number-columns-repeated="2" table:default-cell-style-name="ce29"/>
        <table:table-column table:style-name="co21" table:default-cell-style-name="ce36"/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/>
          <table:table-cell table:style-name="ce9" table:number-columns-repeated="2"/>
          <table:table-cell table:style-name="ce16"/>
          <table:table-cell table:style-name="ce18" office:value-type="string" calcext:value-type="string">
            <text:p>Data</text:p>
          </table:table-cell>
          <table:table-cell table:style-name="ce25" table:number-columns-repeated="2"/>
          <table:table-cell table:style-name="ce32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0" office:value-type="string" calcext:value-type="string">
            <text:p>distance_threshold</text:p>
          </table:table-cell>
          <table:table-cell table:style-name="ce10" office:value-type="string" calcext:value-type="string">
            <text:p>loss_term</text:p>
          </table:table-cell>
          <table:table-cell table:style-name="ce10" office:value-type="string" calcext:value-type="string">
            <text:p>dir</text:p>
          </table:table-cell>
          <table:table-cell table:style-name="ce19" office:value-type="string" calcext:value-type="string">
            <text:p>Average - epoch_test/success_rate</text:p>
          </table:table-cell>
          <table:table-cell table:style-name="ce26" office:value-type="string" calcext:value-type="string">
            <text:p>Average - epoch_test/ag_g_dist</text:p>
          </table:table-cell>
          <table:table-cell table:style-name="ce26" office:value-type="string" calcext:value-type="string">
            <text:p>Max - epoch_test/success_rate</text:p>
          </table:table-cell>
          <table:table-cell table:style-name="ce33" office:value-type="string" calcext:value-type="string">
            <text:p>Max - epoch_test/ag_g_dist</text:p>
          </table:table-cell>
        </table:table-row>
        <table:table-row table:style-name="ro1">
          <table:table-cell table:style-name="ce4" office:value-type="string" calcext:value-type="string">
            <text:p>FetchPickAndPlace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PickAndPlace-v1-ddpg</text:p>
          </table:table-cell>
          <table:table-cell table:style-name="ce23" office:value-type="float" office:value="0.0316077441077441" calcext:value-type="float">
            <text:p>0.0316077441</text:p>
          </table:table-cell>
          <table:table-cell table:style-name="ce30" office:value-type="float" office:value="0.00748233733333333" calcext:value-type="float">
            <text:p>0.0074823373</text:p>
          </table:table-cell>
          <table:table-cell table:style-name="ce30" office:value-type="float" office:value="0.0316077441077441" calcext:value-type="float">
            <text:p>0.0316077441</text:p>
          </table:table-cell>
          <table:table-cell table:style-name="ce37" office:value-type="float" office:value="0.00748233733333333" calcext:value-type="float">
            <text:p>0.0074823373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PickAndPlace-v1-qlst</text:p>
          </table:table-cell>
          <table:table-cell table:style-name="ce23" office:value-type="float" office:value="0.0389309764309764" calcext:value-type="float">
            <text:p>0.0389309764</text:p>
          </table:table-cell>
          <table:table-cell table:style-name="ce30" office:value-type="float" office:value="0.00343737247979798" calcext:value-type="float">
            <text:p>0.0034373725</text:p>
          </table:table-cell>
          <table:table-cell table:style-name="ce30" office:value-type="float" office:value="0.0389309764309764" calcext:value-type="float">
            <text:p>0.0389309764</text:p>
          </table:table-cell>
          <table:table-cell table:style-name="ce37" office:value-type="float" office:value="0.00343737247979798" calcext:value-type="float">
            <text:p>0.003437372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FetchPickAndPlace-v1-ddpg</text:p>
          </table:table-cell>
          <table:table-cell table:style-name="ce20" office:value-type="float" office:value="0.0217592592592593" calcext:value-type="float">
            <text:p>0.0217592593</text:p>
          </table:table-cell>
          <table:table-cell table:style-name="ce27" office:value-type="float" office:value="0.00693453325252525" calcext:value-type="float">
            <text:p>0.0069345333</text:p>
          </table:table-cell>
          <table:table-cell table:style-name="ce27" office:value-type="float" office:value="0.0217592592592593" calcext:value-type="float">
            <text:p>0.0217592593</text:p>
          </table:table-cell>
          <table:table-cell table:style-name="ce34" office:value-type="float" office:value="0.00693453325252525" calcext:value-type="float">
            <text:p>0.006934533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ickAndPlace-v1-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cfa97d-path_reward_low_thresh_chosen-FetchPickAndPlace-v1-dqst</text:p>
          </table:table-cell>
          <table:table-cell table:style-name="ce20" office:value-type="float" office:value="0.0191077441077441" calcext:value-type="float">
            <text:p>0.0191077441</text:p>
          </table:table-cell>
          <table:table-cell table:style-name="ce27" office:value-type="float" office:value="0.00373632764646465" calcext:value-type="float">
            <text:p>0.0037363276</text:p>
          </table:table-cell>
          <table:table-cell table:style-name="ce27" office:value-type="float" office:value="0.0191077441077441" calcext:value-type="float">
            <text:p>0.0191077441</text:p>
          </table:table-cell>
          <table:table-cell table:style-name="ce34" office:value-type="float" office:value="0.00373632764646465" calcext:value-type="float">
            <text:p>0.003736327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ickAndPlace-v1-dqst</text:p>
          </table:table-cell>
          <table:table-cell table:style-name="ce21" office:value-type="float" office:value="0.0207070707070707" calcext:value-type="float">
            <text:p>0.0207070707</text:p>
          </table:table-cell>
          <table:table-cell table:style-name="ce28" office:value-type="float" office:value="0.00323916660606061" calcext:value-type="float">
            <text:p>0.0032391666</text:p>
          </table:table-cell>
          <table:table-cell table:style-name="ce28" office:value-type="float" office:value="0.0207070707070707" calcext:value-type="float">
            <text:p>0.0207070707</text:p>
          </table:table-cell>
          <table:table-cell table:style-name="ce35" office:value-type="float" office:value="0.00323916660606061" calcext:value-type="float">
            <text:p>0.003239166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ickAndPlace-v1-dqst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PickAndPlace-v1-fwrl</text:p>
          </table:table-cell>
          <table:table-cell table:style-name="ce20" office:value-type="float" office:value="0.0232744107744108" calcext:value-type="float">
            <text:p>0.0232744108</text:p>
          </table:table-cell>
          <table:table-cell table:style-name="ce27" office:value-type="float" office:value="0.00595641311111111" calcext:value-type="float">
            <text:p>0.0059564131</text:p>
          </table:table-cell>
          <table:table-cell table:style-name="ce27" office:value-type="float" office:value="0.0232744107744108" calcext:value-type="float">
            <text:p>0.0232744108</text:p>
          </table:table-cell>
          <table:table-cell table:style-name="ce34" office:value-type="float" office:value="0.00595641311111111" calcext:value-type="float">
            <text:p>0.0059564131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PickAndPlace-v1-fwrl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FetchPickAndPlace-v1-ddpg-future</text:p>
          </table:table-cell>
          <table:table-cell table:style-name="ce23" office:value-type="float" office:value="0.0189625850340136" calcext:value-type="float">
            <text:p>0.018962585</text:p>
          </table:table-cell>
          <table:table-cell table:style-name="ce30" office:value-type="float" office:value="0.00490535789795918" calcext:value-type="float">
            <text:p>0.0049053579</text:p>
          </table:table-cell>
          <table:table-cell table:style-name="ce30" office:value-type="float" office:value="0.0189625850340136" calcext:value-type="float">
            <text:p>0.018962585</text:p>
          </table:table-cell>
          <table:table-cell table:style-name="ce37" office:value-type="float" office:value="0.00490535789795918" calcext:value-type="float">
            <text:p>0.0049053579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8f4625-b8c40fb7-FetchPickAndPlace-v1-dqst-future</text:p>
          </table:table-cell>
          <table:table-cell table:style-name="ce23" office:value-type="float" office:value="0.0188775510204082" calcext:value-type="float">
            <text:p>0.018877551</text:p>
          </table:table-cell>
          <table:table-cell table:style-name="ce30" office:value-type="float" office:value="0.00496046644897959" calcext:value-type="float">
            <text:p>0.0049604664</text:p>
          </table:table-cell>
          <table:table-cell table:style-name="ce30" office:value-type="float" office:value="0.0188775510204082" calcext:value-type="float">
            <text:p>0.018877551</text:p>
          </table:table-cell>
          <table:table-cell table:style-name="ce37" office:value-type="float" office:value="0.00496046644897959" calcext:value-type="float">
            <text:p>0.0049604664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FetchPickAndPlace-v1-fwrl-future</text:p>
          </table:table-cell>
          <table:table-cell table:style-name="ce23" office:value-type="float" office:value="0.0228741496598639" calcext:value-type="float">
            <text:p>0.0228741497</text:p>
          </table:table-cell>
          <table:table-cell table:style-name="ce30" office:value-type="float" office:value="0.00532567253061225" calcext:value-type="float">
            <text:p>0.0053256725</text:p>
          </table:table-cell>
          <table:table-cell table:style-name="ce30" office:value-type="float" office:value="0.0228741496598639" calcext:value-type="float">
            <text:p>0.0228741497</text:p>
          </table:table-cell>
          <table:table-cell table:style-name="ce37" office:value-type="float" office:value="0.00532567253061225" calcext:value-type="float">
            <text:p>0.005325672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38fc2e0e-FetchPickAndPlace-v1-qlst-future</text:p>
          </table:table-cell>
          <table:table-cell table:style-name="ce23" office:value-type="float" office:value="0.0193877551020408" calcext:value-type="float">
            <text:p>0.0193877551</text:p>
          </table:table-cell>
          <table:table-cell table:style-name="ce30" office:value-type="float" office:value="0.00477880473469388" calcext:value-type="float">
            <text:p>0.0047788047</text:p>
          </table:table-cell>
          <table:table-cell table:style-name="ce30" office:value-type="float" office:value="0.0193877551020408" calcext:value-type="float">
            <text:p>0.0193877551</text:p>
          </table:table-cell>
          <table:table-cell table:style-name="ce37" office:value-type="float" office:value="0.00477880473469388" calcext:value-type="float">
            <text:p>0.0047788047</text:p>
          </table:table-cell>
        </table:table-row>
        <table:table-row table:style-name="ro1">
          <table:table-cell table:style-name="ce4" office:value-type="string" calcext:value-type="string">
            <text:p>FetchPickAndPlace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PickAndPlacePR-v1-dqst</text:p>
          </table:table-cell>
          <table:table-cell table:style-name="ce23" office:value-type="float" office:value="0.0442211055276382" calcext:value-type="float">
            <text:p>0.0442211055</text:p>
          </table:table-cell>
          <table:table-cell table:style-name="ce30" office:value-type="float" office:value="0.00288805567336683" calcext:value-type="float">
            <text:p>0.0028880557</text:p>
          </table:table-cell>
          <table:table-cell table:style-name="ce30" office:value-type="float" office:value="0.0442211055276382" calcext:value-type="float">
            <text:p>0.0442211055</text:p>
          </table:table-cell>
          <table:table-cell table:style-name="ce37" office:value-type="float" office:value="0.00288805567336683" calcext:value-type="float">
            <text:p>0.0028880557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1cfa97d-path_reward_low_thresh_chosen-FetchPickAndPlacePR-v1-dqst</text:p>
          </table:table-cell>
          <table:table-cell table:style-name="ce20" office:value-type="float" office:value="0.0212102177554439" calcext:value-type="float">
            <text:p>0.0212102178</text:p>
          </table:table-cell>
          <table:table-cell table:style-name="ce27" office:value-type="float" office:value="0.00296378489949749" calcext:value-type="float">
            <text:p>0.0029637849</text:p>
          </table:table-cell>
          <table:table-cell table:style-name="ce27" office:value-type="float" office:value="0.0212102177554439" calcext:value-type="float">
            <text:p>0.0212102178</text:p>
          </table:table-cell>
          <table:table-cell table:style-name="ce34" office:value-type="float" office:value="0.00296378489949749" calcext:value-type="float">
            <text:p>0.0029637849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chosen-FetchPickAndPlacePR-v1-dqst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5cefef-path_reward-FetchPickAndPlacePR-v1-ddp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d5cefef-path_reward-FetchPickAndPlacePR-v1-dqst</text:p>
          </table:table-cell>
          <table:table-cell table:style-name="ce23" office:value-type="float" office:value="0.0179020100502513" calcext:value-type="float">
            <text:p>0.0179020101</text:p>
          </table:table-cell>
          <table:table-cell table:style-name="ce30" office:value-type="float" office:value="0.00304307546482412" calcext:value-type="float">
            <text:p>0.0030430755</text:p>
          </table:table-cell>
          <table:table-cell table:style-name="ce30" office:value-type="float" office:value="0.0179020100502513" calcext:value-type="float">
            <text:p>0.0179020101</text:p>
          </table:table-cell>
          <table:table-cell table:style-name="ce37" office:value-type="float" office:value="0.00304307546482412" calcext:value-type="float">
            <text:p>0.003043075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FetchPickAndPlacePR-v1-fwrl</text:p>
          </table:table-cell>
          <table:table-cell table:style-name="ce23" office:value-type="float" office:value="0.00902777777777778" calcext:value-type="float">
            <text:p>0.0090277778</text:p>
          </table:table-cell>
          <table:table-cell table:style-name="ce30" office:value-type="float" office:value="0.00603438375" calcext:value-type="float">
            <text:p>0.0060343838</text:p>
          </table:table-cell>
          <table:table-cell table:style-name="ce30" office:value-type="float" office:value="0.00902777777777778" calcext:value-type="float">
            <text:p>0.0090277778</text:p>
          </table:table-cell>
          <table:table-cell table:style-name="ce37" office:value-type="float" office:value="0.00603438375" calcext:value-type="float">
            <text:p>0.0060343838</text:p>
          </table:table-cell>
        </table:table-row>
        <table:table-row table:style-name="ro1">
          <table:table-cell table:style-name="ce4" office:value-type="string" calcext:value-type="string">
            <text:p>FetchPickAndPlaceSparse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5cefef-path_reward-FetchPickAndPlaceSparse-v1-ddpg</text:p>
          </table:table-cell>
          <table:table-cell table:style-name="ce23" office:value-type="float" office:value="0.0226694915254237" calcext:value-type="float">
            <text:p>0.0226694915</text:p>
          </table:table-cell>
          <table:table-cell table:style-name="ce30" office:value-type="float" office:value="0.00635877813559322" calcext:value-type="float">
            <text:p>0.0063587781</text:p>
          </table:table-cell>
          <table:table-cell table:style-name="ce30" office:value-type="float" office:value="0.0226694915254237" calcext:value-type="float">
            <text:p>0.0226694915</text:p>
          </table:table-cell>
          <table:table-cell table:style-name="ce37" office:value-type="float" office:value="0.00635877813559322" calcext:value-type="float">
            <text:p>0.0063587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bea355d-path_reward-FetchPickAndPlaceSparse-v1-dqs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FetchPickAndPlaceSparse-v1-dqst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FetchPickAndPlaceSparse-v1-fwrl</text:p>
          </table:table-cell>
          <table:table-cell table:style-name="ce23" office:value-type="float" office:value="0.017725988700565" calcext:value-type="float">
            <text:p>0.0177259887</text:p>
          </table:table-cell>
          <table:table-cell table:style-name="ce30" office:value-type="float" office:value="0.00489322045762712" calcext:value-type="float">
            <text:p>0.0048932205</text:p>
          </table:table-cell>
          <table:table-cell table:style-name="ce30" office:value-type="float" office:value="0.017725988700565" calcext:value-type="float">
            <text:p>0.0177259887</text:p>
          </table:table-cell>
          <table:table-cell table:style-name="ce37" office:value-type="float" office:value="0.00489322045762712" calcext:value-type="float">
            <text:p>0.0048932205</text:p>
          </table:table-cell>
        </table:table-row>
        <table:table-row table:style-name="ro1">
          <table:table-cell table:style-name="ce4" office:value-type="string" calcext:value-type="string">
            <text:p>FetchPush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Push-v1-ddpg</text:p>
          </table:table-cell>
          <table:table-cell table:style-name="ce23" office:value-type="float" office:value="0.0204802259887006" calcext:value-type="float">
            <text:p>0.020480226</text:p>
          </table:table-cell>
          <table:table-cell table:style-name="ce30" office:value-type="float" office:value="0.00265048389830508" calcext:value-type="float">
            <text:p>0.0026504839</text:p>
          </table:table-cell>
          <table:table-cell table:style-name="ce30" office:value-type="float" office:value="0.0204802259887006" calcext:value-type="float">
            <text:p>0.020480226</text:p>
          </table:table-cell>
          <table:table-cell table:style-name="ce37" office:value-type="float" office:value="0.00265048389830508" calcext:value-type="float">
            <text:p>0.0026504839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Push-v1-qlst</text:p>
          </table:table-cell>
          <table:table-cell table:style-name="ce23" office:value-type="float" office:value="0.026271186440678" calcext:value-type="float">
            <text:p>0.0262711864</text:p>
          </table:table-cell>
          <table:table-cell table:style-name="ce30" office:value-type="float" office:value="0.00276349030508475" calcext:value-type="float">
            <text:p>0.0027634903</text:p>
          </table:table-cell>
          <table:table-cell table:style-name="ce30" office:value-type="float" office:value="0.026271186440678" calcext:value-type="float">
            <text:p>0.0262711864</text:p>
          </table:table-cell>
          <table:table-cell table:style-name="ce37" office:value-type="float" office:value="0.00276349030508475" calcext:value-type="float">
            <text:p>0.0027634903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Push-v1-ddpg</text:p>
          </table:table-cell>
          <table:table-cell table:style-name="ce20" office:value-type="float" office:value="0.0224137931034483" calcext:value-type="float">
            <text:p>0.0224137931</text:p>
          </table:table-cell>
          <table:table-cell table:style-name="ce27" office:value-type="float" office:value="0.00376843225862069" calcext:value-type="float">
            <text:p>0.0037684323</text:p>
          </table:table-cell>
          <table:table-cell table:style-name="ce27" office:value-type="float" office:value="0.0224137931034483" calcext:value-type="float">
            <text:p>0.0224137931</text:p>
          </table:table-cell>
          <table:table-cell table:style-name="ce34" office:value-type="float" office:value="0.00376843225862069" calcext:value-type="float">
            <text:p>0.003768432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-v1-ddpg</text:p>
          </table:table-cell>
          <table:table-cell table:style-name="ce21" office:value-type="float" office:value="0.021264367816092" calcext:value-type="float">
            <text:p>0.0212643678</text:p>
          </table:table-cell>
          <table:table-cell table:style-name="ce28" office:value-type="float" office:value="0.00373493827586207" calcext:value-type="float">
            <text:p>0.0037349383</text:p>
          </table:table-cell>
          <table:table-cell table:style-name="ce28" office:value-type="float" office:value="0.021264367816092" calcext:value-type="float">
            <text:p>0.0212643678</text:p>
          </table:table-cell>
          <table:table-cell table:style-name="ce35" office:value-type="float" office:value="0.00373493827586207" calcext:value-type="float">
            <text:p>0.003734938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-v1-ddpg</text:p>
          </table:table-cell>
          <table:table-cell table:style-name="ce21" office:value-type="float" office:value="0.0156073446327684" calcext:value-type="float">
            <text:p>0.0156073446</text:p>
          </table:table-cell>
          <table:table-cell table:style-name="ce28" office:value-type="float" office:value="0.00267502626271187" calcext:value-type="float">
            <text:p>0.0026750263</text:p>
          </table:table-cell>
          <table:table-cell table:style-name="ce28" office:value-type="float" office:value="0.0156073446327684" calcext:value-type="float">
            <text:p>0.0156073446</text:p>
          </table:table-cell>
          <table:table-cell table:style-name="ce35" office:value-type="float" office:value="0.00267502626271187" calcext:value-type="float">
            <text:p>0.002675026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-v1-ddpg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Push-v1-dqst</text:p>
          </table:table-cell>
          <table:table-cell table:style-name="ce20" office:value-type="float" office:value="0.0244252873563218" calcext:value-type="float">
            <text:p>0.0244252874</text:p>
          </table:table-cell>
          <table:table-cell table:style-name="ce27" office:value-type="float" office:value="0.00406897937931035" calcext:value-type="float">
            <text:p>0.0040689794</text:p>
          </table:table-cell>
          <table:table-cell table:style-name="ce27" office:value-type="float" office:value="0.0244252873563218" calcext:value-type="float">
            <text:p>0.0244252874</text:p>
          </table:table-cell>
          <table:table-cell table:style-name="ce34" office:value-type="float" office:value="0.00406897937931035" calcext:value-type="float">
            <text:p>0.004068979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-v1-dqst</text:p>
          </table:table-cell>
          <table:table-cell table:style-name="ce21" office:value-type="float" office:value="0.0225574712643678" calcext:value-type="float">
            <text:p>0.0225574713</text:p>
          </table:table-cell>
          <table:table-cell table:style-name="ce28" office:value-type="float" office:value="0.00376769772413793" calcext:value-type="float">
            <text:p>0.0037676977</text:p>
          </table:table-cell>
          <table:table-cell table:style-name="ce28" office:value-type="float" office:value="0.0225574712643678" calcext:value-type="float">
            <text:p>0.0225574713</text:p>
          </table:table-cell>
          <table:table-cell table:style-name="ce35" office:value-type="float" office:value="0.00376769772413793" calcext:value-type="float">
            <text:p>0.003767697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-v1-dqst</text:p>
          </table:table-cell>
          <table:table-cell table:style-name="ce21" office:value-type="float" office:value="0.017090395480226" calcext:value-type="float">
            <text:p>0.0170903955</text:p>
          </table:table-cell>
          <table:table-cell table:style-name="ce28" office:value-type="float" office:value="0.002545303" calcext:value-type="float">
            <text:p>0.002545303</text:p>
          </table:table-cell>
          <table:table-cell table:style-name="ce28" office:value-type="float" office:value="0.017090395480226" calcext:value-type="float">
            <text:p>0.0170903955</text:p>
          </table:table-cell>
          <table:table-cell table:style-name="ce35" office:value-type="float" office:value="0.002545303" calcext:value-type="float">
            <text:p>0.00254530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-v1-dqst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Push-v1-fwrl</text:p>
          </table:table-cell>
          <table:table-cell table:style-name="ce20" office:value-type="float" office:value="0.0129943502824859" calcext:value-type="float">
            <text:p>0.0129943503</text:p>
          </table:table-cell>
          <table:table-cell table:style-name="ce27" office:value-type="float" office:value="0.00235489751694915" calcext:value-type="float">
            <text:p>0.0023548975</text:p>
          </table:table-cell>
          <table:table-cell table:style-name="ce27" office:value-type="float" office:value="0.0129943502824859" calcext:value-type="float">
            <text:p>0.0129943503</text:p>
          </table:table-cell>
          <table:table-cell table:style-name="ce34" office:value-type="float" office:value="0.00235489751694915" calcext:value-type="float">
            <text:p>0.0023548975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Push-v1-fwrl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38f4625-FetchPush-v1-ddpg-future</text:p>
          </table:table-cell>
          <table:table-cell table:style-name="ce20" office:value-type="float" office:value="0.0147108843537415" calcext:value-type="float">
            <text:p>0.014710884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147108843537415" calcext:value-type="float">
            <text:p>0.0147108844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dpg-future</text:p>
          </table:table-cell>
          <table:table-cell table:style-name="ce21" office:value-type="float" office:value="0.0144557823129252" calcext:value-type="float">
            <text:p>0.014455782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44557823129252" calcext:value-type="float">
            <text:p>0.0144557823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dpg-none</text:p>
          </table:table-cell>
          <table:table-cell table:style-name="ce21" office:value-type="float" office:value="0.0135204081632653" calcext:value-type="float">
            <text:p>0.013520408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35204081632653" calcext:value-type="float">
            <text:p>0.0135204082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ddpg-future</text:p>
          </table:table-cell>
          <table:table-cell table:style-name="ce21" office:value-type="float" office:value="0.0222701149425287" calcext:value-type="float">
            <text:p>0.022270114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22701149425287" calcext:value-type="float">
            <text:p>0.0222701149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dpg-uniform</text:p>
          </table:table-cell>
          <table:table-cell table:style-name="ce21" office:value-type="float" office:value="0.0234195402298851" calcext:value-type="float">
            <text:p>0.0234195402</text:p>
          </table:table-cell>
          <table:table-cell table:style-name="ce28" office:value-type="float" office:value="0.00409463062068966" calcext:value-type="float">
            <text:p>0.0040946306</text:p>
          </table:table-cell>
          <table:table-cell table:style-name="ce28" office:value-type="float" office:value="0.0234195402298851" calcext:value-type="float">
            <text:p>0.0234195402</text:p>
          </table:table-cell>
          <table:table-cell table:style-name="ce35" office:value-type="float" office:value="0.00409463062068966" calcext:value-type="float">
            <text:p>0.004094630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dpg-zero</text:p>
          </table:table-cell>
          <table:table-cell table:style-name="ce21" office:value-type="float" office:value="0.0234195402298851" calcext:value-type="float">
            <text:p>0.0234195402</text:p>
          </table:table-cell>
          <table:table-cell table:style-name="ce28" office:value-type="float" office:value="0.00412756513793103" calcext:value-type="float">
            <text:p>0.0041275651</text:p>
          </table:table-cell>
          <table:table-cell table:style-name="ce28" office:value-type="float" office:value="0.0234195402298851" calcext:value-type="float">
            <text:p>0.0234195402</text:p>
          </table:table-cell>
          <table:table-cell table:style-name="ce35" office:value-type="float" office:value="0.00412756513793103" calcext:value-type="float">
            <text:p>0.004127565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ddpg</text:p>
          </table:table-cell>
          <table:table-cell table:style-name="ce21" office:value-type="float" office:value="0.0214080459770115" calcext:value-type="float">
            <text:p>0.021408046</text:p>
          </table:table-cell>
          <table:table-cell table:style-name="ce28" office:value-type="float" office:value="0.00414789463793103" calcext:value-type="float">
            <text:p>0.0041478946</text:p>
          </table:table-cell>
          <table:table-cell table:style-name="ce28" office:value-type="float" office:value="0.0214080459770115" calcext:value-type="float">
            <text:p>0.021408046</text:p>
          </table:table-cell>
          <table:table-cell table:style-name="ce35" office:value-type="float" office:value="0.00414789463793103" calcext:value-type="float">
            <text:p>0.004147894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f84daa7-FetchPush-v1-ddpg-none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38f4625-FetchPush-v1-dqst-future</text:p>
          </table:table-cell>
          <table:table-cell table:style-name="ce20" office:value-type="float" office:value="0.0153061224489796" calcext:value-type="float">
            <text:p>0.01530612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153061224489796" calcext:value-type="float">
            <text:p>0.0153061224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qst-future</text:p>
          </table:table-cell>
          <table:table-cell table:style-name="ce21" office:value-type="float" office:value="0.0416666666666667" calcext:value-type="float">
            <text:p>0.041666666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dqst-future</text:p>
          </table:table-cell>
          <table:table-cell table:style-name="ce21" office:value-type="float" office:value="0.0220833333333333" calcext:value-type="float">
            <text:p>0.022083333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20833333333333" calcext:value-type="float">
            <text:p>0.0220833333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qst-uniform</text:p>
          </table:table-cell>
          <table:table-cell table:style-name="ce21" office:value-type="float" office:value="0.0247126436781609" calcext:value-type="float">
            <text:p>0.0247126437</text:p>
          </table:table-cell>
          <table:table-cell table:style-name="ce28" office:value-type="float" office:value="0.00422722110344827" calcext:value-type="float">
            <text:p>0.0042272211</text:p>
          </table:table-cell>
          <table:table-cell table:style-name="ce28" office:value-type="float" office:value="0.0247126436781609" calcext:value-type="float">
            <text:p>0.0247126437</text:p>
          </table:table-cell>
          <table:table-cell table:style-name="ce35" office:value-type="float" office:value="0.00422722110344827" calcext:value-type="float">
            <text:p>0.004227221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qst-zero</text:p>
          </table:table-cell>
          <table:table-cell table:style-name="ce21" office:value-type="float" office:value="0.0244252873563218" calcext:value-type="float">
            <text:p>0.0244252874</text:p>
          </table:table-cell>
          <table:table-cell table:style-name="ce28" office:value-type="float" office:value="0.00380248639655173" calcext:value-type="float">
            <text:p>0.0038024864</text:p>
          </table:table-cell>
          <table:table-cell table:style-name="ce28" office:value-type="float" office:value="0.0244252873563218" calcext:value-type="float">
            <text:p>0.0244252874</text:p>
          </table:table-cell>
          <table:table-cell table:style-name="ce35" office:value-type="float" office:value="0.00380248639655173" calcext:value-type="float">
            <text:p>0.003802486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-v1-dqst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245b3c4-e5f0dd20-FetchPush-v1-fwrl-future-</text:p>
          </table:table-cell>
          <table:table-cell table:style-name="ce20" office:value-type="float" office:value="0.0144557823129252" calcext:value-type="float">
            <text:p>0.0144557823</text:p>
          </table:table-cell>
          <table:table-cell table:style-name="ce27" office:value-type="float" office:value="0.00233352446938775" calcext:value-type="float">
            <text:p>0.0023335245</text:p>
          </table:table-cell>
          <table:table-cell table:style-name="ce27" office:value-type="float" office:value="0.0144557823129252" calcext:value-type="float">
            <text:p>0.0144557823</text:p>
          </table:table-cell>
          <table:table-cell table:style-name="ce34" office:value-type="float" office:value="0.00233352446938775" calcext:value-type="float">
            <text:p>0.002333524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55f161-1250eef3-FetchPush-v1-fwrl-futur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Push-v1-fwrl-future</text:p>
          </table:table-cell>
          <table:table-cell table:style-name="ce21" office:value-type="float" office:value="0.0152210884353742" calcext:value-type="float">
            <text:p>0.015221088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52210884353742" calcext:value-type="float">
            <text:p>0.015221088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fwrl-future</text:p>
          </table:table-cell>
          <table:table-cell table:style-name="ce21" office:value-type="float" office:value="0.0151360544217687" calcext:value-type="float">
            <text:p>0.015136054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51360544217687" calcext:value-type="float">
            <text:p>0.015136054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fwrl-none</text:p>
          </table:table-cell>
          <table:table-cell table:style-name="ce21" office:value-type="float" office:value="0.0130952380952381" calcext:value-type="float">
            <text:p>0.013095238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30952380952381" calcext:value-type="float">
            <text:p>0.013095238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fwrl-future</text:p>
          </table:table-cell>
          <table:table-cell table:style-name="ce21" office:value-type="float" office:value="0.0219827586206897" calcext:value-type="float">
            <text:p>0.021982758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19827586206897" calcext:value-type="float">
            <text:p>0.0219827586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787553a-0e31bedb-FetchPush-v1-fwrl-futur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95ab3f5-FetchPush-v1-fwrl-future</text:p>
          </table:table-cell>
          <table:table-cell table:style-name="ce21" office:value-type="float" office:value="0.0361111111111111" calcext:value-type="float">
            <text:p>0.036111111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361111111111111" calcext:value-type="float">
            <text:p>0.036111111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fwrl</text:p>
          </table:table-cell>
          <table:table-cell table:style-name="ce21" office:value-type="float" office:value="0.0241379310344827" calcext:value-type="float">
            <text:p>0.024137931</text:p>
          </table:table-cell>
          <table:table-cell table:style-name="ce28" office:value-type="float" office:value="0.00433368512068966" calcext:value-type="float">
            <text:p>0.0043336851</text:p>
          </table:table-cell>
          <table:table-cell table:style-name="ce28" office:value-type="float" office:value="0.0241379310344827" calcext:value-type="float">
            <text:p>0.024137931</text:p>
          </table:table-cell>
          <table:table-cell table:style-name="ce35" office:value-type="float" office:value="0.00433368512068966" calcext:value-type="float">
            <text:p>0.004333685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d249d2d-c9bfa98b-FetchPush-v1-fwrl-future</text:p>
          </table:table-cell>
          <table:table-cell table:style-name="ce21" office:value-type="float" office:value="0.0151360544217687" calcext:value-type="float">
            <text:p>0.0151360544</text:p>
          </table:table-cell>
          <table:table-cell table:style-name="ce28" office:value-type="float" office:value="0.00277042210204082" calcext:value-type="float">
            <text:p>0.0027704221</text:p>
          </table:table-cell>
          <table:table-cell table:style-name="ce28" office:value-type="float" office:value="0.0151360544217687" calcext:value-type="float">
            <text:p>0.0151360544</text:p>
          </table:table-cell>
          <table:table-cell table:style-name="ce35" office:value-type="float" office:value="0.00277042210204082" calcext:value-type="float">
            <text:p>0.002770422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f84daa7-FetchPush-v1-fwrl-none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lst</text:p>
          </table:table-cell>
          <table:table-cell office:value-type="string" calcext:value-type="string">
            <text:p>245b3c4-168e2a4b-FetchPush-v1-qlst-future-</text:p>
          </table:table-cell>
          <table:table-cell table:style-name="ce20" office:value-type="float" office:value="0.0134353741496599" calcext:value-type="float">
            <text:p>0.0134353741</text:p>
          </table:table-cell>
          <table:table-cell table:style-name="ce27" office:value-type="float" office:value="0.00276869231632653" calcext:value-type="float">
            <text:p>0.0027686923</text:p>
          </table:table-cell>
          <table:table-cell table:style-name="ce27" office:value-type="float" office:value="0.0134353741496599" calcext:value-type="float">
            <text:p>0.0134353741</text:p>
          </table:table-cell>
          <table:table-cell table:style-name="ce34" office:value-type="float" office:value="0.00276869231632653" calcext:value-type="float">
            <text:p>0.002768692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edd13b01-FetchPush-v1-qlst-future-</text:p>
          </table:table-cell>
          <table:table-cell table:style-name="ce21" office:value-type="float" office:value="0.0147108843537415" calcext:value-type="float">
            <text:p>0.0147108844</text:p>
          </table:table-cell>
          <table:table-cell table:style-name="ce28" office:value-type="float" office:value="0.002678111" calcext:value-type="float">
            <text:p>0.002678111</text:p>
          </table:table-cell>
          <table:table-cell table:style-name="ce28" office:value-type="float" office:value="0.0147108843537415" calcext:value-type="float">
            <text:p>0.0147108844</text:p>
          </table:table-cell>
          <table:table-cell table:style-name="ce35" office:value-type="float" office:value="0.002678111" calcext:value-type="float">
            <text:p>0.00267811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c58811-ae8e5da1-FetchPush-v1-qlst-future</text:p>
          </table:table-cell>
          <table:table-cell table:style-name="ce39"/>
          <table:table-cell table:style-name="ce28" office:value-type="float" office:value="53.9064969656341" calcext:value-type="float">
            <text:p>53.9064969656</text:p>
          </table:table-cell>
          <table:table-cell table:style-name="Pivot_20_Table_20_Value"/>
          <table:table-cell table:style-name="ce35" office:value-type="float" office:value="53.9064969656341" calcext:value-type="float">
            <text:p>53.906496965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qlst-future</text:p>
          </table:table-cell>
          <table:table-cell table:style-name="ce21" office:value-type="float" office:value="0.0235632183908046" calcext:value-type="float">
            <text:p>0.023563218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35632183908046" calcext:value-type="float">
            <text:p>0.023563218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qlst-none</text:p>
          </table:table-cell>
          <table:table-cell table:style-name="ce21" office:value-type="float" office:value="0.0128401360544218" calcext:value-type="float">
            <text:p>0.012840136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28401360544218" calcext:value-type="float">
            <text:p>0.012840136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qlst</text:p>
          </table:table-cell>
          <table:table-cell table:style-name="ce21" office:value-type="float" office:value="0.0225574712643678" calcext:value-type="float">
            <text:p>0.0225574713</text:p>
          </table:table-cell>
          <table:table-cell table:style-name="ce28" office:value-type="float" office:value="0.00395586568965517" calcext:value-type="float">
            <text:p>0.0039558657</text:p>
          </table:table-cell>
          <table:table-cell table:style-name="ce28" office:value-type="float" office:value="0.0225574712643678" calcext:value-type="float">
            <text:p>0.0225574713</text:p>
          </table:table-cell>
          <table:table-cell table:style-name="ce35" office:value-type="float" office:value="0.00395586568965517" calcext:value-type="float">
            <text:p>0.003955865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d249d2d-ab96d6da-FetchPush-v1-qlst-future</text:p>
          </table:table-cell>
          <table:table-cell table:style-name="ce21" office:value-type="float" office:value="0.014625850340136" calcext:value-type="float">
            <text:p>0.0146258503</text:p>
          </table:table-cell>
          <table:table-cell table:style-name="ce28" office:value-type="float" office:value="0.00296509355102041" calcext:value-type="float">
            <text:p>0.0029650936</text:p>
          </table:table-cell>
          <table:table-cell table:style-name="ce28" office:value-type="float" office:value="0.014625850340136" calcext:value-type="float">
            <text:p>0.0146258503</text:p>
          </table:table-cell>
          <table:table-cell table:style-name="ce35" office:value-type="float" office:value="0.00296509355102041" calcext:value-type="float">
            <text:p>0.002965093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249d2d-e273a1bf-FetchPush-v1-qlst-future-loss_term_weigh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PushCSL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0910c-her_fwrl_path_reward-FetchPushCSL-v1-ddpg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568965517" calcext:value-type="float">
            <text:p>0.0043122557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568965517" calcext:value-type="float">
            <text:p>0.0043122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483d132-her_fwrl_path_reward-FetchPushCSL-v1-dqst</text:p>
          </table:table-cell>
          <table:table-cell table:style-name="ce20" office:value-type="float" office:value="0.0120098039215686" calcext:value-type="float">
            <text:p>0.0120098039</text:p>
          </table:table-cell>
          <table:table-cell table:style-name="ce27" office:value-type="float" office:value="0.00489134823529412" calcext:value-type="float">
            <text:p>0.0048913482</text:p>
          </table:table-cell>
          <table:table-cell table:style-name="ce27" office:value-type="float" office:value="0.0120098039215686" calcext:value-type="float">
            <text:p>0.0120098039</text:p>
          </table:table-cell>
          <table:table-cell table:style-name="ce34" office:value-type="float" office:value="0.00489134823529412" calcext:value-type="float">
            <text:p>0.004891348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CSL-v1-dq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be0910c-her_fwrl_path_reward-FetchPushCSL-v1-fwrl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534482759" calcext:value-type="float">
            <text:p>0.0043122553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534482759" calcext:value-type="float">
            <text:p>0.0043122553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0910c-her_fwrl_path_reward-FetchPushCSL-v1-qlst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637931035" calcext:value-type="float">
            <text:p>0.0043122564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637931035" calcext:value-type="float">
            <text:p>0.0043122564</text:p>
          </table:table-cell>
        </table:table-row>
        <table:table-row table:style-name="ro1">
          <table:table-cell table:style-name="ce4" office:value-type="string" calcext:value-type="string">
            <text:p>FetchPush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PushPR-v1-dqst</text:p>
          </table:table-cell>
          <table:table-cell table:style-name="ce23" office:value-type="float" office:value="0.0507154882154882" calcext:value-type="float">
            <text:p>0.0507154882</text:p>
          </table:table-cell>
          <table:table-cell table:style-name="ce30" office:value-type="float" office:value="0.00199803964646465" calcext:value-type="float">
            <text:p>0.0019980396</text:p>
          </table:table-cell>
          <table:table-cell table:style-name="ce30" office:value-type="float" office:value="0.0507154882154882" calcext:value-type="float">
            <text:p>0.0507154882</text:p>
          </table:table-cell>
          <table:table-cell table:style-name="ce37" office:value-type="float" office:value="0.00199803964646465" calcext:value-type="float">
            <text:p>0.0019980396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PushPR-v1-ddpg</text:p>
          </table:table-cell>
          <table:table-cell table:style-name="ce20" office:value-type="float" office:value="0.00229885057471264" calcext:value-type="float">
            <text:p>0.0022988506</text:p>
          </table:table-cell>
          <table:table-cell table:style-name="ce27" office:value-type="float" office:value="0.00431235137931035" calcext:value-type="float">
            <text:p>0.0043123514</text:p>
          </table:table-cell>
          <table:table-cell table:style-name="ce27" office:value-type="float" office:value="0.00229885057471264" calcext:value-type="float">
            <text:p>0.0022988506</text:p>
          </table:table-cell>
          <table:table-cell table:style-name="ce34" office:value-type="float" office:value="0.00431235137931035" calcext:value-type="float">
            <text:p>0.004312351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05e7e1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PushPR-v1-dqst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27" office:value-type="float" office:value="0.00375817177586207" calcext:value-type="float">
            <text:p>0.0037581718</text:p>
          </table:table-cell>
          <table:table-cell table:style-name="ce27" office:value-type="float" office:value="0.025" calcext:value-type="float">
            <text:p>0.025</text:p>
          </table:table-cell>
          <table:table-cell table:style-name="ce34" office:value-type="float" office:value="0.00375817177586207" calcext:value-type="float">
            <text:p>0.003758171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1cfa97d-path_reward_low_thresh_chosen-FetchPushPR-v1-dqst</text:p>
          </table:table-cell>
          <table:table-cell table:style-name="ce21" office:value-type="float" office:value="0.0138047138047138" calcext:value-type="float">
            <text:p>0.0138047138</text:p>
          </table:table-cell>
          <table:table-cell table:style-name="ce28" office:value-type="float" office:value="0.00208122063636364" calcext:value-type="float">
            <text:p>0.0020812206</text:p>
          </table:table-cell>
          <table:table-cell table:style-name="ce28" office:value-type="float" office:value="0.0138047138047138" calcext:value-type="float">
            <text:p>0.0138047138</text:p>
          </table:table-cell>
          <table:table-cell table:style-name="ce35" office:value-type="float" office:value="0.00208122063636364" calcext:value-type="float">
            <text:p>0.002081220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PR-v1-dqst</text:p>
          </table:table-cell>
          <table:table-cell table:style-name="ce21" office:value-type="float" office:value="0.019683908045977" calcext:value-type="float">
            <text:p>0.019683908</text:p>
          </table:table-cell>
          <table:table-cell table:style-name="ce28" office:value-type="float" office:value="0.00394316134482759" calcext:value-type="float">
            <text:p>0.0039431613</text:p>
          </table:table-cell>
          <table:table-cell table:style-name="ce28" office:value-type="float" office:value="0.019683908045977" calcext:value-type="float">
            <text:p>0.019683908</text:p>
          </table:table-cell>
          <table:table-cell table:style-name="ce35" office:value-type="float" office:value="0.00394316134482759" calcext:value-type="float">
            <text:p>0.003943161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PR-v1-dqst</text:p>
          </table:table-cell>
          <table:table-cell table:style-name="ce21" office:value-type="float" office:value="0.0175847457627119" calcext:value-type="float">
            <text:p>0.0175847458</text:p>
          </table:table-cell>
          <table:table-cell table:style-name="ce28" office:value-type="float" office:value="0.00250314666949152" calcext:value-type="float">
            <text:p>0.0025031467</text:p>
          </table:table-cell>
          <table:table-cell table:style-name="ce28" office:value-type="float" office:value="0.0175847457627119" calcext:value-type="float">
            <text:p>0.0175847458</text:p>
          </table:table-cell>
          <table:table-cell table:style-name="ce35" office:value-type="float" office:value="0.00250314666949152" calcext:value-type="float">
            <text:p>0.002503146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PR-v1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11cefff-path_reward_low_thresh-FetchPushPR-v1-fwrl</text:p>
          </table:table-cell>
          <table:table-cell table:style-name="ce23" office:value-type="float" office:value="0.00229885057471264" calcext:value-type="float">
            <text:p>0.0022988506</text:p>
          </table:table-cell>
          <table:table-cell table:style-name="ce30" office:value-type="float" office:value="0.0043134175862069" calcext:value-type="float">
            <text:p>0.0043134176</text:p>
          </table:table-cell>
          <table:table-cell table:style-name="ce30" office:value-type="float" office:value="0.00229885057471264" calcext:value-type="float">
            <text:p>0.0022988506</text:p>
          </table:table-cell>
          <table:table-cell table:style-name="ce37" office:value-type="float" office:value="0.0043134175862069" calcext:value-type="float">
            <text:p>0.0043134176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a048f9a-path_reward-FetchPushPR-v1-ddpg-uniform</text:p>
          </table:table-cell>
          <table:table-cell table:style-name="ce20" office:value-type="float" office:value="0.0127873563218391" calcext:value-type="float">
            <text:p>0.0127873563</text:p>
          </table:table-cell>
          <table:table-cell table:style-name="ce27" office:value-type="float" office:value="0.00431267948275862" calcext:value-type="float">
            <text:p>0.0043126795</text:p>
          </table:table-cell>
          <table:table-cell table:style-name="ce27" office:value-type="float" office:value="0.0127873563218391" calcext:value-type="float">
            <text:p>0.0127873563</text:p>
          </table:table-cell>
          <table:table-cell table:style-name="ce34" office:value-type="float" office:value="0.00431267948275862" calcext:value-type="float">
            <text:p>0.004312679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PR-v1-ddpg-zero</text:p>
          </table:table-cell>
          <table:table-cell table:style-name="ce21" office:value-type="float" office:value="0.0127873563218391" calcext:value-type="float">
            <text:p>0.0127873563</text:p>
          </table:table-cell>
          <table:table-cell table:style-name="ce28" office:value-type="float" office:value="0.00431253793103449" calcext:value-type="float">
            <text:p>0.0043125379</text:p>
          </table:table-cell>
          <table:table-cell table:style-name="ce28" office:value-type="float" office:value="0.0127873563218391" calcext:value-type="float">
            <text:p>0.0127873563</text:p>
          </table:table-cell>
          <table:table-cell table:style-name="ce35" office:value-type="float" office:value="0.00431253793103449" calcext:value-type="float">
            <text:p>0.0043125379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PR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a048f9a-path_reward-FetchPushPR-v1-dqst-uniform</text:p>
          </table:table-cell>
          <table:table-cell table:style-name="ce20" office:value-type="float" office:value="0.0202586206896552" calcext:value-type="float">
            <text:p>0.0202586207</text:p>
          </table:table-cell>
          <table:table-cell table:style-name="ce27" office:value-type="float" office:value="0.00543317534482758" calcext:value-type="float">
            <text:p>0.0054331753</text:p>
          </table:table-cell>
          <table:table-cell table:style-name="ce27" office:value-type="float" office:value="0.0202586206896552" calcext:value-type="float">
            <text:p>0.0202586207</text:p>
          </table:table-cell>
          <table:table-cell table:style-name="ce34" office:value-type="float" office:value="0.00543317534482758" calcext:value-type="float">
            <text:p>0.005433175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PR-v1-dqst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be0910c-her_fwrl_path_reward-FetchPushPR-v1-fwrl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331413793104" calcext:value-type="float">
            <text:p>0.0043133141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331413793104" calcext:value-type="float">
            <text:p>0.0043133141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0910c-her_fwrl_path_reward-FetchPushPR-v1-qlst</text:p>
          </table:table-cell>
          <table:table-cell table:style-name="ce23" office:value-type="float" office:value="0.0209770114942529" calcext:value-type="float">
            <text:p>0.0209770115</text:p>
          </table:table-cell>
          <table:table-cell table:style-name="ce30" office:value-type="float" office:value="0.00413770755172414" calcext:value-type="float">
            <text:p>0.0041377076</text:p>
          </table:table-cell>
          <table:table-cell table:style-name="ce30" office:value-type="float" office:value="0.0209770114942529" calcext:value-type="float">
            <text:p>0.0209770115</text:p>
          </table:table-cell>
          <table:table-cell table:style-name="ce37" office:value-type="float" office:value="0.00413770755172414" calcext:value-type="float">
            <text:p>0.0041377076</text:p>
          </table:table-cell>
        </table:table-row>
        <table:table-row table:style-name="ro1">
          <table:table-cell table:style-name="ce4" office:value-type="string" calcext:value-type="string">
            <text:p>FetchReach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Reach-v1-ddpg</text:p>
          </table:table-cell>
          <table:table-cell table:style-name="ce23" office:value-type="float" office:value="0.0978813559322034" calcext:value-type="float">
            <text:p>0.0978813559</text:p>
          </table:table-cell>
          <table:table-cell table:style-name="ce30" office:value-type="float" office:value="0.00300674168644068" calcext:value-type="float">
            <text:p>0.0030067417</text:p>
          </table:table-cell>
          <table:table-cell table:style-name="ce30" office:value-type="float" office:value="0.0978813559322034" calcext:value-type="float">
            <text:p>0.0978813559</text:p>
          </table:table-cell>
          <table:table-cell table:style-name="ce37" office:value-type="float" office:value="0.00300674168644068" calcext:value-type="float">
            <text:p>0.0030067417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Reach-v1-qlst</text:p>
          </table:table-cell>
          <table:table-cell table:style-name="ce23" office:value-type="float" office:value="0.107485875706215" calcext:value-type="float">
            <text:p>0.1074858757</text:p>
          </table:table-cell>
          <table:table-cell table:style-name="ce30" office:value-type="float" office:value="0.00274495706779661" calcext:value-type="float">
            <text:p>0.0027449571</text:p>
          </table:table-cell>
          <table:table-cell table:style-name="ce30" office:value-type="float" office:value="0.107485875706215" calcext:value-type="float">
            <text:p>0.1074858757</text:p>
          </table:table-cell>
          <table:table-cell table:style-name="ce37" office:value-type="float" office:value="0.00274495706779661" calcext:value-type="float">
            <text:p>0.0027449571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Reach-v1-ddpg</text:p>
          </table:table-cell>
          <table:table-cell table:style-name="ce20" office:value-type="float" office:value="0.0416666666666667" calcext:value-type="float">
            <text:p>0.0416666667</text:p>
          </table:table-cell>
          <table:table-cell table:style-name="ce27" office:value-type="float" office:value="0.00740227161111111" calcext:value-type="float">
            <text:p>0.0074022716</text:p>
          </table:table-cell>
          <table:table-cell table:style-name="ce27" office:value-type="float" office:value="0.0416666666666667" calcext:value-type="float">
            <text:p>0.0416666667</text:p>
          </table:table-cell>
          <table:table-cell table:style-name="ce34"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-v1-ddpg</text:p>
          </table:table-cell>
          <table:table-cell table:style-name="ce21" office:value-type="float" office:value="0.0416666666666667" calcext:value-type="float">
            <text:p>0.0416666667</text:p>
          </table:table-cell>
          <table:table-cell table:style-name="ce28" office:value-type="float" office:value="0.00740227161111111" calcext:value-type="float">
            <text:p>0.0074022716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-v1-ddpg</text:p>
          </table:table-cell>
          <table:table-cell table:style-name="ce21" office:value-type="float" office:value="0.0174435028248588" calcext:value-type="float">
            <text:p>0.0174435028</text:p>
          </table:table-cell>
          <table:table-cell table:style-name="ce28" office:value-type="float" office:value="0.00282653044915254" calcext:value-type="float">
            <text:p>0.0028265304</text:p>
          </table:table-cell>
          <table:table-cell table:style-name="ce28" office:value-type="float" office:value="0.0174435028248588" calcext:value-type="float">
            <text:p>0.0174435028</text:p>
          </table:table-cell>
          <table:table-cell table:style-name="ce35" office:value-type="float" office:value="0.00282653044915254" calcext:value-type="float">
            <text:p>0.002826530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Reach-v1-ddpg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Reach-v1-dqst</text:p>
          </table:table-cell>
          <table:table-cell table:style-name="ce20" office:value-type="float" office:value="0.0597222222222222" calcext:value-type="float">
            <text:p>0.0597222222</text:p>
          </table:table-cell>
          <table:table-cell table:style-name="ce27" office:value-type="float" office:value="0.0098482985" calcext:value-type="float">
            <text:p>0.0098482985</text:p>
          </table:table-cell>
          <table:table-cell table:style-name="ce27" office:value-type="float" office:value="0.0597222222222222" calcext:value-type="float">
            <text:p>0.0597222222</text:p>
          </table:table-cell>
          <table:table-cell table:style-name="ce34" office:value-type="float" office:value="0.0098482985" calcext:value-type="float">
            <text:p>0.009848298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-v1-dqst</text:p>
          </table:table-cell>
          <table:table-cell table:style-name="ce21" office:value-type="float" office:value="0.0597222222222222" calcext:value-type="float">
            <text:p>0.0597222222</text:p>
          </table:table-cell>
          <table:table-cell table:style-name="ce28" office:value-type="float" office:value="0.0098482985" calcext:value-type="float">
            <text:p>0.0098482985</text:p>
          </table:table-cell>
          <table:table-cell table:style-name="ce28" office:value-type="float" office:value="0.0597222222222222" calcext:value-type="float">
            <text:p>0.0597222222</text:p>
          </table:table-cell>
          <table:table-cell table:style-name="ce35" office:value-type="float" office:value="0.0098482985" calcext:value-type="float">
            <text:p>0.009848298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-v1-dqst</text:p>
          </table:table-cell>
          <table:table-cell table:style-name="ce21" office:value-type="float" office:value="0.0191384180790961" calcext:value-type="float">
            <text:p>0.0191384181</text:p>
          </table:table-cell>
          <table:table-cell table:style-name="ce28" office:value-type="float" office:value="0.00305965156779661" calcext:value-type="float">
            <text:p>0.0030596516</text:p>
          </table:table-cell>
          <table:table-cell table:style-name="ce28" office:value-type="float" office:value="0.0191384180790961" calcext:value-type="float">
            <text:p>0.0191384181</text:p>
          </table:table-cell>
          <table:table-cell table:style-name="ce35" office:value-type="float" office:value="0.00305965156779661" calcext:value-type="float">
            <text:p>0.003059651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Reach-v1-dqst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6efc1de-path_reward_low_thresh_chosen-FetchReach-v1-fwrl</text:p>
          </table:table-cell>
          <table:table-cell table:style-name="ce23" office:value-type="float" office:value="0.0191384180790961" calcext:value-type="float">
            <text:p>0.0191384181</text:p>
          </table:table-cell>
          <table:table-cell table:style-name="ce30" office:value-type="float" office:value="0.00294290154237288" calcext:value-type="float">
            <text:p>0.0029429015</text:p>
          </table:table-cell>
          <table:table-cell table:style-name="ce30" office:value-type="float" office:value="0.0191384180790961" calcext:value-type="float">
            <text:p>0.0191384181</text:p>
          </table:table-cell>
          <table:table-cell table:style-name="ce37" office:value-type="float" office:value="0.00294290154237288" calcext:value-type="float">
            <text:p>0.0029429015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04a8fc6-c8ae64a7-FetchReach-v1-ddpg-future</text:p>
          </table:table-cell>
          <table:table-cell table:style-name="ce20" office:value-type="float" office:value="0.00501700680272108" calcext:value-type="float">
            <text:p>0.0050170068</text:p>
          </table:table-cell>
          <table:table-cell table:style-name="ce27" office:value-type="float" office:value="0.00118780325510204" calcext:value-type="float">
            <text:p>0.0011878033</text:p>
          </table:table-cell>
          <table:table-cell table:style-name="ce27" office:value-type="float" office:value="0.00501700680272108" calcext:value-type="float">
            <text:p>0.0050170068</text:p>
          </table:table-cell>
          <table:table-cell table:style-name="ce34" office:value-type="float" office:value="0.00118780325510204" calcext:value-type="float">
            <text:p>0.001187803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6cb985a2-FetchReach-v1-ddpg-future-her_fwrl_path_reward</text:p>
          </table:table-cell>
          <table:table-cell table:style-name="ce21" office:value-type="float" office:value="0.0129385964912281" calcext:value-type="float">
            <text:p>0.0129385965</text:p>
          </table:table-cell>
          <table:table-cell table:style-name="ce28" office:value-type="float" office:value="0.00246636581578947" calcext:value-type="float">
            <text:p>0.0024663658</text:p>
          </table:table-cell>
          <table:table-cell table:style-name="ce28" office:value-type="float" office:value="0.0129385964912281" calcext:value-type="float">
            <text:p>0.0129385965</text:p>
          </table:table-cell>
          <table:table-cell table:style-name="ce35" office:value-type="float" office:value="0.00246636581578947" calcext:value-type="float">
            <text:p>0.002466365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Reach-v1-ddpg-future</text:p>
          </table:table-cell>
          <table:table-cell table:style-name="ce21" office:value-type="float" office:value="0.00501700680272108" calcext:value-type="float">
            <text:p>0.005017006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0501700680272108" calcext:value-type="float">
            <text:p>0.0050170068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dpg-uniform</text:p>
          </table:table-cell>
          <table:table-cell table:style-name="ce21" office:value-type="float" office:value="0.0287037037037037" calcext:value-type="float">
            <text:p>0.0287037037</text:p>
          </table:table-cell>
          <table:table-cell table:style-name="ce28" office:value-type="float" office:value="0.00631403344444444" calcext:value-type="float">
            <text:p>0.0063140334</text:p>
          </table:table-cell>
          <table:table-cell table:style-name="ce28" office:value-type="float" office:value="0.0287037037037037" calcext:value-type="float">
            <text:p>0.0287037037</text:p>
          </table:table-cell>
          <table:table-cell table:style-name="ce35" office:value-type="float" office:value="0.00631403344444444" calcext:value-type="float">
            <text:p>0.006314033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dpg-zero</text:p>
          </table:table-cell>
          <table:table-cell table:style-name="ce21" office:value-type="float" office:value="0.0273148148148148" calcext:value-type="float">
            <text:p>0.0273148148</text:p>
          </table:table-cell>
          <table:table-cell table:style-name="ce28" office:value-type="float" office:value="0.00477511244444445" calcext:value-type="float">
            <text:p>0.0047751124</text:p>
          </table:table-cell>
          <table:table-cell table:style-name="ce28" office:value-type="float" office:value="0.0273148148148148" calcext:value-type="float">
            <text:p>0.0273148148</text:p>
          </table:table-cell>
          <table:table-cell table:style-name="ce35" office:value-type="float" office:value="0.00477511244444445" calcext:value-type="float">
            <text:p>0.004775112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bdfbda-FetchReach-v1-ddpg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245b3c4-92a7f6a9-FetchReach-v1-dqst-future-her_fwrl_path_reward</text:p>
          </table:table-cell>
          <table:table-cell table:style-name="ce20" office:value-type="float" office:value="0.00833333333333333" calcext:value-type="float">
            <text:p>0.0083333333</text:p>
          </table:table-cell>
          <table:table-cell table:style-name="ce27" office:value-type="float" office:value="0.00234329344736842" calcext:value-type="float">
            <text:p>0.0023432934</text:p>
          </table:table-cell>
          <table:table-cell table:style-name="ce27" office:value-type="float" office:value="0.00833333333333333" calcext:value-type="float">
            <text:p>0.0083333333</text:p>
          </table:table-cell>
          <table:table-cell table:style-name="ce34" office:value-type="float" office:value="0.00234329344736842" calcext:value-type="float">
            <text:p>0.002343293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Reach-v1-dqst-future</text:p>
          </table:table-cell>
          <table:table-cell table:style-name="ce21" office:value-type="float" office:value="0.00255102040816327" calcext:value-type="float">
            <text:p>0.002551020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0255102040816327" calcext:value-type="float">
            <text:p>0.002551020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qst-uniform</text:p>
          </table:table-cell>
          <table:table-cell table:style-name="ce21" office:value-type="float" office:value="0.0305555555555555" calcext:value-type="float">
            <text:p>0.0305555556</text:p>
          </table:table-cell>
          <table:table-cell table:style-name="ce28" office:value-type="float" office:value="0.00665220538888889" calcext:value-type="float">
            <text:p>0.0066522054</text:p>
          </table:table-cell>
          <table:table-cell table:style-name="ce28" office:value-type="float" office:value="0.0305555555555555" calcext:value-type="float">
            <text:p>0.0305555556</text:p>
          </table:table-cell>
          <table:table-cell table:style-name="ce35" office:value-type="float" office:value="0.00665220538888889" calcext:value-type="float">
            <text:p>0.006652205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048f9a-path_reward-FetchReach-v1-dqst-zero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04a8fc6-5400beff-FetchReach-v1-fwrl-future</text:p>
          </table:table-cell>
          <table:table-cell table:style-name="ce20" office:value-type="float" office:value="0.00314625850340136" calcext:value-type="float">
            <text:p>0.0031462585</text:p>
          </table:table-cell>
          <table:table-cell table:style-name="ce27" office:value-type="float" office:value="0.000885722948979592" calcext:value-type="float">
            <text:p>0.0008857229</text:p>
          </table:table-cell>
          <table:table-cell table:style-name="ce27" office:value-type="float" office:value="0.00314625850340136" calcext:value-type="float">
            <text:p>0.0031462585</text:p>
          </table:table-cell>
          <table:table-cell table:style-name="ce34" office:value-type="float" office:value="0.000885722948979592" calcext:value-type="float">
            <text:p>0.000885722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9997fe56-FetchReach-v1-fwrl-future-her_fwrl_path_reward</text:p>
          </table:table-cell>
          <table:table-cell table:style-name="ce21" office:value-type="float" office:value="0.0081140350877193" calcext:value-type="float">
            <text:p>0.0081140351</text:p>
          </table:table-cell>
          <table:table-cell table:style-name="ce28" office:value-type="float" office:value="0.00166815123684211" calcext:value-type="float">
            <text:p>0.0016681512</text:p>
          </table:table-cell>
          <table:table-cell table:style-name="ce28" office:value-type="float" office:value="0.0081140350877193" calcext:value-type="float">
            <text:p>0.0081140351</text:p>
          </table:table-cell>
          <table:table-cell table:style-name="ce35" office:value-type="float" office:value="0.00166815123684211" calcext:value-type="float">
            <text:p>0.0016681512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f1dc05-815634fc-FetchReach-v1-fwrl-future</text:p>
          </table:table-cell>
          <table:table-cell table:style-name="ce21" office:value-type="float" office:value="0.0875" calcext:value-type="float">
            <text:p>0.0875</text:p>
          </table:table-cell>
          <table:table-cell table:style-name="ce28" office:value-type="float" office:value="0.02103691425" calcext:value-type="float">
            <text:p>0.0210369143</text:p>
          </table:table-cell>
          <table:table-cell table:style-name="ce28" office:value-type="float" office:value="0.0875" calcext:value-type="float">
            <text:p>0.0875</text:p>
          </table:table-cell>
          <table:table-cell table:style-name="ce35" office:value-type="float" office:value="0.02103691425" calcext:value-type="float">
            <text:p>0.021036914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787553a-9b46047c-FetchReach-v1-fwrl-future</text:p>
          </table:table-cell>
          <table:table-cell table:style-name="ce21" office:value-type="float" office:value="0.0256944444444444" calcext:value-type="float">
            <text:p>0.0256944444</text:p>
          </table:table-cell>
          <table:table-cell table:style-name="ce28" office:value-type="float" office:value="0.00430107575" calcext:value-type="float">
            <text:p>0.0043010758</text:p>
          </table:table-cell>
          <table:table-cell table:style-name="ce28" office:value-type="float" office:value="0.0256944444444444" calcext:value-type="float">
            <text:p>0.0256944444</text:p>
          </table:table-cell>
          <table:table-cell table:style-name="ce35" office:value-type="float" office:value="0.00430107575" calcext:value-type="float">
            <text:p>0.004301075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ad37fd14-FetchReach-v1-fwrl-future-</text:p>
          </table:table-cell>
          <table:table-cell table:style-name="ce21" office:value-type="float" office:value="0.0166666666666667" calcext:value-type="float">
            <text:p>0.0166666667</text:p>
          </table:table-cell>
          <table:table-cell table:style-name="ce28" office:value-type="float" office:value="0.0119658266666667" calcext:value-type="float">
            <text:p>0.0119658267</text:p>
          </table:table-cell>
          <table:table-cell table:style-name="ce28" office:value-type="float" office:value="0.0166666666666667" calcext:value-type="float">
            <text:p>0.0166666667</text:p>
          </table:table-cell>
          <table:table-cell table:style-name="ce35" office:value-type="float" office:value="0.0119658266666667" calcext:value-type="float">
            <text:p>0.011965826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bdfbda-FetchReach-v1-fwrl-none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herr</text:p>
          </table:table-cell>
          <table:table-cell table:style-name="ce14" office:value-type="string" calcext:value-type="string">
            <text:p>f0d4cfa-FetchReach-v1-herr-none</text:p>
          </table:table-cell>
          <table:table-cell table:style-name="ce23" office:value-type="float" office:value="0.0185483870967742" calcext:value-type="float">
            <text:p>0.0185483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0185483870967742" calcext:value-type="float">
            <text:p>0.0185483871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lst</text:p>
          </table:table-cell>
          <table:table-cell office:value-type="string" calcext:value-type="string">
            <text:p>245b3c4-32101067-FetchReach-v1-qlst-future-her_fwrl_path_reward</text:p>
          </table:table-cell>
          <table:table-cell table:style-name="ce20" office:value-type="float" office:value="0.0232456140350877" calcext:value-type="float">
            <text:p>0.023245614</text:p>
          </table:table-cell>
          <table:table-cell table:style-name="ce27" office:value-type="float" office:value="0.00261016097368421" calcext:value-type="float">
            <text:p>0.002610161</text:p>
          </table:table-cell>
          <table:table-cell table:style-name="ce27" office:value-type="float" office:value="0.0232456140350877" calcext:value-type="float">
            <text:p>0.023245614</text:p>
          </table:table-cell>
          <table:table-cell table:style-name="ce34" office:value-type="float" office:value="0.00261016097368421" calcext:value-type="float">
            <text:p>0.002610161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38f4625-FetchReach-v1-qlst-future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Reach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ReachPR-v1-dqst</text:p>
          </table:table-cell>
          <table:table-cell table:style-name="ce23" office:value-type="float" office:value="0.107828282828283" calcext:value-type="float">
            <text:p>0.1078282828</text:p>
          </table:table-cell>
          <table:table-cell table:style-name="ce30" office:value-type="float" office:value="0.00286410855555556" calcext:value-type="float">
            <text:p>0.0028641086</text:p>
          </table:table-cell>
          <table:table-cell table:style-name="ce30" office:value-type="float" office:value="0.107828282828283" calcext:value-type="float">
            <text:p>0.1078282828</text:p>
          </table:table-cell>
          <table:table-cell table:style-name="ce37" office:value-type="float" office:value="0.00286410855555556" calcext:value-type="float">
            <text:p>0.0028641086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ReachPR-v1-ddpg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314017055555556" calcext:value-type="float">
            <text:p>0.0031401706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05e7e1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ReachPR-v1-dqst</text:p>
          </table:table-cell>
          <table:table-cell table:style-name="ce20" office:value-type="float" office:value="0.0537037037037037" calcext:value-type="float">
            <text:p>0.0537037037</text:p>
          </table:table-cell>
          <table:table-cell table:style-name="ce27" office:value-type="float" office:value="0.00927618972222223" calcext:value-type="float">
            <text:p>0.0092761897</text:p>
          </table:table-cell>
          <table:table-cell table:style-name="ce27" office:value-type="float" office:value="0.0537037037037037" calcext:value-type="float">
            <text:p>0.0537037037</text:p>
          </table:table-cell>
          <table:table-cell table:style-name="ce34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1cfa97d-path_reward_low_thresh_chosen-FetchReachPR-v1-dqst</text:p>
          </table:table-cell>
          <table:table-cell table:style-name="ce21" office:value-type="float" office:value="0.0173821548821549" calcext:value-type="float">
            <text:p>0.0173821549</text:p>
          </table:table-cell>
          <table:table-cell table:style-name="ce28" office:value-type="float" office:value="0.00286410855555556" calcext:value-type="float">
            <text:p>0.0028641086</text:p>
          </table:table-cell>
          <table:table-cell table:style-name="ce28" office:value-type="float" office:value="0.0173821548821549" calcext:value-type="float">
            <text:p>0.0173821549</text:p>
          </table:table-cell>
          <table:table-cell table:style-name="ce35" office:value-type="float" office:value="0.00286410855555556" calcext:value-type="float">
            <text:p>0.002864108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PR-v1-dqst</text:p>
          </table:table-cell>
          <table:table-cell table:style-name="ce21" office:value-type="float" office:value="0.0537037037037037" calcext:value-type="float">
            <text:p>0.0537037037</text:p>
          </table:table-cell>
          <table:table-cell table:style-name="ce28" office:value-type="float" office:value="0.00927618972222223" calcext:value-type="float">
            <text:p>0.0092761897</text:p>
          </table:table-cell>
          <table:table-cell table:style-name="ce28" office:value-type="float" office:value="0.0537037037037037" calcext:value-type="float">
            <text:p>0.0537037037</text:p>
          </table:table-cell>
          <table:table-cell table:style-name="ce35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PR-v1-dqst</text:p>
          </table:table-cell>
          <table:table-cell table:style-name="ce21" office:value-type="float" office:value="0.0187146892655367" calcext:value-type="float">
            <text:p>0.0187146893</text:p>
          </table:table-cell>
          <table:table-cell table:style-name="ce28" office:value-type="float" office:value="0.00316582077118644" calcext:value-type="float">
            <text:p>0.0031658208</text:p>
          </table:table-cell>
          <table:table-cell table:style-name="ce28" office:value-type="float" office:value="0.0187146892655367" calcext:value-type="float">
            <text:p>0.0187146893</text:p>
          </table:table-cell>
          <table:table-cell table:style-name="ce35" office:value-type="float" office:value="0.00316582077118644" calcext:value-type="float">
            <text:p>0.0031658208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ReachPR-v1-dqst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245b3c4-12e102c1-FetchReachPR-v1-ddpg-future-her_fwrl_path_reward</text:p>
          </table:table-cell>
          <table:table-cell table:style-name="ce20" office:value-type="float" office:value="0.00964912280701754" calcext:value-type="float">
            <text:p>0.0096491228</text:p>
          </table:table-cell>
          <table:table-cell table:style-name="ce27" office:value-type="float" office:value="0.00195445005263158" calcext:value-type="float">
            <text:p>0.0019544501</text:p>
          </table:table-cell>
          <table:table-cell table:style-name="ce27" office:value-type="float" office:value="0.00964912280701754" calcext:value-type="float">
            <text:p>0.0096491228</text:p>
          </table:table-cell>
          <table:table-cell table:style-name="ce34" office:value-type="float" office:value="0.00195445005263158" calcext:value-type="float">
            <text:p>0.001954450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d07a6e-FetchReachPR-v1-ddpg-future</text:p>
          </table:table-cell>
          <table:table-cell table:style-name="ce21" office:value-type="float" office:value="0.0259353741496599" calcext:value-type="float">
            <text:p>0.0259353741</text:p>
          </table:table-cell>
          <table:table-cell table:style-name="ce28" office:value-type="float" office:value="0.00106209263265306" calcext:value-type="float">
            <text:p>0.0010620926</text:p>
          </table:table-cell>
          <table:table-cell table:style-name="ce28" office:value-type="float" office:value="0.0259353741496599" calcext:value-type="float">
            <text:p>0.0259353741</text:p>
          </table:table-cell>
          <table:table-cell table:style-name="ce35" office:value-type="float" office:value="0.00106209263265306" calcext:value-type="float">
            <text:p>0.001062092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048f9a-path_reward-FetchReachPR-v1-ddpg-uniform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245b3c4-fcf42138-FetchReachPR-v1-dqst-future-her_fwrl_path_reward</text:p>
          </table:table-cell>
          <table:table-cell table:style-name="ce20" office:value-type="float" office:value="0.0359649122807018" calcext:value-type="float">
            <text:p>0.0359649123</text:p>
          </table:table-cell>
          <table:table-cell table:style-name="ce27" office:value-type="float" office:value="0.00386693884210526" calcext:value-type="float">
            <text:p>0.0038669388</text:p>
          </table:table-cell>
          <table:table-cell table:style-name="ce27" office:value-type="float" office:value="0.0359649122807018" calcext:value-type="float">
            <text:p>0.0359649123</text:p>
          </table:table-cell>
          <table:table-cell table:style-name="ce34" office:value-type="float" office:value="0.00386693884210526" calcext:value-type="float">
            <text:p>0.003866938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428f0560-FetchReachPR-v1-dqst-future-her_fwrl_path_reward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49623929-FetchReachPR-v1-dqst-future-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PR-v1-dqst-uniform</text:p>
          </table:table-cell>
          <table:table-cell table:style-name="ce21" office:value-type="float" office:value="0.05" calcext:value-type="float">
            <text:p>0.05</text:p>
          </table:table-cell>
          <table:table-cell table:style-name="ce28" office:value-type="float" office:value="0.00755521588888889" calcext:value-type="float">
            <text:p>0.0075552159</text:p>
          </table:table-cell>
          <table:table-cell table:style-name="ce28" office:value-type="float" office:value="0.05" calcext:value-type="float">
            <text:p>0.05</text:p>
          </table:table-cell>
          <table:table-cell table:style-name="ce35" office:value-type="float" office:value="0.00755521588888889" calcext:value-type="float">
            <text:p>0.007555215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PR-v1-dqst-zero</text:p>
          </table:table-cell>
          <table:table-cell table:style-name="ce21" office:value-type="float" office:value="0.0527777777777778" calcext:value-type="float">
            <text:p>0.0527777778</text:p>
          </table:table-cell>
          <table:table-cell table:style-name="ce28" office:value-type="float" office:value="0.00927618972222223" calcext:value-type="float">
            <text:p>0.0092761897</text:p>
          </table:table-cell>
          <table:table-cell table:style-name="ce28" office:value-type="float" office:value="0.0527777777777778" calcext:value-type="float">
            <text:p>0.0527777778</text:p>
          </table:table-cell>
          <table:table-cell table:style-name="ce35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ec8c4d1-3144e759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245b3c4-ce781a70-FetchReachPR-v1-fwrl-future-her_fwrl_path_reward</text:p>
          </table:table-cell>
          <table:table-cell table:style-name="ce20" office:value-type="float" office:value="0.00921052631578947" calcext:value-type="float">
            <text:p>0.0092105263</text:p>
          </table:table-cell>
          <table:table-cell table:style-name="ce27" office:value-type="float" office:value="0.00157369713157895" calcext:value-type="float">
            <text:p>0.0015736971</text:p>
          </table:table-cell>
          <table:table-cell table:style-name="ce27" office:value-type="float" office:value="0.00921052631578947" calcext:value-type="float">
            <text:p>0.0092105263</text:p>
          </table:table-cell>
          <table:table-cell table:style-name="ce34" office:value-type="float" office:value="0.00157369713157895" calcext:value-type="float">
            <text:p>0.001573697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4791c2d-FetchReachPR-v1-fwrl-future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245b3c4-aa0be514-FetchReachPR-v1-qlst-future-her_fwrl_path_reward</text:p>
          </table:table-cell>
          <table:table-cell table:style-name="ce23" office:value-type="float" office:value="0.0302631578947368" calcext:value-type="float">
            <text:p>0.0302631579</text:p>
          </table:table-cell>
          <table:table-cell table:style-name="ce30" office:value-type="float" office:value="0.00329346428947368" calcext:value-type="float">
            <text:p>0.0032934643</text:p>
          </table:table-cell>
          <table:table-cell table:style-name="ce30" office:value-type="float" office:value="0.0302631578947368" calcext:value-type="float">
            <text:p>0.0302631579</text:p>
          </table:table-cell>
          <table:table-cell table:style-name="ce37" office:value-type="float" office:value="0.00329346428947368" calcext:value-type="float">
            <text:p>0.0032934643</text:p>
          </table:table-cell>
        </table:table-row>
        <table:table-row table:style-name="ro1">
          <table:table-cell table:style-name="ce7" office:value-type="string" calcext:value-type="string">
            <text:p>FetchReachSparse-v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11cefff-path_reward_low_thresh-FetchReachSparse-v1-dq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Slide-v1-ddpg</text:p>
          </table:table-cell>
          <table:table-cell table:style-name="ce23" office:value-type="float" office:value="0.0000837520938023451" calcext:value-type="float">
            <text:p>8.37520938023451E-05</text:p>
          </table:table-cell>
          <table:table-cell table:style-name="ce30" office:value-type="float" office:value="0.0122082515075377" calcext:value-type="float">
            <text:p>0.0122082515</text:p>
          </table:table-cell>
          <table:table-cell table:style-name="ce30" office:value-type="float" office:value="0.0000837520938023451" calcext:value-type="float">
            <text:p>8.37520938023451E-05</text:p>
          </table:table-cell>
          <table:table-cell table:style-name="ce37" office:value-type="float" office:value="0.0122082515075377" calcext:value-type="float">
            <text:p>0.0122082515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Slide-v1-qlst</text:p>
          </table:table-cell>
          <table:table-cell table:style-name="ce23" office:value-type="float" office:value="0.000209380234505863" calcext:value-type="float">
            <text:p>0.0002093802</text:p>
          </table:table-cell>
          <table:table-cell table:style-name="ce30" office:value-type="float" office:value="0.0114712575125628" calcext:value-type="float">
            <text:p>0.0114712575</text:p>
          </table:table-cell>
          <table:table-cell table:style-name="ce30" office:value-type="float" office:value="0.000209380234505863" calcext:value-type="float">
            <text:p>0.0002093802</text:p>
          </table:table-cell>
          <table:table-cell table:style-name="ce37" office:value-type="float" office:value="0.0114712575125628" calcext:value-type="float">
            <text:p>0.011471257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FetchSlide-v1-ddpg</text:p>
          </table:table-cell>
          <table:table-cell table:style-name="ce20" office:value-type="float" office:value="0.01214405360134" calcext:value-type="float">
            <text:p>0.0121440536</text:p>
          </table:table-cell>
          <table:table-cell table:style-name="ce27" office:value-type="float" office:value="0.0104504358040201" calcext:value-type="float">
            <text:p>0.0104504358</text:p>
          </table:table-cell>
          <table:table-cell table:style-name="ce27" office:value-type="float" office:value="0.01214405360134" calcext:value-type="float">
            <text:p>0.0121440536</text:p>
          </table:table-cell>
          <table:table-cell table:style-name="ce34" office:value-type="float" office:value="0.0104504358040201" calcext:value-type="float">
            <text:p>0.010450435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Slide-v1-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FetchSlide-v1-dqst</text:p>
          </table:table-cell>
          <table:table-cell table:style-name="ce20" office:value-type="float" office:value="0.0136934673366834" calcext:value-type="float">
            <text:p>0.0136934673</text:p>
          </table:table-cell>
          <table:table-cell table:style-name="ce27" office:value-type="float" office:value="0.0090792898241206" calcext:value-type="float">
            <text:p>0.0090792898</text:p>
          </table:table-cell>
          <table:table-cell table:style-name="ce27" office:value-type="float" office:value="0.0136934673366834" calcext:value-type="float">
            <text:p>0.0136934673</text:p>
          </table:table-cell>
          <table:table-cell table:style-name="ce34" office:value-type="float" office:value="0.0090792898241206" calcext:value-type="float">
            <text:p>0.009079289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Slide-v1-dqst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Slide-v1-fwrl</text:p>
          </table:table-cell>
          <table:table-cell table:style-name="ce20" office:value-type="float" office:value="0.0123534338358459" calcext:value-type="float">
            <text:p>0.0123534338</text:p>
          </table:table-cell>
          <table:table-cell table:style-name="ce27" office:value-type="float" office:value="0.0103295409798995" calcext:value-type="float">
            <text:p>0.010329541</text:p>
          </table:table-cell>
          <table:table-cell table:style-name="ce27" office:value-type="float" office:value="0.0123534338358459" calcext:value-type="float">
            <text:p>0.0123534338</text:p>
          </table:table-cell>
          <table:table-cell table:style-name="ce34" office:value-type="float" office:value="0.0103295409798995" calcext:value-type="float">
            <text:p>0.010329541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Slide-v1-fwrl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0c29724-path_reward_fetch_slide-FetchSlide-v1-ddpg</text:p>
          </table:table-cell>
          <table:table-cell table:style-name="ce20" office:value-type="float" office:value="0.0318048576214405" calcext:value-type="float">
            <text:p>0.0318048576</text:p>
          </table:table-cell>
          <table:table-cell table:style-name="ce27" office:value-type="float" office:value="0.00752204809045226" calcext:value-type="float">
            <text:p>0.0075220481</text:p>
          </table:table-cell>
          <table:table-cell table:style-name="ce27" office:value-type="float" office:value="0.0318048576214405" calcext:value-type="float">
            <text:p>0.0318048576</text:p>
          </table:table-cell>
          <table:table-cell table:style-name="ce34" office:value-type="float" office:value="0.00752204809045226" calcext:value-type="float">
            <text:p>0.007522048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38f4625-FetchSlide-v1-ddpg-future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0c29724-path_reward_fetch_slide-FetchSlide-v1-dqst</text:p>
          </table:table-cell>
          <table:table-cell table:style-name="ce20" office:value-type="float" office:value="0.0326005025125628" calcext:value-type="float">
            <text:p>0.0326005025</text:p>
          </table:table-cell>
          <table:table-cell table:style-name="ce27" office:value-type="float" office:value="0.00776753351758794" calcext:value-type="float">
            <text:p>0.0077675335</text:p>
          </table:table-cell>
          <table:table-cell table:style-name="ce27" office:value-type="float" office:value="0.0326005025125628" calcext:value-type="float">
            <text:p>0.0326005025</text:p>
          </table:table-cell>
          <table:table-cell table:style-name="ce34" office:value-type="float" office:value="0.00776753351758794" calcext:value-type="float">
            <text:p>0.007767533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38f4625-FetchSlide-v1-dqst-future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04a8fc6-814a3d24-FetchSlide-v1-fwrl-future</text:p>
          </table:table-cell>
          <table:table-cell table:style-name="ce20" office:value-type="float" office:value="0.0235544217687075" calcext:value-type="float">
            <text:p>0.0235544218</text:p>
          </table:table-cell>
          <table:table-cell table:style-name="ce27" office:value-type="float" office:value="0.00999208744897959" calcext:value-type="float">
            <text:p>0.0099920874</text:p>
          </table:table-cell>
          <table:table-cell table:style-name="ce27" office:value-type="float" office:value="0.0235544217687075" calcext:value-type="float">
            <text:p>0.0235544218</text:p>
          </table:table-cell>
          <table:table-cell table:style-name="ce34" office:value-type="float" office:value="0.00999208744897959" calcext:value-type="float">
            <text:p>0.009992087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923e5525-FetchSlide-v1-fwrl-future</text:p>
          </table:table-cell>
          <table:table-cell table:style-name="ce21" office:value-type="float" office:value="0.0273809523809524" calcext:value-type="float">
            <text:p>0.0273809524</text:p>
          </table:table-cell>
          <table:table-cell table:style-name="ce28" office:value-type="float" office:value="0.00993474897959184" calcext:value-type="float">
            <text:p>0.009934749</text:p>
          </table:table-cell>
          <table:table-cell table:style-name="ce28" office:value-type="float" office:value="0.0273809523809524" calcext:value-type="float">
            <text:p>0.0273809524</text:p>
          </table:table-cell>
          <table:table-cell table:style-name="ce35" office:value-type="float" office:value="0.00993474897959184" calcext:value-type="float">
            <text:p>0.00993474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c26d68c1-FetchSlide-v1-fwrl-future</text:p>
          </table:table-cell>
          <table:table-cell table:style-name="ce21" office:value-type="float" office:value="0.0287414965986395" calcext:value-type="float">
            <text:p>0.0287414966</text:p>
          </table:table-cell>
          <table:table-cell table:style-name="ce28" office:value-type="float" office:value="0.00943345653061225" calcext:value-type="float">
            <text:p>0.0094334565</text:p>
          </table:table-cell>
          <table:table-cell table:style-name="ce28" office:value-type="float" office:value="0.0287414965986395" calcext:value-type="float">
            <text:p>0.0287414966</text:p>
          </table:table-cell>
          <table:table-cell table:style-name="ce35" office:value-type="float" office:value="0.00943345653061225" calcext:value-type="float">
            <text:p>0.009433456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cc7daced-FetchSlide-v1-fwrl-future</text:p>
          </table:table-cell>
          <table:table-cell table:style-name="ce21" office:value-type="float" office:value="0.0238945578231292" calcext:value-type="float">
            <text:p>0.0238945578</text:p>
          </table:table-cell>
          <table:table-cell table:style-name="ce28" office:value-type="float" office:value="0.0094130537755102" calcext:value-type="float">
            <text:p>0.0094130538</text:p>
          </table:table-cell>
          <table:table-cell table:style-name="ce28" office:value-type="float" office:value="0.0238945578231292" calcext:value-type="float">
            <text:p>0.0238945578</text:p>
          </table:table-cell>
          <table:table-cell table:style-name="ce35" office:value-type="float" office:value="0.0094130537755102" calcext:value-type="float">
            <text:p>0.009413053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c29724-path_reward_fetch_slide-FetchSlide-v1-fwrl</text:p>
          </table:table-cell>
          <table:table-cell table:style-name="ce21" office:value-type="float" office:value="0.0320561139028476" calcext:value-type="float">
            <text:p>0.0320561139</text:p>
          </table:table-cell>
          <table:table-cell table:style-name="ce28" office:value-type="float" office:value="0.00925319668341709" calcext:value-type="float">
            <text:p>0.0092531967</text:p>
          </table:table-cell>
          <table:table-cell table:style-name="ce28" office:value-type="float" office:value="0.0320561139028476" calcext:value-type="float">
            <text:p>0.0320561139</text:p>
          </table:table-cell>
          <table:table-cell table:style-name="ce35" office:value-type="float" office:value="0.00925319668341709" calcext:value-type="float">
            <text:p>0.009253196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Slide-v1-fwrl-future</text:p>
          </table:table-cell>
          <table:table-cell table:style-name="ce21" office:value-type="float" office:value="0.0252551020408163" calcext:value-type="float">
            <text:p>0.025255102</text:p>
          </table:table-cell>
          <table:table-cell table:style-name="ce28" office:value-type="float" office:value="0.00824335857142857" calcext:value-type="float">
            <text:p>0.0082433586</text:p>
          </table:table-cell>
          <table:table-cell table:style-name="ce28" office:value-type="float" office:value="0.0252551020408163" calcext:value-type="float">
            <text:p>0.025255102</text:p>
          </table:table-cell>
          <table:table-cell table:style-name="ce35" office:value-type="float" office:value="0.00824335857142857" calcext:value-type="float">
            <text:p>0.008243358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787553a-7ba91a16-FetchSlide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FetchSlide-v1-qlst-future</text:p>
          </table:table-cell>
          <table:table-cell table:style-name="ce23" office:value-type="float" office:value="0.0275510204081633" calcext:value-type="float">
            <text:p>0.0275510204</text:p>
          </table:table-cell>
          <table:table-cell table:style-name="ce30" office:value-type="float" office:value="0.0119615575510204" calcext:value-type="float">
            <text:p>0.0119615576</text:p>
          </table:table-cell>
          <table:table-cell table:style-name="ce30" office:value-type="float" office:value="0.0275510204081633" calcext:value-type="float">
            <text:p>0.0275510204</text:p>
          </table:table-cell>
          <table:table-cell table:style-name="ce37" office:value-type="float" office:value="0.0119615575510204" calcext:value-type="float">
            <text:p>0.0119615576</text:p>
          </table:table-cell>
        </table:table-row>
        <table:table-row table:style-name="ro1">
          <table:table-cell table:style-name="ce4" office:value-type="string" calcext:value-type="string">
            <text:p>FetchSlideCSL-v1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229d9f9-FetchSlideCSL-v1-dqst-future-her_fwrl_path_reward-FetchSlideCSL-v1-dqst</text:p>
          </table:table-cell>
          <table:table-cell table:style-name="ce20" office:value-type="float" office:value="0.00175438596491228" calcext:value-type="float">
            <text:p>0.001754386</text:p>
          </table:table-cell>
          <table:table-cell table:style-name="ce27" office:value-type="float" office:value="0.00868849315789474" calcext:value-type="float">
            <text:p>0.0086884932</text:p>
          </table:table-cell>
          <table:table-cell table:style-name="ce27" office:value-type="float" office:value="0.00175438596491228" calcext:value-type="float">
            <text:p>0.001754386</text:p>
          </table:table-cell>
          <table:table-cell table:style-name="ce34" office:value-type="float" office:value="0.00868849315789474" calcext:value-type="float">
            <text:p>0.008688493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8fc6729-her_fwrl_path_reward-FetchSlideCSL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229d9f9-FetchSlideCSL-v1-qlst-future-her_fwrl_path_reward-FetchSlideCSL-v1-qlst</text:p>
          </table:table-cell>
          <table:table-cell table:style-name="ce23" office:value-type="float" office:value="0.00238095238095238" calcext:value-type="float">
            <text:p>0.0023809524</text:p>
          </table:table-cell>
          <table:table-cell table:style-name="ce30" office:value-type="float" office:value="0.0137511992857143" calcext:value-type="float">
            <text:p>0.0137511993</text:p>
          </table:table-cell>
          <table:table-cell table:style-name="ce30" office:value-type="float" office:value="0.00238095238095238" calcext:value-type="float">
            <text:p>0.0023809524</text:p>
          </table:table-cell>
          <table:table-cell table:style-name="ce37" office:value-type="float" office:value="0.0137511992857143" calcext:value-type="float">
            <text:p>0.0137511993</text:p>
          </table:table-cell>
        </table:table-row>
        <table:table-row table:style-name="ro1">
          <table:table-cell table:style-name="ce4" office:value-type="string" calcext:value-type="string">
            <text:p>FetchSlide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SlidePR-v1-dqst</text:p>
          </table:table-cell>
          <table:table-cell table:style-name="ce23" office:value-type="float" office:value="0.0000837520938023451" calcext:value-type="float">
            <text:p>8.37520938023451E-05</text:p>
          </table:table-cell>
          <table:table-cell table:style-name="ce30" office:value-type="float" office:value="0.00961044065326633" calcext:value-type="float">
            <text:p>0.0096104407</text:p>
          </table:table-cell>
          <table:table-cell table:style-name="ce30" office:value-type="float" office:value="0.0000837520938023451" calcext:value-type="float">
            <text:p>8.37520938023451E-05</text:p>
          </table:table-cell>
          <table:table-cell table:style-name="ce37" office:value-type="float" office:value="0.00961044065326633" calcext:value-type="float">
            <text:p>0.0096104407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FetchSlidePR-v1-dqst</text:p>
          </table:table-cell>
          <table:table-cell table:style-name="ce20" office:value-type="float" office:value="0.00707705192629816" calcext:value-type="float">
            <text:p>0.0070770519</text:p>
          </table:table-cell>
          <table:table-cell table:style-name="ce27" office:value-type="float" office:value="0.0106441033919598" calcext:value-type="float">
            <text:p>0.0106441034</text:p>
          </table:table-cell>
          <table:table-cell table:style-name="ce27" office:value-type="float" office:value="0.00707705192629816" calcext:value-type="float">
            <text:p>0.0070770519</text:p>
          </table:table-cell>
          <table:table-cell table:style-name="ce34" office:value-type="float" office:value="0.0106441033919598" calcext:value-type="float">
            <text:p>0.0106441034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SlidePR-v1-dqst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7e5f41d-path_reward-FetchSlidePR-v1-ddp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0c29724-path_reward_fetch_slide-FetchSlidePR-v1-dqst</text:p>
          </table:table-cell>
          <table:table-cell table:style-name="ce20" office:value-type="float" office:value="0.0272403685092127" calcext:value-type="float">
            <text:p>0.0272403685</text:p>
          </table:table-cell>
          <table:table-cell table:style-name="ce27" office:value-type="float" office:value="0.0111108425628141" calcext:value-type="float">
            <text:p>0.0111108426</text:p>
          </table:table-cell>
          <table:table-cell table:style-name="ce27" office:value-type="float" office:value="0.0272403685092127" calcext:value-type="float">
            <text:p>0.0272403685</text:p>
          </table:table-cell>
          <table:table-cell table:style-name="ce34" office:value-type="float" office:value="0.0111108425628141" calcext:value-type="float">
            <text:p>0.011110842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27312c-path_reward-FetchSlidePR-v1-dq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eb45946-path_reward-FetchSlidePR-v1-dqst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a35609-path_reward-FetchSlidePR-v1-fwrl</text:p>
          </table:table-cell>
          <table:table-cell table:style-name="ce23" office:value-type="float" office:value="0.00169491525423729" calcext:value-type="float">
            <text:p>0.0016949153</text:p>
          </table:table-cell>
          <table:table-cell table:style-name="ce30" office:value-type="float" office:value="0.00934025949152542" calcext:value-type="float">
            <text:p>0.0093402595</text:p>
          </table:table-cell>
          <table:table-cell table:style-name="ce30" office:value-type="float" office:value="0.00169491525423729" calcext:value-type="float">
            <text:p>0.0016949153</text:p>
          </table:table-cell>
          <table:table-cell table:style-name="ce37" office:value-type="float" office:value="0.00934025949152542" calcext:value-type="float">
            <text:p>0.009340259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d5cefef-path_reward-FetchSlidePR-v1-ql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Sparse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0a8dd4-path_reward-FetchSlideSparse-v1-ddpg</text:p>
          </table:table-cell>
          <table:table-cell table:style-name="ce23" office:value-type="float" office:value="0.0305904522613065" calcext:value-type="float">
            <text:p>0.0305904523</text:p>
          </table:table-cell>
          <table:table-cell table:style-name="ce30" office:value-type="float" office:value="0.00703282253768844" calcext:value-type="float">
            <text:p>0.0070328225</text:p>
          </table:table-cell>
          <table:table-cell table:style-name="ce30" office:value-type="float" office:value="0.0305904522613065" calcext:value-type="float">
            <text:p>0.0305904523</text:p>
          </table:table-cell>
          <table:table-cell table:style-name="ce37" office:value-type="float" office:value="0.00703282253768844" calcext:value-type="float">
            <text:p>0.0070328225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7e5f41d-path_reward-FetchSlideSparse-v1-dqst</text:p>
          </table:table-cell>
          <table:table-cell table:style-name="ce23" office:value-type="float" office:value="0.0239406779661017" calcext:value-type="float">
            <text:p>0.023940678</text:p>
          </table:table-cell>
          <table:table-cell table:style-name="ce30" office:value-type="float" office:value="0.00809749720338983" calcext:value-type="float">
            <text:p>0.0080974972</text:p>
          </table:table-cell>
          <table:table-cell table:style-name="ce30" office:value-type="float" office:value="0.0239406779661017" calcext:value-type="float">
            <text:p>0.023940678</text:p>
          </table:table-cell>
          <table:table-cell table:style-name="ce37" office:value-type="float" office:value="0.00809749720338983" calcext:value-type="float">
            <text:p>0.0080974972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0a8dd4-path_reward-FetchSlideSparse-v1-fwrl</text:p>
          </table:table-cell>
          <table:table-cell table:style-name="ce23" office:value-type="float" office:value="0.0284757118927973" calcext:value-type="float">
            <text:p>0.0284757119</text:p>
          </table:table-cell>
          <table:table-cell table:style-name="ce30" office:value-type="float" office:value="0.00837823570351759" calcext:value-type="float">
            <text:p>0.0083782357</text:p>
          </table:table-cell>
          <table:table-cell table:style-name="ce30" office:value-type="float" office:value="0.0284757118927973" calcext:value-type="float">
            <text:p>0.0284757119</text:p>
          </table:table-cell>
          <table:table-cell table:style-name="ce37" office:value-type="float" office:value="0.00837823570351759" calcext:value-type="float">
            <text:p>0.0083782357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7e5f41d-path_reward-FetchSlideSparse-v1-qlst</text:p>
          </table:table-cell>
          <table:table-cell table:style-name="ce23" office:value-type="float" office:value="0.0286016949152542" calcext:value-type="float">
            <text:p>0.0286016949</text:p>
          </table:table-cell>
          <table:table-cell table:style-name="ce30" office:value-type="float" office:value="0.0149888522881356" calcext:value-type="float">
            <text:p>0.0149888523</text:p>
          </table:table-cell>
          <table:table-cell table:style-name="ce30" office:value-type="float" office:value="0.0286016949152542" calcext:value-type="float">
            <text:p>0.0286016949</text:p>
          </table:table-cell>
          <table:table-cell table:style-name="ce37" office:value-type="float" office:value="0.0149888522881356" calcext:value-type="float">
            <text:p>0.0149888523</text:p>
          </table:table-cell>
        </table:table-row>
        <table:table-row table:style-name="ro1">
          <table:table-cell table:style-name="ce4" office:value-type="string" calcext:value-type="string">
            <text:p>HandManipulateBlock-v0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ac60e0fa-HandManipulateBlock-v0-ddpg-future</text:p>
          </table:table-cell>
          <table:table-cell table:style-name="ce23" office:value-type="float" office:value="0.00433673469387755" calcext:value-type="float">
            <text:p>0.0043367347</text:p>
          </table:table-cell>
          <table:table-cell table:style-name="ce30" office:value-type="float" office:value="0.0265414436734694" calcext:value-type="float">
            <text:p>0.0265414437</text:p>
          </table:table-cell>
          <table:table-cell table:style-name="ce30" office:value-type="float" office:value="0.00433673469387755" calcext:value-type="float">
            <text:p>0.0043367347</text:p>
          </table:table-cell>
          <table:table-cell table:style-name="ce37" office:value-type="float" office:value="0.0265414436734694" calcext:value-type="float">
            <text:p>0.0265414437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5ecfb92e-HandManipulateBlock-v0-fwrl-future</text:p>
          </table:table-cell>
          <table:table-cell table:style-name="ce23" office:value-type="float" office:value="0.00442176870748299" calcext:value-type="float">
            <text:p>0.0044217687</text:p>
          </table:table-cell>
          <table:table-cell table:style-name="ce30" office:value-type="float" office:value="0.0267117952040816" calcext:value-type="float">
            <text:p>0.0267117952</text:p>
          </table:table-cell>
          <table:table-cell table:style-name="ce30" office:value-type="float" office:value="0.00442176870748299" calcext:value-type="float">
            <text:p>0.0044217687</text:p>
          </table:table-cell>
          <table:table-cell table:style-name="ce37" office:value-type="float" office:value="0.0267117952040816" calcext:value-type="float">
            <text:p>0.0267117952</text:p>
          </table:table-cell>
        </table:table-row>
        <table:table-row table:style-name="ro1">
          <table:table-cell table:style-name="ce4" office:value-type="string" calcext:value-type="string">
            <text:p>HandManipulateBlock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BlockPR-v0-ddpg</text:p>
          </table:table-cell>
          <table:table-cell table:style-name="ce20" office:value-type="float" office:value="0.000209380234505863" calcext:value-type="float">
            <text:p>0.0002093802</text:p>
          </table:table-cell>
          <table:table-cell table:style-name="ce27" office:value-type="float" office:value="0.0204509986432161" calcext:value-type="float">
            <text:p>0.0204509986</text:p>
          </table:table-cell>
          <table:table-cell table:style-name="ce27" office:value-type="float" office:value="0.000209380234505863" calcext:value-type="float">
            <text:p>0.0002093802</text:p>
          </table:table-cell>
          <table:table-cell table:style-name="ce34" office:value-type="float" office:value="0.0204509986432161" calcext:value-type="float">
            <text:p>0.020450998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BlockPR-v0-dqst</text:p>
          </table:table-cell>
          <table:table-cell table:style-name="ce20" office:value-type="float" office:value="0.00672110552763819" calcext:value-type="float">
            <text:p>0.0067211055</text:p>
          </table:table-cell>
          <table:table-cell table:style-name="ce27" office:value-type="float" office:value="0.0224396031658291" calcext:value-type="float">
            <text:p>0.0224396032</text:p>
          </table:table-cell>
          <table:table-cell table:style-name="ce27" office:value-type="float" office:value="0.00672110552763819" calcext:value-type="float">
            <text:p>0.0067211055</text:p>
          </table:table-cell>
          <table:table-cell table:style-name="ce34" office:value-type="float" office:value="0.0224396031658291" calcext:value-type="float">
            <text:p>0.022439603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PR-v0-dqst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BlockPR-v0-fwrl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23432710338983" calcext:value-type="float">
            <text:p>0.0234327103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23432710338983" calcext:value-type="float">
            <text:p>0.0234327103</text:p>
          </table:table-cell>
        </table:table-row>
        <table:table-row table:style-name="ro1">
          <table:table-cell table:style-name="ce4" office:value-type="string" calcext:value-type="string">
            <text:p>HandManipulateBlockRotateXYZ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BlockRotateXYZ-v0-ddpg</text:p>
          </table:table-cell>
          <table:table-cell table:style-name="ce23" office:value-type="float" office:value="0.0232142857142857" calcext:value-type="float">
            <text:p>0.0232142857</text:p>
          </table:table-cell>
          <table:table-cell table:style-name="ce30" office:value-type="float" office:value="0.0289382575510204" calcext:value-type="float">
            <text:p>0.0289382576</text:p>
          </table:table-cell>
          <table:table-cell table:style-name="ce30" office:value-type="float" office:value="0.0232142857142857" calcext:value-type="float">
            <text:p>0.0232142857</text:p>
          </table:table-cell>
          <table:table-cell table:style-name="ce37" office:value-type="float" office:value="0.0289382575510204" calcext:value-type="float">
            <text:p>0.0289382576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BlockRotateXYZ-v0-qlst</text:p>
          </table:table-cell>
          <table:table-cell table:style-name="ce23" office:value-type="float" office:value="0.0288265306122449" calcext:value-type="float">
            <text:p>0.0288265306</text:p>
          </table:table-cell>
          <table:table-cell table:style-name="ce30" office:value-type="float" office:value="0.0297397483673469" calcext:value-type="float">
            <text:p>0.0297397484</text:p>
          </table:table-cell>
          <table:table-cell table:style-name="ce30" office:value-type="float" office:value="0.0288265306122449" calcext:value-type="float">
            <text:p>0.0288265306</text:p>
          </table:table-cell>
          <table:table-cell table:style-name="ce37" office:value-type="float" office:value="0.0297397483673469" calcext:value-type="float">
            <text:p>0.0297397484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BlockRotateXYZ-v0-ddpg</text:p>
          </table:table-cell>
          <table:table-cell table:style-name="ce20" office:value-type="float" office:value="0.0232142857142857" calcext:value-type="float">
            <text:p>0.0232142857</text:p>
          </table:table-cell>
          <table:table-cell table:style-name="ce27" office:value-type="float" office:value="0.0289382575510204" calcext:value-type="float">
            <text:p>0.0289382576</text:p>
          </table:table-cell>
          <table:table-cell table:style-name="ce27" office:value-type="float" office:value="0.0232142857142857" calcext:value-type="float">
            <text:p>0.0232142857</text:p>
          </table:table-cell>
          <table:table-cell table:style-name="ce34" office:value-type="float" office:value="0.0289382575510204" calcext:value-type="float">
            <text:p>0.028938257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BlockRotateXYZ-v0-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BlockRotateXYZ-v0-dqst</text:p>
          </table:table-cell>
          <table:table-cell table:style-name="ce20" office:value-type="float" office:value="0.0164965986394558" calcext:value-type="float">
            <text:p>0.0164965986</text:p>
          </table:table-cell>
          <table:table-cell table:style-name="ce27" office:value-type="float" office:value="0.0273454120408163" calcext:value-type="float">
            <text:p>0.027345412</text:p>
          </table:table-cell>
          <table:table-cell table:style-name="ce27" office:value-type="float" office:value="0.0164965986394558" calcext:value-type="float">
            <text:p>0.0164965986</text:p>
          </table:table-cell>
          <table:table-cell table:style-name="ce34" office:value-type="float" office:value="0.0273454120408163" calcext:value-type="float">
            <text:p>0.02734541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BlockRotateXYZ-v0-dqst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BlockRotateXYZ-v0-fwrl</text:p>
          </table:table-cell>
          <table:table-cell table:style-name="ce20" office:value-type="float" office:value="0.0238095238095238" calcext:value-type="float">
            <text:p>0.0238095238</text:p>
          </table:table-cell>
          <table:table-cell table:style-name="ce27" office:value-type="float" office:value="0.0291240956122449" calcext:value-type="float">
            <text:p>0.0291240956</text:p>
          </table:table-cell>
          <table:table-cell table:style-name="ce27" office:value-type="float" office:value="0.0238095238095238" calcext:value-type="float">
            <text:p>0.0238095238</text:p>
          </table:table-cell>
          <table:table-cell table:style-name="ce34" office:value-type="float" office:value="0.0291240956122449" calcext:value-type="float">
            <text:p>0.029124095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BlockRotateXYZ-v0-fwrl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</table:table-row>
        <table:table-row table:style-name="ro1">
          <table:table-cell table:style-name="ce4" office:value-type="string" calcext:value-type="string">
            <text:p>HandManipulateBlockRotateXYZ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BlockRotateXYZPR-v0-dqst</text:p>
          </table:table-cell>
          <table:table-cell table:style-name="ce23" office:value-type="float" office:value="0.013265306122449" calcext:value-type="float">
            <text:p>0.0132653061</text:p>
          </table:table-cell>
          <table:table-cell table:style-name="ce30" office:value-type="float" office:value="0.0278598289795918" calcext:value-type="float">
            <text:p>0.027859829</text:p>
          </table:table-cell>
          <table:table-cell table:style-name="ce30" office:value-type="float" office:value="0.013265306122449" calcext:value-type="float">
            <text:p>0.0132653061</text:p>
          </table:table-cell>
          <table:table-cell table:style-name="ce37" office:value-type="float" office:value="0.0278598289795918" calcext:value-type="float">
            <text:p>0.027859829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BlockRotateXYZPR-v0-dqst</text:p>
          </table:table-cell>
          <table:table-cell table:style-name="ce20" office:value-type="float" office:value="0.013265306122449" calcext:value-type="float">
            <text:p>0.0132653061</text:p>
          </table:table-cell>
          <table:table-cell table:style-name="ce27" office:value-type="float" office:value="0.0278598289795918" calcext:value-type="float">
            <text:p>0.027859829</text:p>
          </table:table-cell>
          <table:table-cell table:style-name="ce27" office:value-type="float" office:value="0.013265306122449" calcext:value-type="float">
            <text:p>0.0132653061</text:p>
          </table:table-cell>
          <table:table-cell table:style-name="ce34" office:value-type="float" office:value="0.0278598289795918" calcext:value-type="float">
            <text:p>0.027859829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BlockRotateXYZPR-v0-dqst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</table:table-row>
        <table:table-row table:style-name="ro1">
          <table:table-cell table:style-name="ce4" office:value-type="string" calcext:value-type="string">
            <text:p>HandManipulateBlock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BlockSparse-v0-ddpg</text:p>
          </table:table-cell>
          <table:table-cell table:style-name="ce20" office:value-type="float" office:value="0.0152219430485762" calcext:value-type="float">
            <text:p>0.015221943</text:p>
          </table:table-cell>
          <table:table-cell table:style-name="ce27" office:value-type="float" office:value="0.0222460485427136" calcext:value-type="float">
            <text:p>0.0222460485</text:p>
          </table:table-cell>
          <table:table-cell table:style-name="ce27" office:value-type="float" office:value="0.0152219430485762" calcext:value-type="float">
            <text:p>0.015221943</text:p>
          </table:table-cell>
          <table:table-cell table:style-name="ce34" office:value-type="float" office:value="0.0222460485427136" calcext:value-type="float">
            <text:p>0.022246048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Sparse-v0-ddpg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BlockSparse-v0-dqst</text:p>
          </table:table-cell>
          <table:table-cell table:style-name="ce20" office:value-type="float" office:value="0.0107412060301508" calcext:value-type="float">
            <text:p>0.010741206</text:p>
          </table:table-cell>
          <table:table-cell table:style-name="ce27" office:value-type="float" office:value="0.022642142361809" calcext:value-type="float">
            <text:p>0.0226421424</text:p>
          </table:table-cell>
          <table:table-cell table:style-name="ce27" office:value-type="float" office:value="0.0107412060301508" calcext:value-type="float">
            <text:p>0.010741206</text:p>
          </table:table-cell>
          <table:table-cell table:style-name="ce34" office:value-type="float" office:value="0.022642142361809" calcext:value-type="float">
            <text:p>0.022642142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Sparse-v0-dqst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BlockSparse-v0-fwrl</text:p>
          </table:table-cell>
          <table:table-cell table:style-name="ce23" office:value-type="float" office:value="0.00423728813559322" calcext:value-type="float">
            <text:p>0.0042372881</text:p>
          </table:table-cell>
          <table:table-cell table:style-name="ce30" office:value-type="float" office:value="0.0252134992372881" calcext:value-type="float">
            <text:p>0.0252134992</text:p>
          </table:table-cell>
          <table:table-cell table:style-name="ce30" office:value-type="float" office:value="0.00423728813559322" calcext:value-type="float">
            <text:p>0.0042372881</text:p>
          </table:table-cell>
          <table:table-cell table:style-name="ce37" office:value-type="float" office:value="0.0252134992372881" calcext:value-type="float">
            <text:p>0.0252134992</text:p>
          </table:table-cell>
        </table:table-row>
        <table:table-row table:style-name="ro1">
          <table:table-cell table:style-name="ce4" office:value-type="string" calcext:value-type="string">
            <text:p>HandManipulateEggFull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EggFull-v0-ddpg</text:p>
          </table:table-cell>
          <table:table-cell table:style-name="ce23" office:value-type="float" office:value="0.000680272108843537" calcext:value-type="float">
            <text:p>0.0006802721</text:p>
          </table:table-cell>
          <table:table-cell table:style-name="ce30" office:value-type="float" office:value="0.0229567619387755" calcext:value-type="float">
            <text:p>0.0229567619</text:p>
          </table:table-cell>
          <table:table-cell table:style-name="ce30" office:value-type="float" office:value="0.000680272108843537" calcext:value-type="float">
            <text:p>0.0006802721</text:p>
          </table:table-cell>
          <table:table-cell table:style-name="ce37" office:value-type="float" office:value="0.0229567619387755" calcext:value-type="float">
            <text:p>0.0229567619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EggFull-v0-qlst</text:p>
          </table:table-cell>
          <table:table-cell table:style-name="ce23" office:value-type="float" office:value="0.000340136054421769" calcext:value-type="float">
            <text:p>0.0003401361</text:p>
          </table:table-cell>
          <table:table-cell table:style-name="ce30" office:value-type="float" office:value="0.0234109308163265" calcext:value-type="float">
            <text:p>0.0234109308</text:p>
          </table:table-cell>
          <table:table-cell table:style-name="ce30" office:value-type="float" office:value="0.000340136054421769" calcext:value-type="float">
            <text:p>0.0003401361</text:p>
          </table:table-cell>
          <table:table-cell table:style-name="ce37" office:value-type="float" office:value="0.0234109308163265" calcext:value-type="float">
            <text:p>0.0234109308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EggFull-v0-ddpg</text:p>
          </table:table-cell>
          <table:table-cell table:style-name="ce20" office:value-type="float" office:value="0.0135204081632653" calcext:value-type="float">
            <text:p>0.0135204082</text:p>
          </table:table-cell>
          <table:table-cell table:style-name="ce27" office:value-type="float" office:value="0.0197787870408163" calcext:value-type="float">
            <text:p>0.019778787</text:p>
          </table:table-cell>
          <table:table-cell table:style-name="ce27" office:value-type="float" office:value="0.0135204081632653" calcext:value-type="float">
            <text:p>0.0135204082</text:p>
          </table:table-cell>
          <table:table-cell table:style-name="ce34" office:value-type="float" office:value="0.0197787870408163" calcext:value-type="float">
            <text:p>0.01977878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EggFull-v0-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EggFull-v0-dqst</text:p>
          </table:table-cell>
          <table:table-cell table:style-name="ce20" office:value-type="float" office:value="0.00875850340136055" calcext:value-type="float">
            <text:p>0.0087585034</text:p>
          </table:table-cell>
          <table:table-cell table:style-name="ce27" office:value-type="float" office:value="0.0248100918367347" calcext:value-type="float">
            <text:p>0.0248100918</text:p>
          </table:table-cell>
          <table:table-cell table:style-name="ce27" office:value-type="float" office:value="0.00875850340136055" calcext:value-type="float">
            <text:p>0.0087585034</text:p>
          </table:table-cell>
          <table:table-cell table:style-name="ce34" office:value-type="float" office:value="0.0248100918367347" calcext:value-type="float">
            <text:p>0.024810091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EggFull-v0-dqst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EggFull-v0-fwrl</text:p>
          </table:table-cell>
          <table:table-cell table:style-name="ce20" office:value-type="float" office:value="0.00986394557823129" calcext:value-type="float">
            <text:p>0.0098639456</text:p>
          </table:table-cell>
          <table:table-cell table:style-name="ce27" office:value-type="float" office:value="0.02450936" calcext:value-type="float">
            <text:p>0.02450936</text:p>
          </table:table-cell>
          <table:table-cell table:style-name="ce27" office:value-type="float" office:value="0.00986394557823129" calcext:value-type="float">
            <text:p>0.0098639456</text:p>
          </table:table-cell>
          <table:table-cell table:style-name="ce34" office:value-type="float" office:value="0.02450936" calcext:value-type="float">
            <text:p>0.0245093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EggFull-v0-fwrl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</table:table-row>
        <table:table-row table:style-name="ro1">
          <table:table-cell table:style-name="ce4" office:value-type="string" calcext:value-type="string">
            <text:p>HandManipulateEggFull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EggFullPR-v0-dqst</text:p>
          </table:table-cell>
          <table:table-cell table:style-name="ce23" office:value-type="float" office:value="0.000510204081632653" calcext:value-type="float">
            <text:p>0.0005102041</text:p>
          </table:table-cell>
          <table:table-cell table:style-name="ce30" office:value-type="float" office:value="0.0277447015306122" calcext:value-type="float">
            <text:p>0.0277447015</text:p>
          </table:table-cell>
          <table:table-cell table:style-name="ce30" office:value-type="float" office:value="0.000510204081632653" calcext:value-type="float">
            <text:p>0.0005102041</text:p>
          </table:table-cell>
          <table:table-cell table:style-name="ce37" office:value-type="float" office:value="0.0277447015306122" calcext:value-type="float">
            <text:p>0.027744701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EggFullPR-v0-dqst</text:p>
          </table:table-cell>
          <table:table-cell table:style-name="ce20" office:value-type="float" office:value="0.00442176870748299" calcext:value-type="float">
            <text:p>0.0044217687</text:p>
          </table:table-cell>
          <table:table-cell table:style-name="ce27" office:value-type="float" office:value="0.0277447015306122" calcext:value-type="float">
            <text:p>0.0277447015</text:p>
          </table:table-cell>
          <table:table-cell table:style-name="ce27" office:value-type="float" office:value="0.00442176870748299" calcext:value-type="float">
            <text:p>0.0044217687</text:p>
          </table:table-cell>
          <table:table-cell table:style-name="ce34" office:value-type="float" office:value="0.0277447015306122" calcext:value-type="float">
            <text:p>0.0277447015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EggFullPR-v0-dqst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</table:table-row>
        <table:table-row table:style-name="ro1">
          <table:table-cell table:style-name="ce4" office:value-type="string" calcext:value-type="string">
            <text:p>HandManipulateEgg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EggPR-v0-ddpg</text:p>
          </table:table-cell>
          <table:table-cell table:style-name="ce20" office:value-type="float" office:value="0.0000837520938023451" calcext:value-type="float">
            <text:p>8.37520938023451E-05</text:p>
          </table:table-cell>
          <table:table-cell table:style-name="ce27" office:value-type="float" office:value="0.0195896954773869" calcext:value-type="float">
            <text:p>0.0195896955</text:p>
          </table:table-cell>
          <table:table-cell table:style-name="ce27" office:value-type="float" office:value="0.0000837520938023451" calcext:value-type="float">
            <text:p>8.37520938023451E-05</text:p>
          </table:table-cell>
          <table:table-cell table:style-name="ce34" office:value-type="float" office:value="0.0195896954773869" calcext:value-type="float">
            <text:p>0.019589695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EggPR-v0-dqst</text:p>
          </table:table-cell>
          <table:table-cell table:style-name="ce40"/>
          <table:table-cell table:style-name="ce41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PR-v0-dqst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EggPR-v0-fwrl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234260628813559" calcext:value-type="float">
            <text:p>0.0234260629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234260628813559" calcext:value-type="float">
            <text:p>0.0234260629</text:p>
          </table:table-cell>
        </table:table-row>
        <table:table-row table:style-name="ro1">
          <table:table-cell table:style-name="ce4" office:value-type="string" calcext:value-type="string">
            <text:p>HandManipulateEgg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EggSparse-v0-ddpg</text:p>
          </table:table-cell>
          <table:table-cell table:style-name="ce20" office:value-type="float" office:value="0.023178391959799" calcext:value-type="float">
            <text:p>0.023178392</text:p>
          </table:table-cell>
          <table:table-cell table:style-name="ce27" office:value-type="float" office:value="0.0185166734924623" calcext:value-type="float">
            <text:p>0.0185166735</text:p>
          </table:table-cell>
          <table:table-cell table:style-name="ce27" office:value-type="float" office:value="0.023178391959799" calcext:value-type="float">
            <text:p>0.023178392</text:p>
          </table:table-cell>
          <table:table-cell table:style-name="ce34" office:value-type="float" office:value="0.0185166734924623" calcext:value-type="float">
            <text:p>0.018516673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Sparse-v0-ddpg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EggSparse-v0-dqst</text:p>
          </table:table-cell>
          <table:table-cell table:style-name="ce20" office:value-type="float" office:value="0.0182579564489112" calcext:value-type="float">
            <text:p>0.0182579564</text:p>
          </table:table-cell>
          <table:table-cell table:style-name="ce27" office:value-type="float" office:value="0.0198413681407035" calcext:value-type="float">
            <text:p>0.0198413681</text:p>
          </table:table-cell>
          <table:table-cell table:style-name="ce27" office:value-type="float" office:value="0.0182579564489112" calcext:value-type="float">
            <text:p>0.0182579564</text:p>
          </table:table-cell>
          <table:table-cell table:style-name="ce34" office:value-type="float" office:value="0.0198413681407035" calcext:value-type="float">
            <text:p>0.019841368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Sparse-v0-dqst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EggSparse-v0-fwrl</text:p>
          </table:table-cell>
          <table:table-cell table:style-name="ce23" office:value-type="float" office:value="0.00967514124293786" calcext:value-type="float">
            <text:p>0.0096751412</text:p>
          </table:table-cell>
          <table:table-cell table:style-name="ce30" office:value-type="float" office:value="0.0243148028813559" calcext:value-type="float">
            <text:p>0.0243148029</text:p>
          </table:table-cell>
          <table:table-cell table:style-name="ce30" office:value-type="float" office:value="0.00967514124293786" calcext:value-type="float">
            <text:p>0.0096751412</text:p>
          </table:table-cell>
          <table:table-cell table:style-name="ce37" office:value-type="float" office:value="0.0243148028813559" calcext:value-type="float">
            <text:p>0.0243148029</text:p>
          </table:table-cell>
        </table:table-row>
        <table:table-row table:style-name="ro1">
          <table:table-cell table:style-name="ce4" office:value-type="string" calcext:value-type="string">
            <text:p>HandManipulatePen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PenPR-v0-ddpg</text:p>
          </table:table-cell>
          <table:table-cell table:style-name="ce20" office:value-type="float" office:value="0.00033500837520938" calcext:value-type="float">
            <text:p>0.0003350084</text:p>
          </table:table-cell>
          <table:table-cell table:style-name="ce27" office:value-type="float" office:value="0.0166443924623116" calcext:value-type="float">
            <text:p>0.0166443925</text:p>
          </table:table-cell>
          <table:table-cell table:style-name="ce27" office:value-type="float" office:value="0.00033500837520938" calcext:value-type="float">
            <text:p>0.0003350084</text:p>
          </table:table-cell>
          <table:table-cell table:style-name="ce34" office:value-type="float" office:value="0.0166443924623116" calcext:value-type="float">
            <text:p>0.016644392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PR-v0-ddpg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PenPR-v0-dqst</text:p>
          </table:table-cell>
          <table:table-cell table:style-name="ce20" office:value-type="float" office:value="0.00732830820770519" calcext:value-type="float">
            <text:p>0.0073283082</text:p>
          </table:table-cell>
          <table:table-cell table:style-name="ce27" office:value-type="float" office:value="0.022570259798995" calcext:value-type="float">
            <text:p>0.0225702598</text:p>
          </table:table-cell>
          <table:table-cell table:style-name="ce27" office:value-type="float" office:value="0.00732830820770519" calcext:value-type="float">
            <text:p>0.0073283082</text:p>
          </table:table-cell>
          <table:table-cell table:style-name="ce34" office:value-type="float" office:value="0.022570259798995" calcext:value-type="float">
            <text:p>0.022570259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PR-v0-dqst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ManipulatePenPR-v0-fwrl</text:p>
          </table:table-cell>
          <table:table-cell table:style-name="ce20" office:value-type="float" office:value="0.00033500837520938" calcext:value-type="float">
            <text:p>0.0003350084</text:p>
          </table:table-cell>
          <table:table-cell table:style-name="ce27" office:value-type="float" office:value="0.0166818723115578" calcext:value-type="float">
            <text:p>0.0166818723</text:p>
          </table:table-cell>
          <table:table-cell table:style-name="ce27" office:value-type="float" office:value="0.00033500837520938" calcext:value-type="float">
            <text:p>0.0003350084</text:p>
          </table:table-cell>
          <table:table-cell table:style-name="ce34" office:value-type="float" office:value="0.0166818723115578" calcext:value-type="float">
            <text:p>0.0166818723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ManipulatePenPR-v0-fwrl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</table:table-row>
        <table:table-row table:style-name="ro1">
          <table:table-cell table:style-name="ce4" office:value-type="string" calcext:value-type="string">
            <text:p>HandManipulatePenRotate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PenRotate-v0-ddpg</text:p>
          </table:table-cell>
          <table:table-cell table:style-name="ce23" office:value-type="float" office:value="0.0186224489795918" calcext:value-type="float">
            <text:p>0.018622449</text:p>
          </table:table-cell>
          <table:table-cell table:style-name="ce30" office:value-type="float" office:value="0.0285106193877551" calcext:value-type="float">
            <text:p>0.0285106194</text:p>
          </table:table-cell>
          <table:table-cell table:style-name="ce30" office:value-type="float" office:value="0.0186224489795918" calcext:value-type="float">
            <text:p>0.018622449</text:p>
          </table:table-cell>
          <table:table-cell table:style-name="ce37" office:value-type="float" office:value="0.0285106193877551" calcext:value-type="float">
            <text:p>0.0285106194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PenRotate-v0-qlst</text:p>
          </table:table-cell>
          <table:table-cell table:style-name="ce23" office:value-type="float" office:value="0.0198979591836735" calcext:value-type="float">
            <text:p>0.0198979592</text:p>
          </table:table-cell>
          <table:table-cell table:style-name="ce30" office:value-type="float" office:value="0.0310353302040816" calcext:value-type="float">
            <text:p>0.0310353302</text:p>
          </table:table-cell>
          <table:table-cell table:style-name="ce30" office:value-type="float" office:value="0.0198979591836735" calcext:value-type="float">
            <text:p>0.0198979592</text:p>
          </table:table-cell>
          <table:table-cell table:style-name="ce37" office:value-type="float" office:value="0.0310353302040816" calcext:value-type="float">
            <text:p>0.0310353302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PenRotate-v0-ddpg</text:p>
          </table:table-cell>
          <table:table-cell table:style-name="ce20" office:value-type="float" office:value="0.0186224489795918" calcext:value-type="float">
            <text:p>0.018622449</text:p>
          </table:table-cell>
          <table:table-cell table:style-name="ce27" office:value-type="float" office:value="0.0285106193877551" calcext:value-type="float">
            <text:p>0.0285106194</text:p>
          </table:table-cell>
          <table:table-cell table:style-name="ce27" office:value-type="float" office:value="0.0186224489795918" calcext:value-type="float">
            <text:p>0.018622449</text:p>
          </table:table-cell>
          <table:table-cell table:style-name="ce34" office:value-type="float" office:value="0.0285106193877551" calcext:value-type="float">
            <text:p>0.028510619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PenRotate-v0-ddpg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6efc1de-path_reward_low_thresh_chosen-HandManipulatePenRotate-v0-dqst</text:p>
          </table:table-cell>
          <table:table-cell table:style-name="ce23" office:value-type="float" office:value="0.0185374149659864" calcext:value-type="float">
            <text:p>0.018537415</text:p>
          </table:table-cell>
          <table:table-cell table:style-name="ce30" office:value-type="float" office:value="0.0289552909183674" calcext:value-type="float">
            <text:p>0.0289552909</text:p>
          </table:table-cell>
          <table:table-cell table:style-name="ce30" office:value-type="float" office:value="0.0185374149659864" calcext:value-type="float">
            <text:p>0.018537415</text:p>
          </table:table-cell>
          <table:table-cell table:style-name="ce37" office:value-type="float" office:value="0.0289552909183674" calcext:value-type="float">
            <text:p>0.02895529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PenRotate-v0-fwrl</text:p>
          </table:table-cell>
          <table:table-cell table:style-name="ce20" office:value-type="float" office:value="0.018452380952381" calcext:value-type="float">
            <text:p>0.018452381</text:p>
          </table:table-cell>
          <table:table-cell table:style-name="ce27" office:value-type="float" office:value="0.0263642148979592" calcext:value-type="float">
            <text:p>0.0263642149</text:p>
          </table:table-cell>
          <table:table-cell table:style-name="ce27" office:value-type="float" office:value="0.018452380952381" calcext:value-type="float">
            <text:p>0.018452381</text:p>
          </table:table-cell>
          <table:table-cell table:style-name="ce34" office:value-type="float" office:value="0.0263642148979592" calcext:value-type="float">
            <text:p>0.0263642149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PenRotate-v0-fwrl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</table:table-row>
        <table:table-row table:style-name="ro1">
          <table:table-cell table:style-name="ce4" office:value-type="string" calcext:value-type="string">
            <text:p>HandManipulatePenRotate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PenRotatePR-v0-dqst</text:p>
          </table:table-cell>
          <table:table-cell table:style-name="ce23" office:value-type="float" office:value="0.00977891156462585" calcext:value-type="float">
            <text:p>0.0097789116</text:p>
          </table:table-cell>
          <table:table-cell table:style-name="ce30" office:value-type="float" office:value="0.0296186391836735" calcext:value-type="float">
            <text:p>0.0296186392</text:p>
          </table:table-cell>
          <table:table-cell table:style-name="ce30" office:value-type="float" office:value="0.00977891156462585" calcext:value-type="float">
            <text:p>0.0097789116</text:p>
          </table:table-cell>
          <table:table-cell table:style-name="ce37" office:value-type="float" office:value="0.0296186391836735" calcext:value-type="float">
            <text:p>0.0296186392</text:p>
          </table:table-cell>
        </table:table-row>
        <table:table-row table:style-name="ro1">
          <table:table-cell table:style-name="ce6"/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6efc1de-path_reward_low_thresh_noisy_chosen-HandManipulatePenRotatePR-v0-dqst</text:p>
          </table:table-cell>
          <table:table-cell table:style-name="ce23" office:value-type="float" office:value="0.0107993197278912" calcext:value-type="float">
            <text:p>0.0107993197</text:p>
          </table:table-cell>
          <table:table-cell table:style-name="ce30" office:value-type="float" office:value="0.0303669748979592" calcext:value-type="float">
            <text:p>0.0303669749</text:p>
          </table:table-cell>
          <table:table-cell table:style-name="ce30" office:value-type="float" office:value="0.0107993197278912" calcext:value-type="float">
            <text:p>0.0107993197</text:p>
          </table:table-cell>
          <table:table-cell table:style-name="ce37" office:value-type="float" office:value="0.0303669748979592" calcext:value-type="float">
            <text:p>0.0303669749</text:p>
          </table:table-cell>
        </table:table-row>
        <table:table-row table:style-name="ro1">
          <table:table-cell table:style-name="ce4" office:value-type="string" calcext:value-type="string">
            <text:p>HandManipulatePen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PenSparse-v0-ddpg</text:p>
          </table:table-cell>
          <table:table-cell table:style-name="ce20" office:value-type="float" office:value="0.019891122278057" calcext:value-type="float">
            <text:p>0.0198911223</text:p>
          </table:table-cell>
          <table:table-cell table:style-name="ce27" office:value-type="float" office:value="0.026109094120603" calcext:value-type="float">
            <text:p>0.0261090941</text:p>
          </table:table-cell>
          <table:table-cell table:style-name="ce27" office:value-type="float" office:value="0.019891122278057" calcext:value-type="float">
            <text:p>0.0198911223</text:p>
          </table:table-cell>
          <table:table-cell table:style-name="ce34" office:value-type="float" office:value="0.026109094120603" calcext:value-type="float">
            <text:p>0.026109094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Sparse-v0-ddpg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PenSparse-v0-dqst</text:p>
          </table:table-cell>
          <table:table-cell table:style-name="ce20" office:value-type="float" office:value="0.019786432160804" calcext:value-type="float">
            <text:p>0.0197864322</text:p>
          </table:table-cell>
          <table:table-cell table:style-name="ce27" office:value-type="float" office:value="0.0247123159296482" calcext:value-type="float">
            <text:p>0.0247123159</text:p>
          </table:table-cell>
          <table:table-cell table:style-name="ce27" office:value-type="float" office:value="0.019786432160804" calcext:value-type="float">
            <text:p>0.0197864322</text:p>
          </table:table-cell>
          <table:table-cell table:style-name="ce34" office:value-type="float" office:value="0.0247123159296482" calcext:value-type="float">
            <text:p>0.0247123159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Sparse-v0-dqst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PenSparse-v0-fwrl</text:p>
          </table:table-cell>
          <table:table-cell table:style-name="ce23" office:value-type="float" office:value="0.0151129943502825" calcext:value-type="float">
            <text:p>0.0151129944</text:p>
          </table:table-cell>
          <table:table-cell table:style-name="ce30" office:value-type="float" office:value="0.0220831883898305" calcext:value-type="float">
            <text:p>0.0220831884</text:p>
          </table:table-cell>
          <table:table-cell table:style-name="ce30" office:value-type="float" office:value="0.0151129943502825" calcext:value-type="float">
            <text:p>0.0151129944</text:p>
          </table:table-cell>
          <table:table-cell table:style-name="ce37" office:value-type="float" office:value="0.0220831883898305" calcext:value-type="float">
            <text:p>0.0220831884</text:p>
          </table:table-cell>
        </table:table-row>
        <table:table-row table:style-name="ro1">
          <table:table-cell table:style-name="ce4" office:value-type="string" calcext:value-type="string">
            <text:p>HandReach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Reach-v0-ddpg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353278140677966" calcext:value-type="float">
            <text:p>0.0035327814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353278140677966" calcext:value-type="float">
            <text:p>0.0035327814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Reach-v0-qlst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325682345762712" calcext:value-type="float">
            <text:p>0.0032568235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325682345762712" calcext:value-type="float">
            <text:p>0.003256823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Reach-v0-ddpg</text:p>
          </table:table-cell>
          <table:table-cell table:style-name="ce20" office:value-type="float" office:value="0.0262005649717514" calcext:value-type="float">
            <text:p>0.026200565</text:p>
          </table:table-cell>
          <table:table-cell table:style-name="ce27" office:value-type="float" office:value="0.00337276675423729" calcext:value-type="float">
            <text:p>0.0033727668</text:p>
          </table:table-cell>
          <table:table-cell table:style-name="ce27" office:value-type="float" office:value="0.0262005649717514" calcext:value-type="float">
            <text:p>0.026200565</text:p>
          </table:table-cell>
          <table:table-cell table:style-name="ce34"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Reach-v0-dqst</text:p>
          </table:table-cell>
          <table:table-cell table:style-name="ce20" office:value-type="float" office:value="0.030861581920904" calcext:value-type="float">
            <text:p>0.0308615819</text:p>
          </table:table-cell>
          <table:table-cell table:style-name="ce27" office:value-type="float" office:value="0.00255643309322034" calcext:value-type="float">
            <text:p>0.0025564331</text:p>
          </table:table-cell>
          <table:table-cell table:style-name="ce27" office:value-type="float" office:value="0.030861581920904" calcext:value-type="float">
            <text:p>0.0308615819</text:p>
          </table:table-cell>
          <table:table-cell table:style-name="ce34"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Reach-v0-dqst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Reach-v0-fwrl</text:p>
          </table:table-cell>
          <table:table-cell table:style-name="ce20" office:value-type="float" office:value="0.0303672316384181" calcext:value-type="float">
            <text:p>0.0303672316</text:p>
          </table:table-cell>
          <table:table-cell table:style-name="ce27" office:value-type="float" office:value="0.00293247254237288" calcext:value-type="float">
            <text:p>0.0029324725</text:p>
          </table:table-cell>
          <table:table-cell table:style-name="ce27" office:value-type="float" office:value="0.0303672316384181" calcext:value-type="float">
            <text:p>0.0303672316</text:p>
          </table:table-cell>
          <table:table-cell table:style-name="ce34" office:value-type="float" office:value="0.00293247254237288" calcext:value-type="float">
            <text:p>0.0029324725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HandReach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3a3aaa28-HandReach-v0-ddpg-future</text:p>
          </table:table-cell>
          <table:table-cell table:style-name="ce23" office:value-type="float" office:value="0.0272108843537415" calcext:value-type="float">
            <text:p>0.0272108844</text:p>
          </table:table-cell>
          <table:table-cell table:style-name="ce30" office:value-type="float" office:value="0.0036998313877551" calcext:value-type="float">
            <text:p>0.0036998314</text:p>
          </table:table-cell>
          <table:table-cell table:style-name="ce30" office:value-type="float" office:value="0.0272108843537415" calcext:value-type="float">
            <text:p>0.0272108844</text:p>
          </table:table-cell>
          <table:table-cell table:style-name="ce37" office:value-type="float" office:value="0.0036998313877551" calcext:value-type="float">
            <text:p>0.0036998314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8f4625-70023ee0-HandReach-v0-dqst-future</text:p>
          </table:table-cell>
          <table:table-cell table:style-name="ce23" office:value-type="float" office:value="0.0308673469387755" calcext:value-type="float">
            <text:p>0.0308673469</text:p>
          </table:table-cell>
          <table:table-cell table:style-name="ce30" office:value-type="float" office:value="0.00262984420408163" calcext:value-type="float">
            <text:p>0.0026298442</text:p>
          </table:table-cell>
          <table:table-cell table:style-name="ce30" office:value-type="float" office:value="0.0308673469387755" calcext:value-type="float">
            <text:p>0.0308673469</text:p>
          </table:table-cell>
          <table:table-cell table:style-name="ce37" office:value-type="float" office:value="0.00262984420408163" calcext:value-type="float">
            <text:p>0.0026298442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92450888-HandReach-v0-fwrl-future</text:p>
          </table:table-cell>
          <table:table-cell table:style-name="ce23" office:value-type="float" office:value="0.031547619047619" calcext:value-type="float">
            <text:p>0.031547619</text:p>
          </table:table-cell>
          <table:table-cell table:style-name="ce30" office:value-type="float" office:value="0.00302204636734694" calcext:value-type="float">
            <text:p>0.0030220464</text:p>
          </table:table-cell>
          <table:table-cell table:style-name="ce30" office:value-type="float" office:value="0.031547619047619" calcext:value-type="float">
            <text:p>0.031547619</text:p>
          </table:table-cell>
          <table:table-cell table:style-name="ce37" office:value-type="float" office:value="0.00302204636734694" calcext:value-type="float">
            <text:p>0.0030220464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e597afb4-HandReach-v0-qlst-future</text:p>
          </table:table-cell>
          <table:table-cell table:style-name="ce23" office:value-type="float" office:value="0.0316326530612245" calcext:value-type="float">
            <text:p>0.0316326531</text:p>
          </table:table-cell>
          <table:table-cell table:style-name="ce30" office:value-type="float" office:value="0.00232030014285714" calcext:value-type="float">
            <text:p>0.0023203001</text:p>
          </table:table-cell>
          <table:table-cell table:style-name="ce30" office:value-type="float" office:value="0.0316326530612245" calcext:value-type="float">
            <text:p>0.0316326531</text:p>
          </table:table-cell>
          <table:table-cell table:style-name="ce37" office:value-type="float" office:value="0.00232030014285714" calcext:value-type="float">
            <text:p>0.0023203001</text:p>
          </table:table-cell>
        </table:table-row>
        <table:table-row table:style-name="ro1">
          <table:table-cell table:style-name="ce4" office:value-type="string" calcext:value-type="string">
            <text:p>HandReachPR-v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a91283-path_reward_low_thresh_noisy_normal-HandReachPR-v0-dqst</text:p>
          </table:table-cell>
          <table:table-cell table:style-name="ce23" office:value-type="float" office:value="0.033459595959596" calcext:value-type="float">
            <text:p>0.033459596</text:p>
          </table:table-cell>
          <table:table-cell table:style-name="ce30" office:value-type="float" office:value="0.0021667954040404" calcext:value-type="float">
            <text:p>0.0021667954</text:p>
          </table:table-cell>
          <table:table-cell table:style-name="ce30" office:value-type="float" office:value="0.033459595959596" calcext:value-type="float">
            <text:p>0.033459596</text:p>
          </table:table-cell>
          <table:table-cell table:style-name="ce37" office:value-type="float" office:value="0.0021667954040404" calcext:value-type="float">
            <text:p>0.0021667954</text:p>
          </table:table-cell>
        </table:table-row>
        <table:table-row table:style-name="ro1">
          <table:table-cell/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ReachPR-v0-dqst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227614033838384" calcext:value-type="float">
            <text:p>0.0022761403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227614033838384" calcext:value-type="float">
            <text:p>0.0022761403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ReachPR-v0-dqst</text:p>
          </table:table-cell>
          <table:table-cell table:style-name="ce20" office:value-type="float" office:value="0.0310028248587571" calcext:value-type="float">
            <text:p>0.0310028249</text:p>
          </table:table-cell>
          <table:table-cell table:style-name="ce27" office:value-type="float" office:value="0.00270440059322034" calcext:value-type="float">
            <text:p>0.0027044006</text:p>
          </table:table-cell>
          <table:table-cell table:style-name="ce27" office:value-type="float" office:value="0.0310028248587571" calcext:value-type="float">
            <text:p>0.0310028249</text:p>
          </table:table-cell>
          <table:table-cell table:style-name="ce34" office:value-type="float" office:value="0.00270440059322034" calcext:value-type="float">
            <text:p>0.0027044006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HandReachPR-v0-dqst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ReachPR-v0-ddpg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544346224137931" calcext:value-type="float">
            <text:p>0.0054434622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544346224137931" calcext:value-type="float">
            <text:p>0.005443462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ReachPR-v0-dqst</text:p>
          </table:table-cell>
          <table:table-cell table:style-name="ce20" office:value-type="float" office:value="0.0297413793103448" calcext:value-type="float">
            <text:p>0.0297413793</text:p>
          </table:table-cell>
          <table:table-cell table:style-name="ce27" office:value-type="float" office:value="0.00324094875862069" calcext:value-type="float">
            <text:p>0.0032409488</text:p>
          </table:table-cell>
          <table:table-cell table:style-name="ce27" office:value-type="float" office:value="0.0297413793103448" calcext:value-type="float">
            <text:p>0.0297413793</text:p>
          </table:table-cell>
          <table:table-cell table:style-name="ce34" office:value-type="float" office:value="0.00324094875862069" calcext:value-type="float">
            <text:p>0.003240948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ReachPR-v0-fwrl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309003379310345" calcext:value-type="float">
            <text:p>0.0030900338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309003379310345" calcext:value-type="float">
            <text:p>0.0030900338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</table:table-row>
        <table:table-row table:style-name="ro1">
          <table:table-cell table:style-name="ce4" office:value-type="string" calcext:value-type="string">
            <text:p>HandReach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ReachSparse-v0-ddpg</text:p>
          </table:table-cell>
          <table:table-cell table:style-name="ce20" office:value-type="float" office:value="0.000143678160919538" calcext:value-type="float">
            <text:p>0.0001436782</text:p>
          </table:table-cell>
          <table:table-cell table:style-name="ce27" office:value-type="float" office:value="0.000402010275862069" calcext:value-type="float">
            <text:p>0.0004020103</text:p>
          </table:table-cell>
          <table:table-cell table:style-name="ce27" office:value-type="float" office:value="0.000143678160919538" calcext:value-type="float">
            <text:p>0.0001436782</text:p>
          </table:table-cell>
          <table:table-cell table:style-name="ce34" office:value-type="float" office:value="0.000402010275862069" calcext:value-type="float">
            <text:p>0.000402010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Sparse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ReachSparse-v0-dqst</text:p>
          </table:table-cell>
          <table:table-cell table:style-name="ce20" office:value-type="float" office:value="0.00129310344827586" calcext:value-type="float">
            <text:p>0.0012931034</text:p>
          </table:table-cell>
          <table:table-cell table:style-name="ce27" office:value-type="float" office:value="0.000583925706896552" calcext:value-type="float">
            <text:p>0.0005839257</text:p>
          </table:table-cell>
          <table:table-cell table:style-name="ce27" office:value-type="float" office:value="0.00129310344827586" calcext:value-type="float">
            <text:p>0.0012931034</text:p>
          </table:table-cell>
          <table:table-cell table:style-name="ce34" office:value-type="float" office:value="0.000583925706896552" calcext:value-type="float">
            <text:p>0.000583925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Sparse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ReachSparse-v0-fwrl</text:p>
          </table:table-cell>
          <table:table-cell table:style-name="ce20" office:value-type="float" office:value="0.00560344827586207" calcext:value-type="float">
            <text:p>0.0056034483</text:p>
          </table:table-cell>
          <table:table-cell table:style-name="ce27" office:value-type="float" office:value="0.000536447517241379" calcext:value-type="float">
            <text:p>0.0005364475</text:p>
          </table:table-cell>
          <table:table-cell table:style-name="ce27" office:value-type="float" office:value="0.00560344827586207" calcext:value-type="float">
            <text:p>0.0056034483</text:p>
          </table:table-cell>
          <table:table-cell table:style-name="ce34" office:value-type="float" office:value="0.000536447517241379" calcext:value-type="float">
            <text:p>0.0005364475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ReachSparse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table:number-columns-repeated="2"/>
          <table:table-cell table:style-name="ce17"/>
          <table:table-cell table:style-name="ce24" office:value-type="float" office:value="0.0175028818772332" calcext:value-type="float">
            <text:p>0.0175028819</text:p>
          </table:table-cell>
          <table:table-cell table:style-name="ce31" office:value-type="float" office:value="0.210980319721384" calcext:value-type="float">
            <text:p>0.2109803197</text:p>
          </table:table-cell>
          <table:table-cell table:style-name="ce31" office:value-type="float" office:value="0.107828282828283" calcext:value-type="float">
            <text:p>0.1078282828</text:p>
          </table:table-cell>
          <table:table-cell table:style-name="ce38" office:value-type="float" office:value="53.9064969656341" calcext:value-type="float">
            <text:p>53.9064969656</text:p>
          </table:table-cell>
        </table:table-row>
      </table:table>
      <table:named-expressions/>
      <table:database-ranges>
        <table:database-range table:name="__Anonymous_Sheet_DB__0" table:target-range-address="expdb.A1:expdb.T307">
          <table:sort>
            <table:sort-by table:field-number="16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goal-noise'.A1:'goal-noise'.G115" table:buttons="'goal-noise'.A2 'goal-noise'.B2 'goal-noise'.C2 'goal-noise'.D1" table:show-filter-button="false" table:drill-down-on-double-click="false">
          <table:source-cell-range table:cell-range-address="expdb.A1:expdb.T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" table:orientation="row" table:used-hierarchy="0" table:function="auto">
            <table:data-pilot-level table:show-empty="false" calcext:repeat-item-labels="false">
              <table:data-pilot-members>
                <table:data-pilot-member table:name="FetchPickAndPlace-v1" table:display="true" table:show-details="true"/>
                <table:data-pilot-member table:name="FetchPickAndPlacePR-v1" table:display="true" table:show-details="true"/>
                <table:data-pilot-member table:name="FetchPickAndPlaceSparse-v1" table:display="true" table:show-details="true"/>
                <table:data-pilot-member table:name="FetchPush-v1" table:display="true" table:show-details="true"/>
                <table:data-pilot-member table:name="FetchPushCSL-v1" table:display="true" table:show-details="true"/>
                <table:data-pilot-member table:name="FetchPushPR-v1" table:display="true" table:show-details="true"/>
                <table:data-pilot-member table:name="FetchReach-v1" table:display="true" table:show-details="true"/>
                <table:data-pilot-member table:name="FetchReachPR-v1" table:display="true" table:show-details="true"/>
                <table:data-pilot-member table:name="FetchReachSparse-v1" table:display="true" table:show-details="true"/>
                <table:data-pilot-member table:name="FetchSlide-v1" table:display="true" table:show-details="true"/>
                <table:data-pilot-member table:name="FetchSlideCSL-v1" table:display="true" table:show-details="true"/>
                <table:data-pilot-member table:name="FetchSlidePR-v1" table:display="true" table:show-details="true"/>
                <table:data-pilot-member table:name="FetchSlideSparse-v1" table:display="true" table:show-details="true"/>
                <table:data-pilot-member table:name="HandManipulateBlock-v0" table:display="true" table:show-details="true"/>
                <table:data-pilot-member table:name="HandManipulateBlockPR-v0" table:display="true" table:show-details="true"/>
                <table:data-pilot-member table:name="HandManipulateBlockRotateXYZ-v0" table:display="true" table:show-details="true"/>
                <table:data-pilot-member table:name="HandManipulateBlockRotateXYZPR-v0" table:display="true" table:show-details="true"/>
                <table:data-pilot-member table:name="HandManipulateBlockSparse-v0" table:display="true" table:show-details="true"/>
                <table:data-pilot-member table:name="HandManipulateEggFull-v0" table:display="true" table:show-details="true"/>
                <table:data-pilot-member table:name="HandManipulateEggFullPR-v0" table:display="true" table:show-details="true"/>
                <table:data-pilot-member table:name="HandManipulateEggPR-v0" table:display="true" table:show-details="true"/>
                <table:data-pilot-member table:name="HandManipulateEggSparse-v0" table:display="true" table:show-details="true"/>
                <table:data-pilot-member table:name="HandManipulatePenPR-v0" table:display="true" table:show-details="true"/>
                <table:data-pilot-member table:name="HandManipulatePenRotate-v0" table:display="true" table:show-details="true"/>
                <table:data-pilot-member table:name="HandManipulatePenRotatePR-v0" table:display="true" table:show-details="true"/>
                <table:data-pilot-member table:name="HandManipulatePenSparse-v0" table:display="true" table:show-details="true"/>
                <table:data-pilot-member table:name="HandReach-v0" table:display="true" table:show-details="true"/>
                <table:data-pilot-member table:name="HandReachPR-v0" table:display="true" table:show-details="true"/>
                <table:data-pilot-member table:name="HandReachSparse-v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oal_noise" table:orientation="row" table:used-hierarchy="0" table:function="auto">
            <table:data-pilot-level table:show-empty="false" calcext:repeat-item-labels="false">
              <table:data-pilot-members>
                <table:data-pilot-member table:name="normal" table:display="true" table:show-details="true"/>
                <table:data-pilot-member table:name="NULL" table:display="true" table:show-details="true"/>
                <table:data-pilot-member table:name="uniform" table:display="true" table:show-details="true"/>
                <table:data-pilot-member table:name="ze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term" table:orientation="row" table:used-hierarchy="0" table:function="auto">
            <table:data-pilot-level table:show-empty="false" calcext:repeat-item-labels="false">
              <table:data-pilot-members>
                <table:data-pilot-member table:name="ddpg" table:display="true" table:show-details="true"/>
                <table:data-pilot-member table:name="dqst" table:display="true" table:show-details="true"/>
                <table:data-pilot-member table:name="dqte" table:display="false" table:show-details="true"/>
                <table:data-pilot-member table:name="fwrl" table:display="false" table:show-details="true"/>
                <table:data-pilot-member table:name="herr" table:display="false" table:show-details="true"/>
                <table:data-pilot-member table:name="NULL" table:display="false" table:show-details="true"/>
                <table:data-pilot-member table:name="qlst" table:display="true" table:show-details="true"/>
                <table:data-pilot-member table:name="qste" table:display="false" table:show-details="true"/>
                <table:data-pilot-member table:name="stfw" table:display="false" table:show-details="true"/>
                <table:data-pilot-member table:name="stlo" table:display="false" table:show-details="true"/>
                <table:data-pilot-member table:name="stu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2931034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31462585" table:display="true" table:show-details="true"/>
                <table:data-pilot-member table:name="0.0033163265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50170068" table:display="true" table:show-details="true"/>
                <table:data-pilot-member table:name="0.0056034483" table:display="true" table:show-details="true"/>
                <table:data-pilot-member table:name="0.0057823129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804598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387755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408046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4252874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255102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4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416666667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75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78111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9650936" table:display="true" table:show-details="true"/>
                <table:data-pilot-member table:name="0.0030220464" table:display="true" table:show-details="true"/>
                <table:data-pilot-member table:name="0.0030900338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934643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913482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434622" table:display="true" table:show-details="true"/>
                <table:data-pilot-member table:name="0.0060343838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82433586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5631774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37511993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29567619" table:display="true" table:show-details="true"/>
                <table:data-pilot-member table:name="0.0234109308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6796694" table:display="true" table:show-details="true"/>
                <table:data-pilot-member table:name="0.0260857014" table:display="true" table:show-details="true"/>
                <table:data-pilot-member table:name="0.0263642149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170068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1904762" table:display="true" table:show-details="true"/>
                <table:data-pilot-member table:name="0.0012931034" table:display="true" table:show-details="true"/>
                <table:data-pilot-member table:name="0.0015306122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26360544" table:display="true" table:show-details="true"/>
                <table:data-pilot-member table:name="0.0028061224" table:display="true" table:show-details="true"/>
                <table:data-pilot-member table:name="0.0028911565" table:display="true" table:show-details="true"/>
                <table:data-pilot-member table:name="0.0031462585" table:display="true" table:show-details="true"/>
                <table:data-pilot-member table:name="0.0032312925" table:display="true" table:show-details="true"/>
                <table:data-pilot-member table:name="0.0033163265" table:display="true" table:show-details="true"/>
                <table:data-pilot-member table:name="0.0036564626" table:display="true" table:show-details="true"/>
                <table:data-pilot-member table:name="0.0040816327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47619048" table:display="true" table:show-details="true"/>
                <table:data-pilot-member table:name="0.0050170068" table:display="true" table:show-details="true"/>
                <table:data-pilot-member table:name="0.0053571429" table:display="true" table:show-details="true"/>
                <table:data-pilot-member table:name="0.0056034483" table:display="true" table:show-details="true"/>
                <table:data-pilot-member table:name="0.0056972789" table:display="true" table:show-details="true"/>
                <table:data-pilot-member table:name="0.0057823129" table:display="true" table:show-details="true"/>
                <table:data-pilot-member table:name="0.006037415" table:display="true" table:show-details="true"/>
                <table:data-pilot-member table:name="0.006292517" table:display="true" table:show-details="true"/>
                <table:data-pilot-member table:name="0.006547619" table:display="true" table:show-details="true"/>
                <table:data-pilot-member table:name="0.0068877551" table:display="true" table:show-details="true"/>
                <table:data-pilot-member table:name="0.0070578231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5034014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2687075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585034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306122" table:display="true" table:show-details="true"/>
                <table:data-pilot-member table:name="0.0140804598" table:display="true" table:show-details="true"/>
                <table:data-pilot-member table:name="0.0141156463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540816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051020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0068027" table:display="true" table:show-details="true"/>
                <table:data-pilot-member table:name="0.01709183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792517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047619" table:display="true" table:show-details="true"/>
                <table:data-pilot-member table:name="0.0193877551" table:display="true" table:show-details="true"/>
                <table:data-pilot-member table:name="0.019642857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4931973" table:display="true" table:show-details="true"/>
                <table:data-pilot-member table:name="0.0208333333" table:display="true" table:show-details="true"/>
                <table:data-pilot-member table:name="0.0209183673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3435374" table:display="true" table:show-details="true"/>
                <table:data-pilot-member table:name="0.021408046" table:display="true" table:show-details="true"/>
                <table:data-pilot-member table:name="0.0214285714" table:display="true" table:show-details="true"/>
                <table:data-pilot-member table:name="0.0215986395" table:display="true" table:show-details="true"/>
                <table:data-pilot-member table:name="0.0218537415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7040816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6394558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3197279" table:display="true" table:show-details="true"/>
                <table:data-pilot-member table:name="0.0244252874" table:display="true" table:show-details="true"/>
                <table:data-pilot-member table:name="0.0244897959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170068" table:display="true" table:show-details="true"/>
                <table:data-pilot-member table:name="0.025255102" table:display="true" table:show-details="true"/>
                <table:data-pilot-member table:name="0.0255952381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62755102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7806122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2721088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31632653" table:display="true" table:show-details="true"/>
                <table:data-pilot-member table:name="0.034" table:display="true" table:show-details="true"/>
                <table:data-pilot-member table:name="0.0342687075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397108844" table:display="true" table:show-details="true"/>
                <table:data-pilot-member table:name="0.0416666667" table:display="true" table:show-details="true"/>
                <table:data-pilot-member table:name="0.043792517" table:display="true" table:show-details="true"/>
                <table:data-pilot-member table:name="0.0465136054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4336734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42687075" table:display="true" table:show-details="true"/>
                <table:data-pilot-member table:name="0.0875" table:display="true" table:show-details="true"/>
                <table:data-pilot-member table:name="0.0971088435" table:display="true" table:show-details="true"/>
                <table:data-pilot-member table:name="0.099829932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min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19959089" table:display="true" table:show-details="true"/>
                <table:data-pilot-member table:name="0.0020978106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252209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559124" table:display="true" table:show-details="true"/>
                <table:data-pilot-member table:name="0.002678111" table:display="true" table:show-details="true"/>
                <table:data-pilot-member table:name="0.0026982952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7780707" table:display="true" table:show-details="true"/>
                <table:data-pilot-member table:name="0.0028281632" table:display="true" table:show-details="true"/>
                <table:data-pilot-member table:name="0.0028298681" table:display="true" table:show-details="true"/>
                <table:data-pilot-member table:name="0.0028997667" table:display="true" table:show-details="true"/>
                <table:data-pilot-member table:name="0.0029650936" table:display="true" table:show-details="true"/>
                <table:data-pilot-member table:name="0.0029707065" table:display="true" table:show-details="true"/>
                <table:data-pilot-member table:name="0.002983597" table:display="true" table:show-details="true"/>
                <table:data-pilot-member table:name="0.0029979576" table:display="true" table:show-details="true"/>
                <table:data-pilot-member table:name="0.0030011554" table:display="true" table:show-details="true"/>
                <table:data-pilot-member table:name="0.0030220464" table:display="true" table:show-details="true"/>
                <table:data-pilot-member table:name="0.0030362849" table:display="true" table:show-details="true"/>
                <table:data-pilot-member table:name="0.003045981" table:display="true" table:show-details="true"/>
                <table:data-pilot-member table:name="0.0030556871" table:display="true" table:show-details="true"/>
                <table:data-pilot-member table:name="0.0030861084" table:display="true" table:show-details="true"/>
                <table:data-pilot-member table:name="0.0030886998" table:display="true" table:show-details="true"/>
                <table:data-pilot-member table:name="0.0030900338" table:display="true" table:show-details="true"/>
                <table:data-pilot-member table:name="0.0031396613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792486" table:display="true" table:show-details="true"/>
                <table:data-pilot-member table:name="0.0032899328" table:display="true" table:show-details="true"/>
                <table:data-pilot-member table:name="0.0032934643" table:display="true" table:show-details="true"/>
                <table:data-pilot-member table:name="0.0033414415" table:display="true" table:show-details="true"/>
                <table:data-pilot-member table:name="0.0033459566" table:display="true" table:show-details="true"/>
                <table:data-pilot-member table:name="0.003372879" table:display="true" table:show-details="true"/>
                <table:data-pilot-member table:name="0.0033734765" table:display="true" table:show-details="true"/>
                <table:data-pilot-member table:name="0.003518371" table:display="true" table:show-details="true"/>
                <table:data-pilot-member table:name="0.0036564464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071039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075727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2603088" table:display="true" table:show-details="true"/>
                <table:data-pilot-member table:name="0.0042649346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5608969" table:display="true" table:show-details="true"/>
                <table:data-pilot-member table:name="0.0046134039" table:display="true" table:show-details="true"/>
                <table:data-pilot-member table:name="0.0046155481" table:display="true" table:show-details="true"/>
                <table:data-pilot-member table:name="0.0047438656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044369" table:display="true" table:show-details="true"/>
                <table:data-pilot-member table:name="0.0048222453" table:display="true" table:show-details="true"/>
                <table:data-pilot-member table:name="0.0048641225" table:display="true" table:show-details="true"/>
                <table:data-pilot-member table:name="0.0048913482" table:display="true" table:show-details="true"/>
                <table:data-pilot-member table:name="0.004904207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1070677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37083" table:display="true" table:show-details="true"/>
                <table:data-pilot-member table:name="0.0054434622" table:display="true" table:show-details="true"/>
                <table:data-pilot-member table:name="0.0057663046" table:display="true" table:show-details="true"/>
                <table:data-pilot-member table:name="0.0060343838" table:display="true" table:show-details="true"/>
                <table:data-pilot-member table:name="0.0062395632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0603896" table:display="true" table:show-details="true"/>
                <table:data-pilot-member table:name="0.007127917" table:display="true" table:show-details="true"/>
                <table:data-pilot-member table:name="0.0072338447" table:display="true" table:show-details="true"/>
                <table:data-pilot-member table:name="0.007279776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76084798" table:display="true" table:show-details="true"/>
                <table:data-pilot-member table:name="0.0082433586" table:display="true" table:show-details="true"/>
                <table:data-pilot-member table:name="0.0084899497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87162355" table:display="true" table:show-details="true"/>
                <table:data-pilot-member table:name="0.0090765131" table:display="true" table:show-details="true"/>
                <table:data-pilot-member table:name="0.0091499788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578529" table:display="true" table:show-details="true"/>
                <table:data-pilot-member table:name="0.0097706471" table:display="true" table:show-details="true"/>
                <table:data-pilot-member table:name="0.0098054384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042994" table:display="true" table:show-details="true"/>
                <table:data-pilot-member table:name="0.0103347443" table:display="true" table:show-details="true"/>
                <table:data-pilot-member table:name="0.0105031997" table:display="true" table:show-details="true"/>
                <table:data-pilot-member table:name="0.0105631774" table:display="true" table:show-details="true"/>
                <table:data-pilot-member table:name="0.0106369716" table:display="true" table:show-details="true"/>
                <table:data-pilot-member table:name="0.0108560716" table:display="true" table:show-details="true"/>
                <table:data-pilot-member table:name="0.0111833603" table:display="true" table:show-details="true"/>
                <table:data-pilot-member table:name="0.0114680039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2384933" table:display="true" table:show-details="true"/>
                <table:data-pilot-member table:name="0.0124485612" table:display="true" table:show-details="true"/>
                <table:data-pilot-member table:name="0.0124806471" table:display="true" table:show-details="true"/>
                <table:data-pilot-member table:name="0.0124905599" table:display="true" table:show-details="true"/>
                <table:data-pilot-member table:name="0.0137511993" table:display="true" table:show-details="true"/>
                <table:data-pilot-member table:name="0.0138756727" table:display="true" table:show-details="true"/>
                <table:data-pilot-member table:name="0.0140156744" table:display="true" table:show-details="true"/>
                <table:data-pilot-member table:name="0.0143457259" table:display="true" table:show-details="true"/>
                <table:data-pilot-member table:name="0.0145585435" table:display="true" table:show-details="true"/>
                <table:data-pilot-member table:name="0.0157881237" table:display="true" table:show-details="true"/>
                <table:data-pilot-member table:name="0.0172376769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14525044" table:display="true" table:show-details="true"/>
                <table:data-pilot-member table:name="0.0221551878" table:display="true" table:show-details="true"/>
                <table:data-pilot-member table:name="0.0228745869" table:display="true" table:show-details="true"/>
                <table:data-pilot-member table:name="0.0229567619" table:display="true" table:show-details="true"/>
                <table:data-pilot-member table:name="0.0229699161" table:display="true" table:show-details="true"/>
                <table:data-pilot-member table:name="0.0230453731" table:display="true" table:show-details="true"/>
                <table:data-pilot-member table:name="0.0234109308" table:display="true" table:show-details="true"/>
                <table:data-pilot-member table:name="0.023411788" table:display="true" table:show-details="true"/>
                <table:data-pilot-member table:name="0.0237797341" table:display="true" table:show-details="true"/>
                <table:data-pilot-member table:name="0.02384738" table:display="true" table:show-details="true"/>
                <table:data-pilot-member table:name="0.0240829393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6124767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054416" table:display="true" table:show-details="true"/>
                <table:data-pilot-member table:name="0.0253125554" table:display="true" table:show-details="true"/>
                <table:data-pilot-member table:name="0.025368281" table:display="true" table:show-details="true"/>
                <table:data-pilot-member table:name="0.0254499592" table:display="true" table:show-details="true"/>
                <table:data-pilot-member table:name="0.0256796694" table:display="true" table:show-details="true"/>
                <table:data-pilot-member table:name="0.0258764788" table:display="true" table:show-details="true"/>
                <table:data-pilot-member table:name="0.0260857014" table:display="true" table:show-details="true"/>
                <table:data-pilot-member table:name="0.0263507396" table:display="true" table:show-details="true"/>
                <table:data-pilot-member table:name="0.0263642149" table:display="true" table:show-details="true"/>
                <table:data-pilot-member table:name="0.0265336345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3742624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0273722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env-dist-thresh-fwrl'.A3:'env-dist-thresh-fwrl'.H273" table:buttons="'env-dist-thresh-fwrl'.A4 'env-dist-thresh-fwrl'.B4 'env-dist-thresh-fwrl'.C4 'env-dist-thresh-fwrl'.D4 'env-dist-thresh-fwrl'.E3" table:show-filter-button="false" table:drill-down-on-double-click="false">
          <table:source-cell-range table:cell-range-address="expdb.A1:expdb.T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" table:orientation="row" table:used-hierarchy="0" table:function="auto">
            <table:data-pilot-level table:show-empty="false" calcext:repeat-item-labels="false">
              <table:data-pilot-members>
                <table:data-pilot-member table:name="FetchPickAndPlace-v1" table:display="true" table:show-details="true"/>
                <table:data-pilot-member table:name="FetchPickAndPlacePR-v1" table:display="true" table:show-details="true"/>
                <table:data-pilot-member table:name="FetchPickAndPlaceSparse-v1" table:display="true" table:show-details="true"/>
                <table:data-pilot-member table:name="FetchPush-v1" table:display="true" table:show-details="true"/>
                <table:data-pilot-member table:name="FetchPushCSL-v1" table:display="true" table:show-details="true"/>
                <table:data-pilot-member table:name="FetchPushPR-v1" table:display="true" table:show-details="true"/>
                <table:data-pilot-member table:name="FetchReach-v1" table:display="true" table:show-details="true"/>
                <table:data-pilot-member table:name="FetchReachPR-v1" table:display="true" table:show-details="true"/>
                <table:data-pilot-member table:name="FetchReachSparse-v1" table:display="true" table:show-details="true"/>
                <table:data-pilot-member table:name="FetchSlide-v1" table:display="true" table:show-details="true"/>
                <table:data-pilot-member table:name="FetchSlideCSL-v1" table:display="true" table:show-details="true"/>
                <table:data-pilot-member table:name="FetchSlidePR-v1" table:display="true" table:show-details="true"/>
                <table:data-pilot-member table:name="FetchSlideSparse-v1" table:display="true" table:show-details="true"/>
                <table:data-pilot-member table:name="HandManipulateBlock-v0" table:display="true" table:show-details="true"/>
                <table:data-pilot-member table:name="HandManipulateBlockPR-v0" table:display="true" table:show-details="true"/>
                <table:data-pilot-member table:name="HandManipulateBlockRotateXYZ-v0" table:display="true" table:show-details="true"/>
                <table:data-pilot-member table:name="HandManipulateBlockRotateXYZPR-v0" table:display="true" table:show-details="true"/>
                <table:data-pilot-member table:name="HandManipulateBlockSparse-v0" table:display="true" table:show-details="true"/>
                <table:data-pilot-member table:name="HandManipulateEggFull-v0" table:display="true" table:show-details="true"/>
                <table:data-pilot-member table:name="HandManipulateEggFullPR-v0" table:display="true" table:show-details="true"/>
                <table:data-pilot-member table:name="HandManipulateEggPR-v0" table:display="true" table:show-details="true"/>
                <table:data-pilot-member table:name="HandManipulateEggSparse-v0" table:display="true" table:show-details="true"/>
                <table:data-pilot-member table:name="HandManipulatePenPR-v0" table:display="true" table:show-details="true"/>
                <table:data-pilot-member table:name="HandManipulatePenRotate-v0" table:display="true" table:show-details="true"/>
                <table:data-pilot-member table:name="HandManipulatePenRotatePR-v0" table:display="true" table:show-details="true"/>
                <table:data-pilot-member table:name="HandManipulatePenSparse-v0" table:display="true" table:show-details="true"/>
                <table:data-pilot-member table:name="HandReach-v0" table:display="true" table:show-details="true"/>
                <table:data-pilot-member table:name="HandReachPR-v0" table:display="true" table:show-details="true"/>
                <table:data-pilot-member table:name="HandReachSparse-v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stance_threshold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.001" table:display="true" table:show-details="true"/>
                <table:data-pilot-member table:name="0.01" table:display="true" table:show-details="true"/>
                <table:data-pilot-member table:name="0.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term" table:orientation="row" table:used-hierarchy="0" table:function="auto">
            <table:data-pilot-level table:show-empty="false" calcext:repeat-item-labels="false">
              <table:data-pilot-members>
                <table:data-pilot-member table:name="ddpg" table:display="true" table:show-details="true"/>
                <table:data-pilot-member table:name="dqst" table:display="true" table:show-details="true"/>
                <table:data-pilot-member table:name="dqte" table:display="false" table:show-details="true"/>
                <table:data-pilot-member table:name="fwrl" table:display="true" table:show-details="true"/>
                <table:data-pilot-member table:name="herr" table:display="true" table:show-details="true"/>
                <table:data-pilot-member table:name="NULL" table:display="false" table:show-details="true"/>
                <table:data-pilot-member table:name="qlst" table:display="true" table:show-details="true"/>
                <table:data-pilot-member table:name="qste" table:display="false" table:show-details="true"/>
                <table:data-pilot-member table:name="stfw" table:display="false" table:show-details="true"/>
                <table:data-pilot-member table:name="stlo" table:display="false" table:show-details="true"/>
                <table:data-pilot-member table:name="stu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r" table:orientation="row" table:used-hierarchy="0" table:function="auto">
            <table:data-pilot-level table:show-empty="false" calcext:repeat-item-labels="false">
              <table:data-pilot-members>
                <table:data-pilot-member table:name="04a8fc6-5400beff-FetchReach-v1-fwrl-future" table:display="true" table:show-details="true"/>
                <table:data-pilot-member table:name="04a8fc6-814a3d24-FetchSlide-v1-fwrl-future" table:display="true" table:show-details="true"/>
                <table:data-pilot-member table:name="04a8fc6-923e5525-FetchSlide-v1-fwrl-future" table:display="true" table:show-details="true"/>
                <table:data-pilot-member table:name="04a8fc6-c26d68c1-FetchSlide-v1-fwrl-future" table:display="true" table:show-details="true"/>
                <table:data-pilot-member table:name="04a8fc6-c8ae64a7-FetchReach-v1-ddpg-future" table:display="true" table:show-details="true"/>
                <table:data-pilot-member table:name="04a8fc6-cc7daced-FetchSlide-v1-fwrl-future" table:display="true" table:show-details="true"/>
                <table:data-pilot-member table:name="0c29724-path_reward_fetch_slide-FetchSlide-v1-ddpg" table:display="true" table:show-details="true"/>
                <table:data-pilot-member table:name="0c29724-path_reward_fetch_slide-FetchSlide-v1-dqst" table:display="true" table:show-details="true"/>
                <table:data-pilot-member table:name="0c29724-path_reward_fetch_slide-FetchSlide-v1-fwrl" table:display="true" table:show-details="true"/>
                <table:data-pilot-member table:name="0c29724-path_reward_fetch_slide-FetchSlidePR-v1-dqst" table:display="true" table:show-details="true"/>
                <table:data-pilot-member table:name="11cefff-path_reward_low_thresh-FetchPush-v1-ddpg" table:display="true" table:show-details="true"/>
                <table:data-pilot-member table:name="11cefff-path_reward_low_thresh-FetchPush-v1-dqst" table:display="true" table:show-details="true"/>
                <table:data-pilot-member table:name="11cefff-path_reward_low_thresh-FetchPushPR-v1-ddpg" table:display="true" table:show-details="true"/>
                <table:data-pilot-member table:name="11cefff-path_reward_low_thresh-FetchPushPR-v1-dqst" table:display="true" table:show-details="true"/>
                <table:data-pilot-member table:name="11cefff-path_reward_low_thresh-FetchPushPR-v1-fwrl" table:display="true" table:show-details="true"/>
                <table:data-pilot-member table:name="11cefff-path_reward_low_thresh-FetchReach-v1-ddpg" table:display="true" table:show-details="true"/>
                <table:data-pilot-member table:name="11cefff-path_reward_low_thresh-FetchReach-v1-dqst" table:display="true" table:show-details="true"/>
                <table:data-pilot-member table:name="11cefff-path_reward_low_thresh-FetchReachPR-v1-ddpg" table:display="true" table:show-details="true"/>
                <table:data-pilot-member table:name="11cefff-path_reward_low_thresh-FetchReachPR-v1-dqst" table:display="true" table:show-details="true"/>
                <table:data-pilot-member table:name="11cefff-path_reward_low_thresh-FetchReachSparse-v1-dqst" table:display="true" table:show-details="true"/>
                <table:data-pilot-member table:name="15a453d-FetchReach-v1-noop-future" table:display="true" table:show-details="true"/>
                <table:data-pilot-member table:name="15a453d-FetchReach-v1-noop-none" table:display="true" table:show-details="true"/>
                <table:data-pilot-member table:name="1cfa97d-path_reward_low_thresh_chosen-FetchPickAndPlace-v1-dqst" table:display="true" table:show-details="true"/>
                <table:data-pilot-member table:name="1cfa97d-path_reward_low_thresh_chosen-FetchPickAndPlacePR-v1-dqst" table:display="true" table:show-details="true"/>
                <table:data-pilot-member table:name="1cfa97d-path_reward_low_thresh_chosen-FetchPushPR-v1-dqst" table:display="true" table:show-details="true"/>
                <table:data-pilot-member table:name="1cfa97d-path_reward_low_thresh_chosen-FetchReachPR-v1-dqst" table:display="true" table:show-details="true"/>
                <table:data-pilot-member table:name="229d9f9-FetchSlideCSL-v1-dqst-future-her_fwrl_path_reward-FetchSlideCSL-v1-dqst" table:display="true" table:show-details="true"/>
                <table:data-pilot-member table:name="229d9f9-FetchSlideCSL-v1-qlst-future-her_fwrl_path_reward-FetchSlideCSL-v1-qlst" table:display="true" table:show-details="true"/>
                <table:data-pilot-member table:name="245b3c4-12e102c1-FetchReachPR-v1-ddpg-future-her_fwrl_path_reward" table:display="true" table:show-details="true"/>
                <table:data-pilot-member table:name="245b3c4-168e2a4b-FetchPush-v1-qlst-future-" table:display="true" table:show-details="true"/>
                <table:data-pilot-member table:name="245b3c4-32101067-FetchReach-v1-qlst-future-her_fwrl_path_reward" table:display="true" table:show-details="true"/>
                <table:data-pilot-member table:name="245b3c4-6cb985a2-FetchReach-v1-ddpg-future-her_fwrl_path_reward" table:display="true" table:show-details="true"/>
                <table:data-pilot-member table:name="245b3c4-92a7f6a9-FetchReach-v1-dqst-future-her_fwrl_path_reward" table:display="true" table:show-details="true"/>
                <table:data-pilot-member table:name="245b3c4-9997fe56-FetchReach-v1-fwrl-future-her_fwrl_path_reward" table:display="true" table:show-details="true"/>
                <table:data-pilot-member table:name="245b3c4-aa0be514-FetchReachPR-v1-qlst-future-her_fwrl_path_reward" table:display="true" table:show-details="true"/>
                <table:data-pilot-member table:name="245b3c4-ce781a70-FetchReachPR-v1-fwrl-future-her_fwrl_path_reward" table:display="true" table:show-details="true"/>
                <table:data-pilot-member table:name="245b3c4-e5f0dd20-FetchPush-v1-fwrl-future-" table:display="true" table:show-details="true"/>
                <table:data-pilot-member table:name="245b3c4-edd13b01-FetchPush-v1-qlst-future-" table:display="true" table:show-details="true"/>
                <table:data-pilot-member table:name="245b3c4-fcf42138-FetchReachPR-v1-dqst-future-her_fwrl_path_reward" table:display="true" table:show-details="true"/>
                <table:data-pilot-member table:name="355f161-1250eef3-FetchPush-v1-fwrl-future" table:display="true" table:show-details="true"/>
                <table:data-pilot-member table:name="38f4625-38fc2e0e-FetchPickAndPlace-v1-qlst-future" table:display="true" table:show-details="true"/>
                <table:data-pilot-member table:name="38f4625-3a3aaa28-HandReach-v0-ddpg-future" table:display="true" table:show-details="true"/>
                <table:data-pilot-member table:name="38f4625-5ecfb92e-HandManipulateBlock-v0-fwrl-future" table:display="true" table:show-details="true"/>
                <table:data-pilot-member table:name="38f4625-70023ee0-HandReach-v0-dqst-future" table:display="true" table:show-details="true"/>
                <table:data-pilot-member table:name="38f4625-92450888-HandReach-v0-fwrl-future" table:display="true" table:show-details="true"/>
                <table:data-pilot-member table:name="38f4625-ac60e0fa-HandManipulateBlock-v0-ddpg-future" table:display="true" table:show-details="true"/>
                <table:data-pilot-member table:name="38f4625-b8c40fb7-FetchPickAndPlace-v1-dqst-future" table:display="true" table:show-details="true"/>
                <table:data-pilot-member table:name="38f4625-e597afb4-HandReach-v0-qlst-future" table:display="true" table:show-details="true"/>
                <table:data-pilot-member table:name="38f4625-FetchPickAndPlace-v1-ddpg-future" table:display="true" table:show-details="true"/>
                <table:data-pilot-member table:name="38f4625-FetchPickAndPlace-v1-fwrl-future" table:display="true" table:show-details="true"/>
                <table:data-pilot-member table:name="38f4625-FetchPush-v1-ddpg-future" table:display="true" table:show-details="true"/>
                <table:data-pilot-member table:name="38f4625-FetchPush-v1-dqst-future" table:display="true" table:show-details="true"/>
                <table:data-pilot-member table:name="38f4625-FetchPush-v1-dqte-future" table:display="true" table:show-details="true"/>
                <table:data-pilot-member table:name="38f4625-FetchPush-v1-fwrl-future" table:display="true" table:show-details="true"/>
                <table:data-pilot-member table:name="38f4625-FetchReach-v1-ddpg-future" table:display="true" table:show-details="true"/>
                <table:data-pilot-member table:name="38f4625-FetchReach-v1-dqst-future" table:display="true" table:show-details="true"/>
                <table:data-pilot-member table:name="38f4625-FetchReach-v1-dqte-future" table:display="true" table:show-details="true"/>
                <table:data-pilot-member table:name="38f4625-FetchReach-v1-qlst-future" table:display="true" table:show-details="true"/>
                <table:data-pilot-member table:name="38f4625-FetchReach-v1-qste-future" table:display="true" table:show-details="true"/>
                <table:data-pilot-member table:name="38f4625-FetchSlide-v1-ddpg-future" table:display="true" table:show-details="true"/>
                <table:data-pilot-member table:name="38f4625-FetchSlide-v1-dqst-future" table:display="true" table:show-details="true"/>
                <table:data-pilot-member table:name="38f4625-FetchSlide-v1-dqte-future" table:display="true" table:show-details="true"/>
                <table:data-pilot-member table:name="38f4625-FetchSlide-v1-fwrl-future" table:display="true" table:show-details="true"/>
                <table:data-pilot-member table:name="38f4625-FetchSlide-v1-qlst-future" table:display="true" table:show-details="true"/>
                <table:data-pilot-member table:name="38f4625-FetchSlide-v1-qste-future" table:display="true" table:show-details="true"/>
                <table:data-pilot-member table:name="394f532-FetchPush-v1-ddpg-future" table:display="true" table:show-details="true"/>
                <table:data-pilot-member table:name="394f532-FetchPush-v1-ddpg-none" table:display="true" table:show-details="true"/>
                <table:data-pilot-member table:name="394f532-FetchPush-v1-dqst-future" table:display="true" table:show-details="true"/>
                <table:data-pilot-member table:name="394f532-FetchPush-v1-fwrl-future" table:display="true" table:show-details="true"/>
                <table:data-pilot-member table:name="394f532-FetchPush-v1-fwrl-none" table:display="true" table:show-details="true"/>
                <table:data-pilot-member table:name="394f532-FetchPush-v1-stfw-future" table:display="true" table:show-details="true"/>
                <table:data-pilot-member table:name="394f532-FetchPush-v1-stfw-none" table:display="true" table:show-details="true"/>
                <table:data-pilot-member table:name="3a90344-FetchReach-v1-stepfwrl-future" table:display="true" table:show-details="true"/>
                <table:data-pilot-member table:name="3a91283-path_reward_low_thresh_noisy_normal-HandReachPR-v0-dqst" table:display="true" table:show-details="true"/>
                <table:data-pilot-member table:name="3c58811-ae8e5da1-FetchPush-v1-qlst-future" table:display="true" table:show-details="true"/>
                <table:data-pilot-member table:name="3d07a6e-FetchReachPR-v1-ddpg-future" table:display="true" table:show-details="true"/>
                <table:data-pilot-member table:name="3f1eafe-FetchPush-v1-ddpg-future" table:display="true" table:show-details="true"/>
                <table:data-pilot-member table:name="3f1eafe-FetchPush-v1-dqst-future" table:display="true" table:show-details="true"/>
                <table:data-pilot-member table:name="3f1eafe-FetchPush-v1-fwrl-future" table:display="true" table:show-details="true"/>
                <table:data-pilot-member table:name="3f1eafe-FetchPush-v1-qlst-future" table:display="true" table:show-details="true"/>
                <table:data-pilot-member table:name="3f1eafe-FetchPush-v1-qlst-none" table:display="true" table:show-details="true"/>
                <table:data-pilot-member table:name="3f1eafe-FetchPush-v1-stfw-future" table:display="true" table:show-details="true"/>
                <table:data-pilot-member table:name="3f1eafe-FetchPush-v1-stlo-future" table:display="true" table:show-details="true"/>
                <table:data-pilot-member table:name="3f1eafe-FetchPush-v1-stup-future" table:display="true" table:show-details="true"/>
                <table:data-pilot-member table:name="4223f32-FetchSlide-v1-stepfwrl-future" table:display="true" table:show-details="true"/>
                <table:data-pilot-member table:name="4791c2d-FetchReachPR-v1-fwrl-future" table:display="true" table:show-details="true"/>
                <table:data-pilot-member table:name="483d132-her_fwrl_path_reward-FetchPushCSL-v1-dqst" table:display="true" table:show-details="true"/>
                <table:data-pilot-member table:name="605e7e1-path_reward_low_thresh-FetchPush-v1-ddpg" table:display="true" table:show-details="true"/>
                <table:data-pilot-member table:name="605e7e1-path_reward_low_thresh-FetchPush-v1-dqst" table:display="true" table:show-details="true"/>
                <table:data-pilot-member table:name="605e7e1-path_reward_low_thresh-FetchPushPR-v1-ddpg" table:display="true" table:show-details="true"/>
                <table:data-pilot-member table:name="605e7e1-path_reward_low_thresh-FetchPushPR-v1-dqst" table:display="true" table:show-details="true"/>
                <table:data-pilot-member table:name="605e7e1-path_reward_low_thresh-FetchReach-v1-ddpg" table:display="true" table:show-details="true"/>
                <table:data-pilot-member table:name="605e7e1-path_reward_low_thresh-FetchReach-v1-dqst" table:display="true" table:show-details="true"/>
                <table:data-pilot-member table:name="605e7e1-path_reward_low_thresh-FetchReachPR-v1-ddpg" table:display="true" table:show-details="true"/>
                <table:data-pilot-member table:name="605e7e1-path_reward_low_thresh-FetchReachPR-v1-dqst" table:display="true" table:show-details="true"/>
                <table:data-pilot-member table:name="6efc1de-path_reward_low_thresh_chosen-FetchPickAndPlace-v1-ddpg" table:display="true" table:show-details="true"/>
                <table:data-pilot-member table:name="6efc1de-path_reward_low_thresh_chosen-FetchPickAndPlace-v1-dqst" table:display="true" table:show-details="true"/>
                <table:data-pilot-member table:name="6efc1de-path_reward_low_thresh_chosen-FetchPickAndPlace-v1-fwrl" table:display="true" table:show-details="true"/>
                <table:data-pilot-member table:name="6efc1de-path_reward_low_thresh_chosen-FetchPickAndPlacePR-v1-dqst" table:display="true" table:show-details="true"/>
                <table:data-pilot-member table:name="6efc1de-path_reward_low_thresh_chosen-FetchPush-v1-ddpg" table:display="true" table:show-details="true"/>
                <table:data-pilot-member table:name="6efc1de-path_reward_low_thresh_chosen-FetchPush-v1-dqst" table:display="true" table:show-details="true"/>
                <table:data-pilot-member table:name="6efc1de-path_reward_low_thresh_chosen-FetchPush-v1-fwrl" table:display="true" table:show-details="true"/>
                <table:data-pilot-member table:name="6efc1de-path_reward_low_thresh_chosen-FetchPushPR-v1-dqst" table:display="true" table:show-details="true"/>
                <table:data-pilot-member table:name="6efc1de-path_reward_low_thresh_chosen-FetchReach-v1-ddpg" table:display="true" table:show-details="true"/>
                <table:data-pilot-member table:name="6efc1de-path_reward_low_thresh_chosen-FetchReach-v1-dqst" table:display="true" table:show-details="true"/>
                <table:data-pilot-member table:name="6efc1de-path_reward_low_thresh_chosen-FetchReach-v1-fwrl" table:display="true" table:show-details="true"/>
                <table:data-pilot-member table:name="6efc1de-path_reward_low_thresh_chosen-FetchReachPR-v1-dqst" table:display="true" table:show-details="true"/>
                <table:data-pilot-member table:name="6efc1de-path_reward_low_thresh_chosen-FetchSlide-v1-ddpg" table:display="true" table:show-details="true"/>
                <table:data-pilot-member table:name="6efc1de-path_reward_low_thresh_chosen-FetchSlide-v1-dqst" table:display="true" table:show-details="true"/>
                <table:data-pilot-member table:name="6efc1de-path_reward_low_thresh_chosen-FetchSlide-v1-fwrl" table:display="true" table:show-details="true"/>
                <table:data-pilot-member table:name="6efc1de-path_reward_low_thresh_chosen-FetchSlidePR-v1-dqst" table:display="true" table:show-details="true"/>
                <table:data-pilot-member table:name="6efc1de-path_reward_low_thresh_chosen-HandManipulateBlockRotateXYZ-v0-ddpg" table:display="true" table:show-details="true"/>
                <table:data-pilot-member table:name="6efc1de-path_reward_low_thresh_chosen-HandManipulateBlockRotateXYZ-v0-dqst" table:display="true" table:show-details="true"/>
                <table:data-pilot-member table:name="6efc1de-path_reward_low_thresh_chosen-HandManipulateBlockRotateXYZ-v0-fwrl" table:display="true" table:show-details="true"/>
                <table:data-pilot-member table:name="6efc1de-path_reward_low_thresh_chosen-HandManipulateBlockRotateXYZPR-v0-dqst" table:display="true" table:show-details="true"/>
                <table:data-pilot-member table:name="6efc1de-path_reward_low_thresh_chosen-HandManipulateEggFull-v0-ddpg" table:display="true" table:show-details="true"/>
                <table:data-pilot-member table:name="6efc1de-path_reward_low_thresh_chosen-HandManipulateEggFull-v0-dqst" table:display="true" table:show-details="true"/>
                <table:data-pilot-member table:name="6efc1de-path_reward_low_thresh_chosen-HandManipulateEggFull-v0-fwrl" table:display="true" table:show-details="true"/>
                <table:data-pilot-member table:name="6efc1de-path_reward_low_thresh_chosen-HandManipulateEggFullPR-v0-dqst" table:display="true" table:show-details="true"/>
                <table:data-pilot-member table:name="6efc1de-path_reward_low_thresh_chosen-HandManipulatePenRotate-v0-ddpg" table:display="true" table:show-details="true"/>
                <table:data-pilot-member table:name="6efc1de-path_reward_low_thresh_chosen-HandManipulatePenRotate-v0-dqst" table:display="true" table:show-details="true"/>
                <table:data-pilot-member table:name="6efc1de-path_reward_low_thresh_chosen-HandManipulatePenRotate-v0-fwrl" table:display="true" table:show-details="true"/>
                <table:data-pilot-member table:name="6efc1de-path_reward_low_thresh_chosen-HandReach-v0-ddpg" table:display="true" table:show-details="true"/>
                <table:data-pilot-member table:name="6efc1de-path_reward_low_thresh_chosen-HandReach-v0-dqst" table:display="true" table:show-details="true"/>
                <table:data-pilot-member table:name="6efc1de-path_reward_low_thresh_chosen-HandReach-v0-fwrl" table:display="true" table:show-details="true"/>
                <table:data-pilot-member table:name="6efc1de-path_reward_low_thresh_chosen-HandReachPR-v0-dqst" table:display="true" table:show-details="true"/>
                <table:data-pilot-member table:name="6efc1de-path_reward_low_thresh_noisy_chosen-FetchPickAndPlace-v1-ddpg" table:display="true" table:show-details="true"/>
                <table:data-pilot-member table:name="6efc1de-path_reward_low_thresh_noisy_chosen-FetchPickAndPlace-v1-dqst" table:display="true" table:show-details="true"/>
                <table:data-pilot-member table:name="6efc1de-path_reward_low_thresh_noisy_chosen-FetchPickAndPlace-v1-fwrl" table:display="true" table:show-details="true"/>
                <table:data-pilot-member table:name="6efc1de-path_reward_low_thresh_noisy_chosen-FetchPush-v1-ddpg" table:display="true" table:show-details="true"/>
                <table:data-pilot-member table:name="6efc1de-path_reward_low_thresh_noisy_chosen-FetchPush-v1-dqst" table:display="true" table:show-details="true"/>
                <table:data-pilot-member table:name="6efc1de-path_reward_low_thresh_noisy_chosen-FetchPush-v1-fwrl" table:display="true" table:show-details="true"/>
                <table:data-pilot-member table:name="6efc1de-path_reward_low_thresh_noisy_chosen-FetchPushPR-v1-dqst" table:display="true" table:show-details="true"/>
                <table:data-pilot-member table:name="6efc1de-path_reward_low_thresh_noisy_chosen-FetchReach-v1-ddpg" table:display="true" table:show-details="true"/>
                <table:data-pilot-member table:name="6efc1de-path_reward_low_thresh_noisy_chosen-FetchReach-v1-dqst" table:display="true" table:show-details="true"/>
                <table:data-pilot-member table:name="6efc1de-path_reward_low_thresh_noisy_chosen-FetchReachPR-v1-dqst" table:display="true" table:show-details="true"/>
                <table:data-pilot-member table:name="6efc1de-path_reward_low_thresh_noisy_chosen-FetchSlide-v1-ddpg" table:display="true" table:show-details="true"/>
                <table:data-pilot-member table:name="6efc1de-path_reward_low_thresh_noisy_chosen-FetchSlide-v1-dqst" table:display="true" table:show-details="true"/>
                <table:data-pilot-member table:name="6efc1de-path_reward_low_thresh_noisy_chosen-FetchSlide-v1-fwrl" table:display="true" table:show-details="true"/>
                <table:data-pilot-member table:name="6efc1de-path_reward_low_thresh_noisy_chosen-FetchSlidePR-v1-dqst" table:display="true" table:show-details="true"/>
                <table:data-pilot-member table:name="6efc1de-path_reward_low_thresh_noisy_chosen-HandManipulateBlockRotateXYZ-v0-ddpg" table:display="true" table:show-details="true"/>
                <table:data-pilot-member table:name="6efc1de-path_reward_low_thresh_noisy_chosen-HandManipulateBlockRotateXYZ-v0-dqst" table:display="true" table:show-details="true"/>
                <table:data-pilot-member table:name="6efc1de-path_reward_low_thresh_noisy_chosen-HandManipulateBlockRotateXYZ-v0-fwrl" table:display="true" table:show-details="true"/>
                <table:data-pilot-member table:name="6efc1de-path_reward_low_thresh_noisy_chosen-HandManipulateBlockRotateXYZPR-v0-dqst" table:display="true" table:show-details="true"/>
                <table:data-pilot-member table:name="6efc1de-path_reward_low_thresh_noisy_chosen-HandManipulateEggFull-v0-ddpg" table:display="true" table:show-details="true"/>
                <table:data-pilot-member table:name="6efc1de-path_reward_low_thresh_noisy_chosen-HandManipulateEggFull-v0-dqst" table:display="true" table:show-details="true"/>
                <table:data-pilot-member table:name="6efc1de-path_reward_low_thresh_noisy_chosen-HandManipulateEggFull-v0-fwrl" table:display="true" table:show-details="true"/>
                <table:data-pilot-member table:name="6efc1de-path_reward_low_thresh_noisy_chosen-HandManipulateEggFullPR-v0-dqst" table:display="true" table:show-details="true"/>
                <table:data-pilot-member table:name="6efc1de-path_reward_low_thresh_noisy_chosen-HandManipulatePenRotate-v0-ddpg" table:display="true" table:show-details="true"/>
                <table:data-pilot-member table:name="6efc1de-path_reward_low_thresh_noisy_chosen-HandManipulatePenRotate-v0-fwrl" table:display="true" table:show-details="true"/>
                <table:data-pilot-member table:name="6efc1de-path_reward_low_thresh_noisy_chosen-HandManipulatePenRotatePR-v0-dqst" table:display="true" table:show-details="true"/>
                <table:data-pilot-member table:name="6efc1de-path_reward_low_thresh_noisy_chosen-HandReach-v0-ddpg" table:display="true" table:show-details="true"/>
                <table:data-pilot-member table:name="6efc1de-path_reward_low_thresh_noisy_chosen-HandReach-v0-dqst" table:display="true" table:show-details="true"/>
                <table:data-pilot-member table:name="6efc1de-path_reward_low_thresh_noisy_chosen-HandReach-v0-fwrl" table:display="true" table:show-details="true"/>
                <table:data-pilot-member table:name="6efc1de-path_reward_low_thresh_noisy_chosen-HandReachPR-v0-dqst" table:display="true" table:show-details="true"/>
                <table:data-pilot-member table:name="6f1dc05-815634fc-FetchReach-v1-fwrl-future" table:display="true" table:show-details="true"/>
                <table:data-pilot-member table:name="7247155-FetchPush-v1-stfw-future" table:display="true" table:show-details="true"/>
                <table:data-pilot-member table:name="787553a-0e31bedb-FetchPush-v1-fwrl-future" table:display="true" table:show-details="true"/>
                <table:data-pilot-member table:name="787553a-7ba91a16-FetchSlide-v1-fwrl-future" table:display="true" table:show-details="true"/>
                <table:data-pilot-member table:name="787553a-9b46047c-FetchReach-v1-fwrl-future" table:display="true" table:show-details="true"/>
                <table:data-pilot-member table:name="7e5f41d-path_reward-FetchSlidePR-v1-ddpg" table:display="true" table:show-details="true"/>
                <table:data-pilot-member table:name="7e5f41d-path_reward-FetchSlideSparse-v1-dqst" table:display="true" table:show-details="true"/>
                <table:data-pilot-member table:name="7e5f41d-path_reward-FetchSlideSparse-v1-qlst" table:display="true" table:show-details="true"/>
                <table:data-pilot-member table:name="8b38b94-428f0560-FetchReachPR-v1-dqst-future-her_fwrl_path_reward" table:display="true" table:show-details="true"/>
                <table:data-pilot-member table:name="8b38b94-49623929-FetchReachPR-v1-dqst-future-" table:display="true" table:show-details="true"/>
                <table:data-pilot-member table:name="8b38b94-ad37fd14-FetchReach-v1-fwrl-future-" table:display="true" table:show-details="true"/>
                <table:data-pilot-member table:name="8fc6729-her_fwrl_path_reward-FetchSlideCSL-v1-dqst" table:display="true" table:show-details="true"/>
                <table:data-pilot-member table:name="95ab3f5-FetchPush-v1-fwrl-future" table:display="true" table:show-details="true"/>
                <table:data-pilot-member table:name="9a0d62d-FetchPush-v1-stfw-future" table:display="true" table:show-details="true"/>
                <table:data-pilot-member table:name="9e1324a-FetchPush-v1-stfw-future" table:display="true" table:show-details="true"/>
                <table:data-pilot-member table:name="a048f9a-path_reward-FetchPush-v1-ddpg-uniform" table:display="true" table:show-details="true"/>
                <table:data-pilot-member table:name="a048f9a-path_reward-FetchPush-v1-ddpg-zero" table:display="true" table:show-details="true"/>
                <table:data-pilot-member table:name="a048f9a-path_reward-FetchPush-v1-dqst-uniform" table:display="true" table:show-details="true"/>
                <table:data-pilot-member table:name="a048f9a-path_reward-FetchPush-v1-dqst-zero" table:display="true" table:show-details="true"/>
                <table:data-pilot-member table:name="a048f9a-path_reward-FetchPushPR-v1-ddpg-uniform" table:display="true" table:show-details="true"/>
                <table:data-pilot-member table:name="a048f9a-path_reward-FetchPushPR-v1-ddpg-zero" table:display="true" table:show-details="true"/>
                <table:data-pilot-member table:name="a048f9a-path_reward-FetchPushPR-v1-dqst-uniform" table:display="true" table:show-details="true"/>
                <table:data-pilot-member table:name="a048f9a-path_reward-FetchReach-v1-ddpg-uniform" table:display="true" table:show-details="true"/>
                <table:data-pilot-member table:name="a048f9a-path_reward-FetchReach-v1-ddpg-zero" table:display="true" table:show-details="true"/>
                <table:data-pilot-member table:name="a048f9a-path_reward-FetchReach-v1-dqst-uniform" table:display="true" table:show-details="true"/>
                <table:data-pilot-member table:name="a048f9a-path_reward-FetchReach-v1-dqst-zero" table:display="true" table:show-details="true"/>
                <table:data-pilot-member table:name="a048f9a-path_reward-FetchReachPR-v1-ddpg-uniform" table:display="true" table:show-details="true"/>
                <table:data-pilot-member table:name="a048f9a-path_reward-FetchReachPR-v1-dqst-uniform" table:display="true" table:show-details="true"/>
                <table:data-pilot-member table:name="a048f9a-path_reward-FetchReachPR-v1-dqst-zero" table:display="true" table:show-details="true"/>
                <table:data-pilot-member table:name="abdfbda-FetchPush-v1-stfw-none" table:display="true" table:show-details="true"/>
                <table:data-pilot-member table:name="abdfbda-FetchReach-v1-ddpg-none" table:display="true" table:show-details="true"/>
                <table:data-pilot-member table:name="abdfbda-FetchReach-v1-fwrl-none" table:display="true" table:show-details="true"/>
                <table:data-pilot-member table:name="abdfbda-FetchReach-v1-stfw-none" table:display="true" table:show-details="true"/>
                <table:data-pilot-member table:name="b27312c-path_reward-FetchSlidePR-v1-dqst" table:display="true" table:show-details="true"/>
                <table:data-pilot-member table:name="be0910c-her_fwrl_path_reward-FetchPush-v1-ddpg" table:display="true" table:show-details="true"/>
                <table:data-pilot-member table:name="be0910c-her_fwrl_path_reward-FetchPush-v1-dqst" table:display="true" table:show-details="true"/>
                <table:data-pilot-member table:name="be0910c-her_fwrl_path_reward-FetchPush-v1-fwrl" table:display="true" table:show-details="true"/>
                <table:data-pilot-member table:name="be0910c-her_fwrl_path_reward-FetchPush-v1-qlst" table:display="true" table:show-details="true"/>
                <table:data-pilot-member table:name="be0910c-her_fwrl_path_reward-FetchPushCSL-v1-ddpg" table:display="true" table:show-details="true"/>
                <table:data-pilot-member table:name="be0910c-her_fwrl_path_reward-FetchPushCSL-v1-dqst" table:display="true" table:show-details="true"/>
                <table:data-pilot-member table:name="be0910c-her_fwrl_path_reward-FetchPushCSL-v1-fwrl" table:display="true" table:show-details="true"/>
                <table:data-pilot-member table:name="be0910c-her_fwrl_path_reward-FetchPushCSL-v1-qlst" table:display="true" table:show-details="true"/>
                <table:data-pilot-member table:name="be0910c-her_fwrl_path_reward-FetchPushPR-v1-ddpg" table:display="true" table:show-details="true"/>
                <table:data-pilot-member table:name="be0910c-her_fwrl_path_reward-FetchPushPR-v1-dqst" table:display="true" table:show-details="true"/>
                <table:data-pilot-member table:name="be0910c-her_fwrl_path_reward-FetchPushPR-v1-fwrl" table:display="true" table:show-details="true"/>
                <table:data-pilot-member table:name="be0910c-her_fwrl_path_reward-FetchPushPR-v1-qlst" table:display="true" table:show-details="true"/>
                <table:data-pilot-member table:name="be467df-path_reward_low_thresh_alt-FetchPickAndPlace-v1-ddpg" table:display="true" table:show-details="true"/>
                <table:data-pilot-member table:name="be467df-path_reward_low_thresh_alt-FetchPickAndPlace-v1-qlst" table:display="true" table:show-details="true"/>
                <table:data-pilot-member table:name="be467df-path_reward_low_thresh_alt-FetchPickAndPlacePR-v1-dqst" table:display="true" table:show-details="true"/>
                <table:data-pilot-member table:name="be467df-path_reward_low_thresh_alt-FetchPush-v1-ddpg" table:display="true" table:show-details="true"/>
                <table:data-pilot-member table:name="be467df-path_reward_low_thresh_alt-FetchPush-v1-qlst" table:display="true" table:show-details="true"/>
                <table:data-pilot-member table:name="be467df-path_reward_low_thresh_alt-FetchPushPR-v1-dqst" table:display="true" table:show-details="true"/>
                <table:data-pilot-member table:name="be467df-path_reward_low_thresh_alt-FetchReach-v1-ddpg" table:display="true" table:show-details="true"/>
                <table:data-pilot-member table:name="be467df-path_reward_low_thresh_alt-FetchReach-v1-qlst" table:display="true" table:show-details="true"/>
                <table:data-pilot-member table:name="be467df-path_reward_low_thresh_alt-FetchReachPR-v1-dqst" table:display="true" table:show-details="true"/>
                <table:data-pilot-member table:name="be467df-path_reward_low_thresh_alt-FetchSlide-v1-ddpg" table:display="true" table:show-details="true"/>
                <table:data-pilot-member table:name="be467df-path_reward_low_thresh_alt-FetchSlide-v1-qlst" table:display="true" table:show-details="true"/>
                <table:data-pilot-member table:name="be467df-path_reward_low_thresh_alt-FetchSlidePR-v1-dqst" table:display="true" table:show-details="true"/>
                <table:data-pilot-member table:name="be467df-path_reward_low_thresh_alt-HandManipulateBlockRotateXYZ-v0-ddpg" table:display="true" table:show-details="true"/>
                <table:data-pilot-member table:name="be467df-path_reward_low_thresh_alt-HandManipulateBlockRotateXYZ-v0-qlst" table:display="true" table:show-details="true"/>
                <table:data-pilot-member table:name="be467df-path_reward_low_thresh_alt-HandManipulateBlockRotateXYZPR-v0-dqst" table:display="true" table:show-details="true"/>
                <table:data-pilot-member table:name="be467df-path_reward_low_thresh_alt-HandManipulateEggFull-v0-ddpg" table:display="true" table:show-details="true"/>
                <table:data-pilot-member table:name="be467df-path_reward_low_thresh_alt-HandManipulateEggFull-v0-qlst" table:display="true" table:show-details="true"/>
                <table:data-pilot-member table:name="be467df-path_reward_low_thresh_alt-HandManipulateEggFullPR-v0-dqst" table:display="true" table:show-details="true"/>
                <table:data-pilot-member table:name="be467df-path_reward_low_thresh_alt-HandManipulatePenRotate-v0-ddpg" table:display="true" table:show-details="true"/>
                <table:data-pilot-member table:name="be467df-path_reward_low_thresh_alt-HandManipulatePenRotate-v0-qlst" table:display="true" table:show-details="true"/>
                <table:data-pilot-member table:name="be467df-path_reward_low_thresh_alt-HandManipulatePenRotatePR-v0-dqst" table:display="true" table:show-details="true"/>
                <table:data-pilot-member table:name="be467df-path_reward_low_thresh_alt-HandReach-v0-ddpg" table:display="true" table:show-details="true"/>
                <table:data-pilot-member table:name="be467df-path_reward_low_thresh_alt-HandReach-v0-qlst" table:display="true" table:show-details="true"/>
                <table:data-pilot-member table:name="be467df-path_reward_low_thresh_alt-HandReachPR-v0-dqst" table:display="true" table:show-details="true"/>
                <table:data-pilot-member table:name="bea355d-path_reward-FetchPickAndPlaceSparse-v1-dqst" table:display="true" table:show-details="true"/>
                <table:data-pilot-member table:name="d047a03-FetchReach-v1-fwrl-future" table:display="true" table:show-details="true"/>
                <table:data-pilot-member table:name="d047a03-FetchReach-v1-fwrl-none" table:display="true" table:show-details="true"/>
                <table:data-pilot-member table:name="d047a03-FetchReach-v1-noop-future" table:display="true" table:show-details="true"/>
                <table:data-pilot-member table:name="d047a03-FetchReach-v1-noop-none" table:display="true" table:show-details="true"/>
                <table:data-pilot-member table:name="d047a03-FetchReach-v1-stepfwrl-none" table:display="true" table:show-details="true"/>
                <table:data-pilot-member table:name="d0a8dd4-path_reward-FetchSlideSparse-v1-ddpg" table:display="true" table:show-details="true"/>
                <table:data-pilot-member table:name="d0a8dd4-path_reward-FetchSlideSparse-v1-fwrl" table:display="true" table:show-details="true"/>
                <table:data-pilot-member table:name="d0a8dd4-path_reward-HandManipulateBlockPR-v0-ddpg" table:display="true" table:show-details="true"/>
                <table:data-pilot-member table:name="d0a8dd4-path_reward-HandManipulateBlockPR-v0-dqst" table:display="true" table:show-details="true"/>
                <table:data-pilot-member table:name="d0a8dd4-path_reward-HandManipulateBlockSparse-v0-ddpg" table:display="true" table:show-details="true"/>
                <table:data-pilot-member table:name="d0a8dd4-path_reward-HandManipulateBlockSparse-v0-dqst" table:display="true" table:show-details="true"/>
                <table:data-pilot-member table:name="d0a8dd4-path_reward-HandManipulateEggPR-v0-ddpg" table:display="true" table:show-details="true"/>
                <table:data-pilot-member table:name="d0a8dd4-path_reward-HandManipulateEggPR-v0-dqst" table:display="true" table:show-details="true"/>
                <table:data-pilot-member table:name="d0a8dd4-path_reward-HandManipulateEggSparse-v0-ddpg" table:display="true" table:show-details="true"/>
                <table:data-pilot-member table:name="d0a8dd4-path_reward-HandManipulateEggSparse-v0-dqst" table:display="true" table:show-details="true"/>
                <table:data-pilot-member table:name="d0a8dd4-path_reward-HandManipulatePenPR-v0-ddpg" table:display="true" table:show-details="true"/>
                <table:data-pilot-member table:name="d0a8dd4-path_reward-HandManipulatePenPR-v0-dqst" table:display="true" table:show-details="true"/>
                <table:data-pilot-member table:name="d0a8dd4-path_reward-HandManipulatePenPR-v0-fwrl" table:display="true" table:show-details="true"/>
                <table:data-pilot-member table:name="d0a8dd4-path_reward-HandManipulatePenSparse-v0-ddpg" table:display="true" table:show-details="true"/>
                <table:data-pilot-member table:name="d0a8dd4-path_reward-HandManipulatePenSparse-v0-dqst" table:display="true" table:show-details="true"/>
                <table:data-pilot-member table:name="d0a8dd4-path_reward-HandReachPR-v0-ddpg" table:display="true" table:show-details="true"/>
                <table:data-pilot-member table:name="d0a8dd4-path_reward-HandReachPR-v0-dqst" table:display="true" table:show-details="true"/>
                <table:data-pilot-member table:name="d0a8dd4-path_reward-HandReachPR-v0-fwrl" table:display="true" table:show-details="true"/>
                <table:data-pilot-member table:name="d0a8dd4-path_reward-HandReachSparse-v0-ddpg" table:display="true" table:show-details="true"/>
                <table:data-pilot-member table:name="d0a8dd4-path_reward-HandReachSparse-v0-dqst" table:display="true" table:show-details="true"/>
                <table:data-pilot-member table:name="d0a8dd4-path_reward-HandReachSparse-v0-fwrl" table:display="true" table:show-details="true"/>
                <table:data-pilot-member table:name="d249d2d-ab96d6da-FetchPush-v1-qlst-future" table:display="true" table:show-details="true"/>
                <table:data-pilot-member table:name="d249d2d-c9bfa98b-FetchPush-v1-fwrl-future" table:display="true" table:show-details="true"/>
                <table:data-pilot-member table:name="d249d2d-e273a1bf-FetchPush-v1-qlst-future-loss_term_weights" table:display="true" table:show-details="true"/>
                <table:data-pilot-member table:name="d5cefef-path_reward-FetchPickAndPlacePR-v1-ddpg" table:display="true" table:show-details="true"/>
                <table:data-pilot-member table:name="d5cefef-path_reward-FetchPickAndPlacePR-v1-dqst" table:display="true" table:show-details="true"/>
                <table:data-pilot-member table:name="d5cefef-path_reward-FetchPickAndPlacePR-v1-fwrl" table:display="true" table:show-details="true"/>
                <table:data-pilot-member table:name="d5cefef-path_reward-FetchPickAndPlaceSparse-v1-ddpg" table:display="true" table:show-details="true"/>
                <table:data-pilot-member table:name="d5cefef-path_reward-FetchPickAndPlaceSparse-v1-dqst" table:display="true" table:show-details="true"/>
                <table:data-pilot-member table:name="d5cefef-path_reward-FetchPickAndPlaceSparse-v1-fwrl" table:display="true" table:show-details="true"/>
                <table:data-pilot-member table:name="d5cefef-path_reward-FetchSlidePR-v1-qlst" table:display="true" table:show-details="true"/>
                <table:data-pilot-member table:name="d5cefef-path_reward-HandManipulateBlockPR-v0-ddpg" table:display="true" table:show-details="true"/>
                <table:data-pilot-member table:name="d5cefef-path_reward-HandManipulateBlockPR-v0-dqst" table:display="true" table:show-details="true"/>
                <table:data-pilot-member table:name="d5cefef-path_reward-HandManipulateBlockPR-v0-fwrl" table:display="true" table:show-details="true"/>
                <table:data-pilot-member table:name="d5cefef-path_reward-HandManipulateBlockSparse-v0-ddpg" table:display="true" table:show-details="true"/>
                <table:data-pilot-member table:name="d5cefef-path_reward-HandManipulateBlockSparse-v0-dqst" table:display="true" table:show-details="true"/>
                <table:data-pilot-member table:name="d5cefef-path_reward-HandManipulateBlockSparse-v0-fwrl" table:display="true" table:show-details="true"/>
                <table:data-pilot-member table:name="d5cefef-path_reward-HandManipulateEggPR-v0-ddpg" table:display="true" table:show-details="true"/>
                <table:data-pilot-member table:name="d5cefef-path_reward-HandManipulateEggPR-v0-dqst" table:display="true" table:show-details="true"/>
                <table:data-pilot-member table:name="d5cefef-path_reward-HandManipulateEggPR-v0-fwrl" table:display="true" table:show-details="true"/>
                <table:data-pilot-member table:name="d5cefef-path_reward-HandManipulateEggSparse-v0-ddpg" table:display="true" table:show-details="true"/>
                <table:data-pilot-member table:name="d5cefef-path_reward-HandManipulateEggSparse-v0-dqst" table:display="true" table:show-details="true"/>
                <table:data-pilot-member table:name="d5cefef-path_reward-HandManipulateEggSparse-v0-fwrl" table:display="true" table:show-details="true"/>
                <table:data-pilot-member table:name="d5cefef-path_reward-HandManipulatePenPR-v0-ddpg" table:display="true" table:show-details="true"/>
                <table:data-pilot-member table:name="d5cefef-path_reward-HandManipulatePenPR-v0-dqst" table:display="true" table:show-details="true"/>
                <table:data-pilot-member table:name="d5cefef-path_reward-HandManipulatePenPR-v0-fwrl" table:display="true" table:show-details="true"/>
                <table:data-pilot-member table:name="d5cefef-path_reward-HandManipulatePenSparse-v0-ddpg" table:display="true" table:show-details="true"/>
                <table:data-pilot-member table:name="d5cefef-path_reward-HandManipulatePenSparse-v0-dqst" table:display="true" table:show-details="true"/>
                <table:data-pilot-member table:name="d5cefef-path_reward-HandManipulatePenSparse-v0-fwrl" table:display="true" table:show-details="true"/>
                <table:data-pilot-member table:name="d5cefef-path_reward-HandReachPR-v0-ddpg" table:display="true" table:show-details="true"/>
                <table:data-pilot-member table:name="d5cefef-path_reward-HandReachPR-v0-dqst" table:display="true" table:show-details="true"/>
                <table:data-pilot-member table:name="d5cefef-path_reward-HandReachPR-v0-fwrl" table:display="true" table:show-details="true"/>
                <table:data-pilot-member table:name="d5cefef-path_reward-HandReachSparse-v0-ddpg" table:display="true" table:show-details="true"/>
                <table:data-pilot-member table:name="d5cefef-path_reward-HandReachSparse-v0-dqst" table:display="true" table:show-details="true"/>
                <table:data-pilot-member table:name="d5cefef-path_reward-HandReachSparse-v0-fwrl" table:display="true" table:show-details="true"/>
                <table:data-pilot-member table:name="da35609-path_reward-FetchSlidePR-v1-fwrl" table:display="true" table:show-details="true"/>
                <table:data-pilot-member table:name="e6c870a-FetchPush-v1-stfw-future" table:display="true" table:show-details="true"/>
                <table:data-pilot-member table:name="ea0e35b-FetchPush-v1-fwrl-future" table:display="true" table:show-details="true"/>
                <table:data-pilot-member table:name="ea0e35b-FetchPush-v1-fwrl-none" table:display="true" table:show-details="true"/>
                <table:data-pilot-member table:name="ea0e35b-FetchPush-v1-noop-future" table:display="true" table:show-details="true"/>
                <table:data-pilot-member table:name="ea0e35b-FetchPush-v1-noop-none" table:display="true" table:show-details="true"/>
                <table:data-pilot-member table:name="ea0e35b-FetchPush-v1-stfw-future" table:display="true" table:show-details="true"/>
                <table:data-pilot-member table:name="ea0e35b-FetchPush-v1-stfw-none" table:display="true" table:show-details="true"/>
                <table:data-pilot-member table:name="eb45946-path_reward-FetchSlidePR-v1-dqst" table:display="true" table:show-details="true"/>
                <table:data-pilot-member table:name="ebfc7d6-FetchReach-v1-fwrl" table:display="true" table:show-details="true"/>
                <table:data-pilot-member table:name="ec8c4d1-3144e759-FetchReachPR-v1-dqst-future-her_fwrl_path_reward" table:display="true" table:show-details="true"/>
                <table:data-pilot-member table:name="f0d4cfa-FetchReach-v1-fwrl-none" table:display="true" table:show-details="true"/>
                <table:data-pilot-member table:name="f0d4cfa-FetchReach-v1-herr-none" table:display="true" table:show-details="true"/>
                <table:data-pilot-member table:name="f0d4cfa-FetchReach-v1-noop-none" table:display="true" table:show-details="true"/>
                <table:data-pilot-member table:name="f0d4cfa-FetchReach-v1-stfw-none" table:display="true" table:show-details="true"/>
                <table:data-pilot-member table:name="f84daa7-FetchPush-v1-ddpg-none" table:display="true" table:show-details="true"/>
                <table:data-pilot-member table:name="f84daa7-FetchPush-v1-fwrl-none" table:display="true" table:show-details="true"/>
                <table:data-pilot-member table:name="f84daa7-FetchPush-v1-stfw-none" table:display="true" table:show-details="true"/>
                <table:data-pilot-member table:name="f84daa7-FetchPush-v1-stlo-none" table:display="true" table:show-details="true"/>
                <table:data-pilot-member table:name="f84daa7-FetchPush-v1-stup-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2931034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31462585" table:display="true" table:show-details="true"/>
                <table:data-pilot-member table:name="0.0033163265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50170068" table:display="true" table:show-details="true"/>
                <table:data-pilot-member table:name="0.0056034483" table:display="true" table:show-details="true"/>
                <table:data-pilot-member table:name="0.0057823129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804598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387755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408046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4252874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255102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4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416666667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75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78111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9650936" table:display="true" table:show-details="true"/>
                <table:data-pilot-member table:name="0.0030220464" table:display="true" table:show-details="true"/>
                <table:data-pilot-member table:name="0.0030900338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934643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913482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434622" table:display="true" table:show-details="true"/>
                <table:data-pilot-member table:name="0.0060343838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82433586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5631774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37511993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29567619" table:display="true" table:show-details="true"/>
                <table:data-pilot-member table:name="0.0234109308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6796694" table:display="true" table:show-details="true"/>
                <table:data-pilot-member table:name="0.0260857014" table:display="true" table:show-details="true"/>
                <table:data-pilot-member table:name="0.0263642149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170068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1904762" table:display="true" table:show-details="true"/>
                <table:data-pilot-member table:name="0.0012931034" table:display="true" table:show-details="true"/>
                <table:data-pilot-member table:name="0.0015306122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26360544" table:display="true" table:show-details="true"/>
                <table:data-pilot-member table:name="0.0028061224" table:display="true" table:show-details="true"/>
                <table:data-pilot-member table:name="0.0028911565" table:display="true" table:show-details="true"/>
                <table:data-pilot-member table:name="0.0031462585" table:display="true" table:show-details="true"/>
                <table:data-pilot-member table:name="0.0032312925" table:display="true" table:show-details="true"/>
                <table:data-pilot-member table:name="0.0033163265" table:display="true" table:show-details="true"/>
                <table:data-pilot-member table:name="0.0036564626" table:display="true" table:show-details="true"/>
                <table:data-pilot-member table:name="0.0040816327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47619048" table:display="true" table:show-details="true"/>
                <table:data-pilot-member table:name="0.0050170068" table:display="true" table:show-details="true"/>
                <table:data-pilot-member table:name="0.0053571429" table:display="true" table:show-details="true"/>
                <table:data-pilot-member table:name="0.0056034483" table:display="true" table:show-details="true"/>
                <table:data-pilot-member table:name="0.0056972789" table:display="true" table:show-details="true"/>
                <table:data-pilot-member table:name="0.0057823129" table:display="true" table:show-details="true"/>
                <table:data-pilot-member table:name="0.006037415" table:display="true" table:show-details="true"/>
                <table:data-pilot-member table:name="0.006292517" table:display="true" table:show-details="true"/>
                <table:data-pilot-member table:name="0.006547619" table:display="true" table:show-details="true"/>
                <table:data-pilot-member table:name="0.0068877551" table:display="true" table:show-details="true"/>
                <table:data-pilot-member table:name="0.0070578231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5034014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2687075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585034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306122" table:display="true" table:show-details="true"/>
                <table:data-pilot-member table:name="0.0140804598" table:display="true" table:show-details="true"/>
                <table:data-pilot-member table:name="0.0141156463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540816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051020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0068027" table:display="true" table:show-details="true"/>
                <table:data-pilot-member table:name="0.01709183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792517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047619" table:display="true" table:show-details="true"/>
                <table:data-pilot-member table:name="0.0193877551" table:display="true" table:show-details="true"/>
                <table:data-pilot-member table:name="0.019642857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4931973" table:display="true" table:show-details="true"/>
                <table:data-pilot-member table:name="0.0208333333" table:display="true" table:show-details="true"/>
                <table:data-pilot-member table:name="0.0209183673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3435374" table:display="true" table:show-details="true"/>
                <table:data-pilot-member table:name="0.021408046" table:display="true" table:show-details="true"/>
                <table:data-pilot-member table:name="0.0214285714" table:display="true" table:show-details="true"/>
                <table:data-pilot-member table:name="0.0215986395" table:display="true" table:show-details="true"/>
                <table:data-pilot-member table:name="0.0218537415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7040816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6394558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3197279" table:display="true" table:show-details="true"/>
                <table:data-pilot-member table:name="0.0244252874" table:display="true" table:show-details="true"/>
                <table:data-pilot-member table:name="0.0244897959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170068" table:display="true" table:show-details="true"/>
                <table:data-pilot-member table:name="0.025255102" table:display="true" table:show-details="true"/>
                <table:data-pilot-member table:name="0.0255952381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62755102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7806122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2721088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31632653" table:display="true" table:show-details="true"/>
                <table:data-pilot-member table:name="0.034" table:display="true" table:show-details="true"/>
                <table:data-pilot-member table:name="0.0342687075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397108844" table:display="true" table:show-details="true"/>
                <table:data-pilot-member table:name="0.0416666667" table:display="true" table:show-details="true"/>
                <table:data-pilot-member table:name="0.043792517" table:display="true" table:show-details="true"/>
                <table:data-pilot-member table:name="0.0465136054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4336734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42687075" table:display="true" table:show-details="true"/>
                <table:data-pilot-member table:name="0.0875" table:display="true" table:show-details="true"/>
                <table:data-pilot-member table:name="0.0971088435" table:display="true" table:show-details="true"/>
                <table:data-pilot-member table:name="0.099829932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19959089" table:display="true" table:show-details="true"/>
                <table:data-pilot-member table:name="0.0020978106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252209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559124" table:display="true" table:show-details="true"/>
                <table:data-pilot-member table:name="0.002678111" table:display="true" table:show-details="true"/>
                <table:data-pilot-member table:name="0.0026982952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7780707" table:display="true" table:show-details="true"/>
                <table:data-pilot-member table:name="0.0028281632" table:display="true" table:show-details="true"/>
                <table:data-pilot-member table:name="0.0028298681" table:display="true" table:show-details="true"/>
                <table:data-pilot-member table:name="0.0028997667" table:display="true" table:show-details="true"/>
                <table:data-pilot-member table:name="0.0029650936" table:display="true" table:show-details="true"/>
                <table:data-pilot-member table:name="0.0029707065" table:display="true" table:show-details="true"/>
                <table:data-pilot-member table:name="0.002983597" table:display="true" table:show-details="true"/>
                <table:data-pilot-member table:name="0.0029979576" table:display="true" table:show-details="true"/>
                <table:data-pilot-member table:name="0.0030011554" table:display="true" table:show-details="true"/>
                <table:data-pilot-member table:name="0.0030220464" table:display="true" table:show-details="true"/>
                <table:data-pilot-member table:name="0.0030362849" table:display="true" table:show-details="true"/>
                <table:data-pilot-member table:name="0.003045981" table:display="true" table:show-details="true"/>
                <table:data-pilot-member table:name="0.0030556871" table:display="true" table:show-details="true"/>
                <table:data-pilot-member table:name="0.0030861084" table:display="true" table:show-details="true"/>
                <table:data-pilot-member table:name="0.0030886998" table:display="true" table:show-details="true"/>
                <table:data-pilot-member table:name="0.0030900338" table:display="true" table:show-details="true"/>
                <table:data-pilot-member table:name="0.0031396613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792486" table:display="true" table:show-details="true"/>
                <table:data-pilot-member table:name="0.0032899328" table:display="true" table:show-details="true"/>
                <table:data-pilot-member table:name="0.0032934643" table:display="true" table:show-details="true"/>
                <table:data-pilot-member table:name="0.0033414415" table:display="true" table:show-details="true"/>
                <table:data-pilot-member table:name="0.0033459566" table:display="true" table:show-details="true"/>
                <table:data-pilot-member table:name="0.003372879" table:display="true" table:show-details="true"/>
                <table:data-pilot-member table:name="0.0033734765" table:display="true" table:show-details="true"/>
                <table:data-pilot-member table:name="0.003518371" table:display="true" table:show-details="true"/>
                <table:data-pilot-member table:name="0.0036564464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071039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075727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2603088" table:display="true" table:show-details="true"/>
                <table:data-pilot-member table:name="0.0042649346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5608969" table:display="true" table:show-details="true"/>
                <table:data-pilot-member table:name="0.0046134039" table:display="true" table:show-details="true"/>
                <table:data-pilot-member table:name="0.0046155481" table:display="true" table:show-details="true"/>
                <table:data-pilot-member table:name="0.0047438656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044369" table:display="true" table:show-details="true"/>
                <table:data-pilot-member table:name="0.0048222453" table:display="true" table:show-details="true"/>
                <table:data-pilot-member table:name="0.0048641225" table:display="true" table:show-details="true"/>
                <table:data-pilot-member table:name="0.0048913482" table:display="true" table:show-details="true"/>
                <table:data-pilot-member table:name="0.004904207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1070677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37083" table:display="true" table:show-details="true"/>
                <table:data-pilot-member table:name="0.0054434622" table:display="true" table:show-details="true"/>
                <table:data-pilot-member table:name="0.0057663046" table:display="true" table:show-details="true"/>
                <table:data-pilot-member table:name="0.0060343838" table:display="true" table:show-details="true"/>
                <table:data-pilot-member table:name="0.0062395632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0603896" table:display="true" table:show-details="true"/>
                <table:data-pilot-member table:name="0.007127917" table:display="true" table:show-details="true"/>
                <table:data-pilot-member table:name="0.0072338447" table:display="true" table:show-details="true"/>
                <table:data-pilot-member table:name="0.007279776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76084798" table:display="true" table:show-details="true"/>
                <table:data-pilot-member table:name="0.0082433586" table:display="true" table:show-details="true"/>
                <table:data-pilot-member table:name="0.0084899497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87162355" table:display="true" table:show-details="true"/>
                <table:data-pilot-member table:name="0.0090765131" table:display="true" table:show-details="true"/>
                <table:data-pilot-member table:name="0.0091499788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578529" table:display="true" table:show-details="true"/>
                <table:data-pilot-member table:name="0.0097706471" table:display="true" table:show-details="true"/>
                <table:data-pilot-member table:name="0.0098054384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042994" table:display="true" table:show-details="true"/>
                <table:data-pilot-member table:name="0.0103347443" table:display="true" table:show-details="true"/>
                <table:data-pilot-member table:name="0.0105031997" table:display="true" table:show-details="true"/>
                <table:data-pilot-member table:name="0.0105631774" table:display="true" table:show-details="true"/>
                <table:data-pilot-member table:name="0.0106369716" table:display="true" table:show-details="true"/>
                <table:data-pilot-member table:name="0.0108560716" table:display="true" table:show-details="true"/>
                <table:data-pilot-member table:name="0.0111833603" table:display="true" table:show-details="true"/>
                <table:data-pilot-member table:name="0.0114680039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2384933" table:display="true" table:show-details="true"/>
                <table:data-pilot-member table:name="0.0124485612" table:display="true" table:show-details="true"/>
                <table:data-pilot-member table:name="0.0124806471" table:display="true" table:show-details="true"/>
                <table:data-pilot-member table:name="0.0124905599" table:display="true" table:show-details="true"/>
                <table:data-pilot-member table:name="0.0137511993" table:display="true" table:show-details="true"/>
                <table:data-pilot-member table:name="0.0138756727" table:display="true" table:show-details="true"/>
                <table:data-pilot-member table:name="0.0140156744" table:display="true" table:show-details="true"/>
                <table:data-pilot-member table:name="0.0143457259" table:display="true" table:show-details="true"/>
                <table:data-pilot-member table:name="0.0145585435" table:display="true" table:show-details="true"/>
                <table:data-pilot-member table:name="0.0157881237" table:display="true" table:show-details="true"/>
                <table:data-pilot-member table:name="0.0172376769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14525044" table:display="true" table:show-details="true"/>
                <table:data-pilot-member table:name="0.0221551878" table:display="true" table:show-details="true"/>
                <table:data-pilot-member table:name="0.0228745869" table:display="true" table:show-details="true"/>
                <table:data-pilot-member table:name="0.0229567619" table:display="true" table:show-details="true"/>
                <table:data-pilot-member table:name="0.0229699161" table:display="true" table:show-details="true"/>
                <table:data-pilot-member table:name="0.0230453731" table:display="true" table:show-details="true"/>
                <table:data-pilot-member table:name="0.0234109308" table:display="true" table:show-details="true"/>
                <table:data-pilot-member table:name="0.023411788" table:display="true" table:show-details="true"/>
                <table:data-pilot-member table:name="0.0237797341" table:display="true" table:show-details="true"/>
                <table:data-pilot-member table:name="0.02384738" table:display="true" table:show-details="true"/>
                <table:data-pilot-member table:name="0.0240829393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6124767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054416" table:display="true" table:show-details="true"/>
                <table:data-pilot-member table:name="0.0253125554" table:display="true" table:show-details="true"/>
                <table:data-pilot-member table:name="0.025368281" table:display="true" table:show-details="true"/>
                <table:data-pilot-member table:name="0.0254499592" table:display="true" table:show-details="true"/>
                <table:data-pilot-member table:name="0.0256796694" table:display="true" table:show-details="true"/>
                <table:data-pilot-member table:name="0.0258764788" table:display="true" table:show-details="true"/>
                <table:data-pilot-member table:name="0.0260857014" table:display="true" table:show-details="true"/>
                <table:data-pilot-member table:name="0.0263507396" table:display="true" table:show-details="true"/>
                <table:data-pilot-member table:name="0.0263642149" table:display="true" table:show-details="true"/>
                <table:data-pilot-member table:name="0.0265336345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3742624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0273722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8:07:11.133956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18:07:33.277191864</dc:date>
    <meta:editing-duration>PT45M12S</meta:editing-duration>
    <meta:editing-cycles>11</meta:editing-cycles>
    <meta:generator>LibreOffice/5.1.6.2$Linux_X86_64 LibreOffice_project/10m0$Build-2</meta:generator>
    <meta:document-statistic meta:table-count="3" meta:cell-count="8339" meta:object-count="0"/>
  </office:meta>
</office:document-meta>
</file>